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loext:graphic-properties draw:fill-gradient-name="gradient" draw:fill-hatch-name="hatch"/>
      <style:paragraph-properties fo:margin-left="0cm" fo:margin-right="0cm" fo:margin-top="0cm" fo:margin-bottom="0cm" style:contextual-spacing="false" fo:line-height="200%" fo:text-indent="0cm" style:auto-text-indent="false"/>
      <style:text-properties style:use-window-font-color="true" loext:opacity="0%" fo:font-size="12pt" fo:language="en" fo:country="CA" officeooo:rsid="005d6a28" officeooo:paragraph-rsid="005d6a28" style:letter-kerning="true" style:font-name-asian="Noto Serif CJK SC" style:font-size-asian="12pt" style:language-asian="zh" style:country-asian="CN" style:font-name-complex="Lohit Devanagari1" style:font-size-complex="12pt" style:language-complex="hi" style:country-complex="IN"/>
    </style:style>
    <style:style style:name="P2" style:family="paragraph" style:parent-style-name="Standard">
      <style:paragraph-properties fo:margin-left="0cm" fo:margin-right="0cm" fo:margin-top="0cm" fo:margin-bottom="0cm" style:contextual-spacing="false" fo:line-height="200%" fo:text-indent="0cm" style:auto-text-indent="false"/>
      <style:text-properties fo:color="#c9211e" loext:opacity="100%" fo:font-size="12pt" fo:language="en" fo:country="CA" officeooo:paragraph-rsid="003cb7be" style:letter-kerning="true" style:font-name-asian="Noto Serif CJK SC" style:font-size-asian="12pt" style:language-asian="zh" style:country-asian="CN" style:font-name-complex="Lohit Devanagari1" style:font-size-complex="12pt" style:language-complex="hi" style:country-complex="IN"/>
    </style:style>
    <style:style style:name="P3" style:family="paragraph" style:parent-style-name="Text_20_body">
      <style:paragraph-properties fo:margin-left="0cm" fo:margin-right="0cm" fo:margin-top="0cm" fo:margin-bottom="0cm" style:contextual-spacing="false" fo:line-height="200%" fo:text-indent="0cm" style:auto-text-indent="false"/>
      <style:text-properties fo:font-size="14pt" fo:font-style="italic" fo:font-weight="normal" officeooo:paragraph-rsid="007a5307" style:font-size-asian="14pt" style:font-style-asian="italic" style:font-weight-asian="normal" style:font-size-complex="12pt" style:font-style-complex="italic" style:font-weight-complex="normal"/>
    </style:style>
    <style:style style:name="P4" style:family="paragraph" style:parent-style-name="Text_20_body">
      <style:paragraph-properties fo:margin-left="0cm" fo:margin-right="0cm" fo:margin-top="0cm" fo:margin-bottom="0cm" style:contextual-spacing="false" fo:line-height="200%" fo:text-indent="0cm" style:auto-text-indent="false"/>
      <style:text-properties officeooo:paragraph-rsid="0092e465"/>
    </style:style>
    <style:style style:name="P5" style:family="paragraph" style:parent-style-name="Text_20_body">
      <style:paragraph-properties fo:margin-left="0cm" fo:margin-right="0cm" fo:margin-top="0cm" fo:margin-bottom="0cm" style:contextual-spacing="false" fo:line-height="200%" fo:text-indent="0cm" style:auto-text-indent="false"/>
    </style:style>
    <style:style style:name="P6" style:family="paragraph" style:parent-style-name="Text_20_body">
      <style:paragraph-properties fo:margin-top="0cm" fo:margin-bottom="0cm" style:contextual-spacing="false" fo:line-height="200%"/>
    </style:style>
    <style:style style:name="P7" style:family="paragraph" style:parent-style-name="Text_20_body">
      <style:paragraph-properties fo:margin-left="0cm" fo:margin-right="0cm" fo:margin-top="0cm" fo:margin-bottom="0cm" style:contextual-spacing="false" fo:line-height="200%" fo:text-indent="0cm" style:auto-text-indent="false"/>
      <style:text-properties officeooo:paragraph-rsid="008566a5"/>
    </style:style>
    <style:style style:name="P8" style:family="paragraph" style:parent-style-name="Text_20_body">
      <style:paragraph-properties fo:margin-left="0cm" fo:margin-right="0cm" fo:margin-top="0cm" fo:margin-bottom="0cm" style:contextual-spacing="false" fo:line-height="200%" fo:text-indent="0cm" style:auto-text-indent="false"/>
      <style:text-properties officeooo:paragraph-rsid="0065c1e3"/>
    </style:style>
    <style:style style:name="P9" style:family="paragraph" style:parent-style-name="Text_20_body">
      <style:paragraph-properties fo:margin-left="0cm" fo:margin-right="0cm" fo:margin-top="0cm" fo:margin-bottom="0cm" style:contextual-spacing="false" fo:line-height="200%" fo:text-indent="0cm" style:auto-text-indent="false"/>
      <style:text-properties officeooo:paragraph-rsid="005c84a4"/>
    </style:style>
    <style:style style:name="P10" style:family="paragraph" style:parent-style-name="Text_20_body">
      <style:paragraph-properties fo:margin-left="0cm" fo:margin-right="0cm" fo:margin-top="0cm" fo:margin-bottom="0cm" style:contextual-spacing="false" fo:line-height="200%" fo:text-indent="0cm" style:auto-text-indent="false"/>
      <style:text-properties officeooo:paragraph-rsid="006936b7"/>
    </style:style>
    <style:style style:name="P11" style:family="paragraph" style:parent-style-name="Text_20_body">
      <style:paragraph-properties fo:margin-left="0cm" fo:margin-right="0cm" fo:margin-top="0cm" fo:margin-bottom="0cm" style:contextual-spacing="false" fo:line-height="200%" fo:text-indent="0cm" style:auto-text-indent="false"/>
      <style:text-properties officeooo:paragraph-rsid="00566834"/>
    </style:style>
    <style:style style:name="P12" style:family="paragraph" style:parent-style-name="Text_20_body">
      <style:paragraph-properties fo:margin-left="0cm" fo:margin-right="0cm" fo:margin-top="0cm" fo:margin-bottom="0cm" style:contextual-spacing="false" fo:line-height="200%" fo:text-indent="0cm" style:auto-text-indent="false"/>
      <style:text-properties officeooo:paragraph-rsid="006a9b67"/>
    </style:style>
    <style:style style:name="P13" style:family="paragraph" style:parent-style-name="Text_20_body">
      <style:paragraph-properties fo:margin-left="0cm" fo:margin-right="0cm" fo:margin-top="0cm" fo:margin-bottom="0cm" style:contextual-spacing="false" fo:line-height="200%" fo:text-indent="0cm" style:auto-text-indent="false"/>
      <style:text-properties officeooo:paragraph-rsid="005d6a28"/>
    </style:style>
    <style:style style:name="P14"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0f2fb1" officeooo:paragraph-rsid="0012c310" style:font-size-asian="12pt" style:font-size-complex="12pt"/>
    </style:style>
    <style:style style:name="P15"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0c0074" officeooo:paragraph-rsid="000c0074" style:font-size-asian="12pt" style:font-size-complex="12pt"/>
    </style:style>
    <style:style style:name="P16"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2abf13" officeooo:paragraph-rsid="00295d6c" style:font-size-asian="12pt" style:font-size-complex="12pt"/>
    </style:style>
    <style:style style:name="P17"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33c4b9" officeooo:paragraph-rsid="0092e465" style:font-size-asian="12pt" style:font-size-complex="12pt"/>
    </style:style>
    <style:style style:name="P18"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304b43" style:font-size-asian="12pt" style:font-size-complex="12pt"/>
    </style:style>
    <style:style style:name="P19" style:family="paragraph" style:parent-style-name="Text_20_body">
      <style:paragraph-properties fo:margin-top="0cm" fo:margin-bottom="0cm" style:contextual-spacing="false" fo:line-height="200%"/>
      <style:text-properties fo:font-weight="bold" style:font-weight-asian="bold" style:font-weight-complex="bold"/>
    </style:style>
    <style:style style:name="P20" style:family="paragraph" style:parent-style-name="Heading_20_1">
      <style:paragraph-properties fo:margin-left="0cm" fo:margin-right="0cm" fo:margin-top="0cm" fo:margin-bottom="0cm" style:contextual-spacing="false" fo:line-height="200%" fo:text-indent="0cm" style:auto-text-indent="false"/>
      <style:text-properties fo:font-size="16pt" style:font-size-asian="16pt" style:font-size-complex="16pt"/>
    </style:style>
    <style:style style:name="P21" style:family="paragraph" style:parent-style-name="Heading_20_2">
      <style:paragraph-properties fo:margin-left="0cm" fo:margin-right="0cm" fo:margin-top="0cm" fo:margin-bottom="0cm" style:contextual-spacing="false" fo:line-height="200%" fo:text-indent="0cm" style:auto-text-indent="false"/>
      <style:text-properties fo:font-size="14pt" style:font-size-asian="14pt" style:font-size-complex="14pt"/>
    </style:style>
    <style:style style:name="P22" style:family="paragraph" style:parent-style-name="Heading_20_2">
      <style:paragraph-properties fo:margin-left="0cm" fo:margin-right="0cm" fo:margin-top="0cm" fo:margin-bottom="0cm" style:contextual-spacing="false" fo:line-height="200%" fo:text-indent="0cm" style:auto-text-indent="false"/>
      <style:text-properties fo:font-size="14pt" officeooo:rsid="000b566b" officeooo:paragraph-rsid="000b566b" style:font-size-asian="14pt" style:font-size-complex="14pt"/>
    </style:style>
    <style:style style:name="P23" style:family="paragraph" style:parent-style-name="Heading_20_2">
      <style:paragraph-properties fo:margin-left="0cm" fo:margin-right="0cm" fo:margin-top="0cm" fo:margin-bottom="0cm" style:contextual-spacing="false" fo:line-height="200%" fo:text-indent="0cm" style:auto-text-indent="false"/>
      <style:text-properties fo:font-size="14pt" officeooo:rsid="005c84a4" officeooo:paragraph-rsid="005c84a4" style:font-size-asian="14pt" style:font-size-complex="14pt"/>
    </style:style>
    <style:style style:name="P24" style:family="paragraph" style:parent-style-name="Heading_20_2" style:list-style-name="">
      <style:paragraph-properties fo:margin-left="0cm" fo:margin-right="0cm" fo:margin-top="0cm" fo:margin-bottom="0cm" style:contextual-spacing="false" fo:line-height="200%" fo:text-indent="0cm" style:auto-text-indent="false"/>
      <style:text-properties fo:font-size="14pt" officeooo:rsid="00969a23" officeooo:paragraph-rsid="00969a23" style:font-size-asian="14pt" style:font-size-complex="14pt"/>
    </style:style>
    <style:style style:name="P25" style:family="paragraph" style:parent-style-name="Heading_20_2">
      <style:paragraph-properties fo:margin-left="0cm" fo:margin-right="0cm" fo:margin-top="0cm" fo:margin-bottom="0cm" style:contextual-spacing="false" fo:text-indent="0cm" style:auto-text-indent="false" fo:break-before="page"/>
      <style:text-properties fo:font-size="14pt" style:font-size-asian="14pt" style:font-size-complex="14pt"/>
    </style:style>
    <style:style style:name="P26" style:family="paragraph" style:parent-style-name="Heading_20_2">
      <style:paragraph-properties fo:margin-left="0cm" fo:margin-right="0cm" fo:margin-top="0cm" fo:margin-bottom="0cm" style:contextual-spacing="false" fo:line-height="200%" fo:text-indent="0cm" style:auto-text-indent="false"/>
      <style:text-properties officeooo:paragraph-rsid="0092e465"/>
    </style:style>
    <style:style style:name="P27" style:family="paragraph" style:parent-style-name="Heading_20_2" style:list-style-name="">
      <style:paragraph-properties fo:margin-left="0cm" fo:margin-right="0cm" fo:margin-top="0cm" fo:margin-bottom="0cm" style:contextual-spacing="false" fo:line-height="200%" fo:text-indent="0cm" style:auto-text-indent="false"/>
    </style:style>
    <style:style style:name="P28" style:family="paragraph" style:parent-style-name="Heading_20_2">
      <style:paragraph-properties fo:margin-left="0cm" fo:margin-right="0cm" fo:margin-top="0cm" fo:margin-bottom="0cm" style:contextual-spacing="false" fo:line-height="200%" fo:text-indent="0cm" style:auto-text-indent="false"/>
      <style:text-properties officeooo:rsid="000b566b" officeooo:paragraph-rsid="000b566b"/>
    </style:style>
    <style:style style:name="P29" style:family="paragraph" style:parent-style-name="Text_20_body">
      <style:paragraph-properties fo:margin-top="0cm" fo:margin-bottom="0cm" style:contextual-spacing="false" fo:line-height="200%"/>
      <style:text-properties officeooo:paragraph-rsid="0094b152"/>
    </style:style>
    <style:style style:name="P30" style:family="paragraph" style:parent-style-name="Text_20_body">
      <style:paragraph-properties fo:margin-left="0cm" fo:margin-right="0cm" fo:margin-top="0cm" fo:margin-bottom="0cm" style:contextual-spacing="false" fo:line-height="200%" fo:text-indent="0cm" style:auto-text-indent="false"/>
      <style:text-properties officeooo:paragraph-rsid="008e9059"/>
    </style:style>
    <style:style style:name="P31" style:family="paragraph" style:parent-style-name="Text_20_body">
      <style:paragraph-properties fo:margin-left="0cm" fo:margin-right="0cm" fo:margin-top="0cm" fo:margin-bottom="0cm" style:contextual-spacing="false" fo:line-height="200%" fo:text-indent="0cm" style:auto-text-indent="false"/>
      <style:text-properties officeooo:paragraph-rsid="009e183a"/>
    </style:style>
    <style:style style:name="P32" style:family="paragraph" style:parent-style-name="Text_20_body">
      <style:paragraph-properties fo:margin-left="0cm" fo:margin-right="0cm" fo:margin-top="0cm" fo:margin-bottom="0cm" style:contextual-spacing="false" fo:line-height="200%" fo:text-indent="0cm" style:auto-text-indent="false"/>
      <style:text-properties officeooo:paragraph-rsid="009ef831"/>
    </style:style>
    <style:style style:name="P33" style:family="paragraph" style:parent-style-name="Text_20_body">
      <style:paragraph-properties fo:margin-left="0cm" fo:margin-right="0cm" fo:margin-top="0cm" fo:margin-bottom="0cm" style:contextual-spacing="false" fo:line-height="200%" fo:text-indent="0cm" style:auto-text-indent="false"/>
      <style:text-properties officeooo:paragraph-rsid="007c51f9"/>
    </style:style>
    <style:style style:name="P34" style:family="paragraph" style:parent-style-name="Text_20_body">
      <style:paragraph-properties fo:margin-left="0cm" fo:margin-right="0cm" fo:margin-top="0cm" fo:margin-bottom="0cm" style:contextual-spacing="false" fo:line-height="200%" fo:text-indent="0cm" style:auto-text-indent="false"/>
    </style:style>
    <style:style style:name="P35" style:family="paragraph" style:parent-style-name="Text_20_body">
      <style:paragraph-properties fo:margin-top="0cm" fo:margin-bottom="0cm" style:contextual-spacing="false" fo:line-height="200%"/>
    </style:style>
    <style:style style:name="P36" style:family="paragraph" style:parent-style-name="Text_20_body">
      <style:paragraph-properties fo:margin-top="0cm" fo:margin-bottom="0cm" style:contextual-spacing="false" fo:line-height="200%"/>
      <style:text-properties officeooo:paragraph-rsid="00a7a799"/>
    </style:style>
    <style:style style:name="P37" style:family="paragraph" style:parent-style-name="Text_20_body">
      <style:paragraph-properties fo:margin-left="0cm" fo:margin-right="0cm" fo:margin-top="0cm" fo:margin-bottom="0cm" style:contextual-spacing="false" fo:line-height="200%" fo:text-indent="0cm" style:auto-text-indent="false"/>
      <style:text-properties officeooo:rsid="009a1d56" officeooo:paragraph-rsid="009a1d56"/>
    </style:style>
    <style:style style:name="P38"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33c4b9" officeooo:paragraph-rsid="0092e465" style:font-size-asian="12pt" style:font-size-complex="12pt"/>
    </style:style>
    <style:style style:name="P39"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9b7a74" officeooo:paragraph-rsid="009b7a74" style:font-size-asian="12pt" style:font-size-complex="12pt"/>
    </style:style>
    <style:style style:name="P40" style:family="paragraph" style:parent-style-name="Text_20_body">
      <style:paragraph-properties fo:margin-left="0cm" fo:margin-right="0cm" fo:margin-top="0cm" fo:margin-bottom="0cm" style:contextual-spacing="false" fo:line-height="200%" fo:text-indent="0cm" style:auto-text-indent="false"/>
      <style:text-properties officeooo:rsid="00a0197e" officeooo:paragraph-rsid="00a0197e"/>
    </style:style>
    <style:style style:name="P41" style:family="paragraph" style:parent-style-name="Text_20_body">
      <style:paragraph-properties fo:margin-left="0cm" fo:margin-right="0cm" fo:margin-top="0cm" fo:margin-bottom="0cm" style:contextual-spacing="false" fo:line-height="200%" fo:text-indent="0cm" style:auto-text-indent="false"/>
      <style:text-properties officeooo:rsid="00a2169c" officeooo:paragraph-rsid="00a2169c"/>
    </style:style>
    <style:style style:name="P42" style:family="paragraph" style:parent-style-name="Text_20_body">
      <style:paragraph-properties fo:margin-top="0cm" fo:margin-bottom="0cm" style:contextual-spacing="false" fo:line-height="200%"/>
      <style:text-properties style:use-window-font-color="true" loext:opacity="0%" officeooo:rsid="005c84a4"/>
    </style:style>
    <style:style style:name="P43" style:family="paragraph" style:parent-style-name="Text_20_body">
      <style:paragraph-properties fo:margin-left="0cm" fo:margin-right="0cm" fo:margin-top="0cm" fo:margin-bottom="0cm" style:contextual-spacing="false" fo:line-height="200%" fo:text-indent="0cm" style:auto-text-indent="false"/>
      <style:text-properties style:use-window-font-color="true" loext:opacity="0%" officeooo:rsid="005c84a4" officeooo:paragraph-rsid="00a7a799"/>
    </style:style>
    <style:style style:name="P44" style:family="paragraph" style:parent-style-name="Text_20_body">
      <style:paragraph-properties fo:margin-top="0cm" fo:margin-bottom="0cm" style:contextual-spacing="false" fo:line-height="200%"/>
      <style:text-properties officeooo:rsid="00a96274" officeooo:paragraph-rsid="00a96274"/>
    </style:style>
    <style:style style:name="T1" style:family="text">
      <style:text-properties fo:font-size="12pt" style:font-size-asian="12pt" style:font-size-complex="12pt"/>
    </style:style>
    <style:style style:name="T2" style:family="text">
      <style:text-properties fo:font-size="12pt" officeooo:rsid="000c0074" style:font-size-asian="12pt" style:font-size-complex="12pt"/>
    </style:style>
    <style:style style:name="T3" style:family="text">
      <style:text-properties fo:font-size="12pt" officeooo:rsid="0012c310" style:font-size-asian="12pt" style:font-size-complex="12pt"/>
    </style:style>
    <style:style style:name="T4" style:family="text">
      <style:text-properties fo:font-size="12pt" officeooo:rsid="00155e43" style:font-size-asian="12pt" style:font-size-complex="12pt"/>
    </style:style>
    <style:style style:name="T5" style:family="text">
      <style:text-properties fo:font-size="12pt" officeooo:rsid="00162d0d" style:font-size-asian="12pt" style:font-size-complex="12pt"/>
    </style:style>
    <style:style style:name="T6" style:family="text">
      <style:text-properties fo:font-size="12pt" officeooo:rsid="001791c1" style:font-size-asian="12pt" style:font-size-complex="12pt"/>
    </style:style>
    <style:style style:name="T7" style:family="text">
      <style:text-properties fo:font-size="12pt" officeooo:rsid="0018442d" style:font-size-asian="12pt" style:font-size-complex="12pt"/>
    </style:style>
    <style:style style:name="T8" style:family="text">
      <style:text-properties fo:font-size="12pt" officeooo:rsid="0019901b" style:font-size-asian="12pt" style:font-size-complex="12pt"/>
    </style:style>
    <style:style style:name="T9" style:family="text">
      <style:text-properties fo:font-size="12pt" officeooo:rsid="002237ef" style:font-size-asian="12pt" style:font-size-complex="12pt"/>
    </style:style>
    <style:style style:name="T10" style:family="text">
      <style:text-properties fo:font-size="12pt" officeooo:rsid="0023486f" style:font-size-asian="12pt" style:font-size-complex="12pt"/>
    </style:style>
    <style:style style:name="T11" style:family="text">
      <style:text-properties fo:font-size="12pt" officeooo:rsid="0023b59a" style:font-size-asian="12pt" style:font-size-complex="12pt"/>
    </style:style>
    <style:style style:name="T12" style:family="text">
      <style:text-properties fo:font-size="12pt" officeooo:rsid="00265d3d" style:font-size-asian="12pt" style:font-size-complex="12pt"/>
    </style:style>
    <style:style style:name="T13" style:family="text">
      <style:text-properties fo:font-size="12pt" officeooo:rsid="0027b374" style:font-size-asian="12pt" style:font-size-complex="12pt"/>
    </style:style>
    <style:style style:name="T14" style:family="text">
      <style:text-properties fo:font-size="12pt" officeooo:rsid="0028182a" style:font-size-asian="12pt" style:font-size-complex="12pt"/>
    </style:style>
    <style:style style:name="T15" style:family="text">
      <style:text-properties fo:font-size="12pt" officeooo:rsid="002a5855" style:font-size-asian="12pt" style:font-size-complex="12pt"/>
    </style:style>
    <style:style style:name="T16" style:family="text">
      <style:text-properties fo:font-size="12pt" officeooo:rsid="002e8708" style:font-size-asian="12pt" style:font-size-complex="12pt"/>
    </style:style>
    <style:style style:name="T17" style:family="text">
      <style:text-properties fo:font-size="12pt" officeooo:rsid="0031a315" style:font-size-asian="12pt" style:font-size-complex="12pt"/>
    </style:style>
    <style:style style:name="T18" style:family="text">
      <style:text-properties fo:font-size="12pt" officeooo:rsid="0033c4b9" style:font-size-asian="12pt" style:font-size-complex="12pt"/>
    </style:style>
    <style:style style:name="T19" style:family="text">
      <style:text-properties fo:font-size="12pt" officeooo:rsid="003ef340" style:font-size-asian="12pt" style:font-size-complex="12pt"/>
    </style:style>
    <style:style style:name="T20" style:family="text">
      <style:text-properties fo:font-size="12pt" officeooo:rsid="00416975" style:font-size-asian="12pt" style:font-size-complex="12pt"/>
    </style:style>
    <style:style style:name="T21" style:family="text">
      <style:text-properties fo:font-size="12pt" officeooo:rsid="0043c641" style:font-size-asian="12pt" style:font-size-complex="12pt"/>
    </style:style>
    <style:style style:name="T22" style:family="text">
      <style:text-properties fo:font-size="12pt" officeooo:rsid="0044ca8c" style:font-size-asian="12pt" style:font-size-complex="12pt"/>
    </style:style>
    <style:style style:name="T23" style:family="text">
      <style:text-properties fo:font-size="12pt" officeooo:rsid="002d0b0e" style:font-size-asian="12pt" style:font-size-complex="12pt"/>
    </style:style>
    <style:style style:name="T24" style:family="text">
      <style:text-properties fo:font-size="12pt" officeooo:rsid="00304b43" style:font-size-asian="12pt" style:font-size-complex="12pt"/>
    </style:style>
    <style:style style:name="T25" style:family="text">
      <style:text-properties fo:font-size="12pt" officeooo:rsid="00471c0c" style:font-size-asian="12pt" style:font-size-complex="12pt"/>
    </style:style>
    <style:style style:name="T26" style:family="text">
      <style:text-properties fo:font-size="12pt" officeooo:rsid="00312896" style:font-size-asian="12pt" style:font-size-complex="12pt"/>
    </style:style>
    <style:style style:name="T27" style:family="text">
      <style:text-properties fo:font-size="12pt" officeooo:rsid="0048eaa6" style:font-size-asian="12pt" style:font-size-complex="12pt"/>
    </style:style>
    <style:style style:name="T28" style:family="text">
      <style:text-properties fo:font-size="12pt" officeooo:rsid="0031c5c9" style:font-size-asian="12pt" style:font-size-complex="12pt"/>
    </style:style>
    <style:style style:name="T29" style:family="text">
      <style:text-properties fo:font-size="12pt" officeooo:rsid="004986bd" style:font-size-asian="12pt" style:font-size-complex="12pt"/>
    </style:style>
    <style:style style:name="T30" style:family="text">
      <style:text-properties fo:font-size="12pt" officeooo:rsid="004e3f4b" style:font-size-asian="12pt" style:font-size-complex="12pt"/>
    </style:style>
    <style:style style:name="T31" style:family="text">
      <style:text-properties fo:font-size="12pt" officeooo:rsid="004ff910" style:font-size-asian="12pt" style:font-size-complex="12pt"/>
    </style:style>
    <style:style style:name="T32" style:family="text">
      <style:text-properties fo:font-size="12pt" officeooo:rsid="0051aecd" style:font-size-asian="12pt" style:font-size-complex="12pt"/>
    </style:style>
    <style:style style:name="T33" style:family="text">
      <style:text-properties fo:font-size="12pt" officeooo:rsid="00615f6d" style:font-size-asian="12pt" style:font-size-complex="12pt"/>
    </style:style>
    <style:style style:name="T34" style:family="text">
      <style:text-properties fo:font-size="12pt" officeooo:rsid="0061ea6a" style:font-size-asian="12pt" style:font-size-complex="12pt"/>
    </style:style>
    <style:style style:name="T35" style:family="text">
      <style:text-properties fo:font-size="12pt" officeooo:rsid="006385aa" style:font-size-asian="12pt" style:font-size-complex="12pt"/>
    </style:style>
    <style:style style:name="T36" style:family="text">
      <style:text-properties fo:font-size="12pt" officeooo:rsid="006423ba" style:font-size-asian="12pt" style:font-size-complex="12pt"/>
    </style:style>
    <style:style style:name="T37" style:family="text">
      <style:text-properties fo:font-size="12pt" officeooo:rsid="0065c1e3" style:font-size-asian="12pt" style:font-size-complex="12pt"/>
    </style:style>
    <style:style style:name="T38" style:family="text">
      <style:text-properties fo:font-size="12pt" officeooo:rsid="00671be2" style:font-size-asian="12pt" style:font-size-complex="12pt"/>
    </style:style>
    <style:style style:name="T39" style:family="text">
      <style:text-properties fo:font-size="12pt" officeooo:rsid="00680ce8" style:font-size-asian="12pt" style:font-size-complex="12pt"/>
    </style:style>
    <style:style style:name="T40" style:family="text">
      <style:text-properties fo:font-size="12pt" officeooo:rsid="006eef7c" style:font-size-asian="12pt" style:font-size-complex="12pt"/>
    </style:style>
    <style:style style:name="T41" style:family="text">
      <style:text-properties fo:font-size="12pt" officeooo:rsid="00727715" style:font-size-asian="12pt" style:font-size-complex="12pt"/>
    </style:style>
    <style:style style:name="T42" style:family="text">
      <style:text-properties fo:font-size="12pt" officeooo:rsid="0074e421" style:font-size-asian="12pt" style:font-size-complex="12pt"/>
    </style:style>
    <style:style style:name="T43" style:family="text">
      <style:text-properties fo:font-size="12pt" officeooo:rsid="0074f67e" style:font-size-asian="12pt" style:font-size-complex="12pt"/>
    </style:style>
    <style:style style:name="T44" style:family="text">
      <style:text-properties fo:font-size="12pt" officeooo:rsid="0076eb3c" style:font-size-asian="12pt" style:font-size-complex="12pt"/>
    </style:style>
    <style:style style:name="T45" style:family="text">
      <style:text-properties fo:font-size="12pt" officeooo:rsid="007a5307" style:font-size-asian="12pt" style:font-size-complex="12pt"/>
    </style:style>
    <style:style style:name="T46" style:family="text">
      <style:text-properties fo:font-size="12pt" officeooo:rsid="007c51f9" style:font-size-asian="12pt" style:font-size-complex="12pt"/>
    </style:style>
    <style:style style:name="T47" style:family="text">
      <style:text-properties fo:font-size="12pt" officeooo:rsid="00836fb4" style:font-size-asian="12pt" style:font-size-complex="12pt"/>
    </style:style>
    <style:style style:name="T48" style:family="text">
      <style:text-properties fo:font-size="12pt" officeooo:rsid="00861aea" style:font-size-asian="12pt" style:font-size-complex="12pt"/>
    </style:style>
    <style:style style:name="T49" style:family="text">
      <style:text-properties fo:font-size="12pt" officeooo:rsid="0088128d" style:font-size-asian="12pt" style:font-size-complex="12pt"/>
    </style:style>
    <style:style style:name="T50" style:family="text">
      <style:text-properties fo:font-size="12pt" officeooo:rsid="008ae182" style:font-size-asian="12pt" style:font-size-complex="12pt"/>
    </style:style>
    <style:style style:name="T51" style:family="text">
      <style:text-properties fo:font-size="12pt" officeooo:rsid="008e9059" style:font-size-asian="12pt" style:font-size-complex="12pt"/>
    </style:style>
    <style:style style:name="T52" style:family="text">
      <style:text-properties fo:font-size="12pt" officeooo:rsid="008fb128" style:font-size-asian="12pt" style:font-size-complex="12pt"/>
    </style:style>
    <style:style style:name="T53" style:family="text">
      <style:text-properties fo:font-size="12pt" officeooo:rsid="00917191" style:font-size-asian="12pt" style:font-size-complex="12pt"/>
    </style:style>
    <style:style style:name="T54" style:family="text">
      <style:text-properties fo:font-size="12pt" officeooo:rsid="0092e465" style:font-size-asian="12pt" style:font-size-complex="12pt"/>
    </style:style>
    <style:style style:name="T55" style:family="text">
      <style:text-properties fo:font-size="12pt" officeooo:rsid="00947841" style:font-size-asian="12pt" style:font-size-complex="12pt"/>
    </style:style>
    <style:style style:name="T56" style:family="text">
      <style:text-properties fo:font-size="12pt" officeooo:rsid="009b7a74" style:font-size-asian="12pt" style:font-size-complex="12pt"/>
    </style:style>
    <style:style style:name="T57" style:family="text">
      <style:text-properties fo:font-size="12pt" officeooo:rsid="009e183a" style:font-size-asian="12pt" style:font-size-complex="12pt"/>
    </style:style>
    <style:style style:name="T58" style:family="text">
      <style:text-properties fo:font-size="12pt" officeooo:rsid="009ef831" style:font-size-asian="12pt" style:font-size-complex="12pt"/>
    </style:style>
    <style:style style:name="T59" style:family="text">
      <style:text-properties fo:font-size="12pt" fo:font-style="italic" officeooo:rsid="00155e43" style:font-size-asian="12pt" style:font-style-asian="italic" style:font-size-complex="12pt" style:font-style-complex="italic"/>
    </style:style>
    <style:style style:name="T60" style:family="text">
      <style:text-properties fo:font-size="12pt" fo:font-style="normal" officeooo:rsid="00155e43" style:font-size-asian="12pt" style:font-style-asian="normal" style:font-size-complex="12pt" style:font-style-complex="normal"/>
    </style:style>
    <style:style style:name="T61" style:family="text">
      <style:text-properties fo:font-size="12pt" fo:font-style="normal" officeooo:rsid="008566a5" style:font-size-asian="12pt" style:font-style-asian="normal" style:font-size-complex="12pt" style:font-style-complex="normal"/>
    </style:style>
    <style:style style:name="T62" style:family="text">
      <style:text-properties fo:font-size="12pt" fo:font-style="normal" officeooo:rsid="00861aea" style:font-size-asian="12pt" style:font-style-asian="normal" style:font-size-complex="12pt" style:font-style-complex="normal"/>
    </style:style>
    <style:style style:name="T63" style:family="text">
      <style:text-properties officeooo:rsid="0031dc40"/>
    </style:style>
    <style:style style:name="T64" style:family="text">
      <style:text-properties officeooo:rsid="003372a2"/>
    </style:style>
    <style:style style:name="T65" style:family="text">
      <style:text-properties officeooo:rsid="00352913"/>
    </style:style>
    <style:style style:name="T66" style:family="text">
      <style:text-properties style:use-window-font-color="true" loext:opacity="0%"/>
    </style:style>
    <style:style style:name="T67" style:family="text">
      <style:text-properties style:use-window-font-color="true" loext:opacity="0%" officeooo:rsid="003bf4b4"/>
    </style:style>
    <style:style style:name="T68" style:family="text">
      <style:text-properties style:use-window-font-color="true" loext:opacity="0%" officeooo:rsid="00044fe8"/>
    </style:style>
    <style:style style:name="T69" style:family="text">
      <style:text-properties style:use-window-font-color="true" loext:opacity="0%" officeooo:rsid="009ded65"/>
    </style:style>
    <style:style style:name="T70" style:family="text">
      <style:text-properties style:use-window-font-color="true" loext:opacity="0%" style:font-name="Liberation Serif" fo:font-size="12pt" fo:language="en" fo:country="CA" officeooo:rsid="0136db0e" style:letter-kerning="true" style:font-name-asian="Noto Serif CJK SC" style:font-size-asian="12pt" style:language-asian="zh" style:country-asian="CN" style:font-name-complex="Lohit Devanagari1" style:font-size-complex="12pt" style:language-complex="hi" style:country-complex="IN"/>
    </style:style>
    <style:style style:name="T71" style:family="text">
      <style:text-properties style:use-window-font-color="true" loext:opacity="0%" style:font-name="Liberation Serif" fo:font-size="12pt" fo:language="en" fo:country="CA" officeooo:rsid="0071d430" style:letter-kerning="true" style:font-name-asian="Noto Serif CJK SC" style:font-size-asian="12pt" style:language-asian="zh" style:country-asian="CN" style:font-name-complex="Lohit Devanagari1" style:font-size-complex="12pt" style:language-complex="hi" style:country-complex="IN"/>
    </style:style>
    <style:style style:name="T72" style:family="text">
      <style:text-properties style:use-window-font-color="true" loext:opacity="0%" fo:font-weight="normal" officeooo:rsid="003bf4b4" style:font-weight-asian="normal" style:font-weight-complex="normal"/>
    </style:style>
    <style:style style:name="T73" style:family="text">
      <style:text-properties style:use-window-font-color="true" loext:opacity="0%" fo:font-weight="normal" officeooo:rsid="009ded65" style:font-weight-asian="normal" style:font-weight-complex="normal"/>
    </style:style>
    <style:style style:name="T74" style:family="text">
      <style:text-properties style:use-window-font-color="true" loext:opacity="0%" fo:language="en" fo:country="US" fo:font-weight="normal" officeooo:rsid="009ded65" style:font-weight-asian="normal" style:font-weight-complex="normal"/>
    </style:style>
    <style:style style:name="T75" style:family="text">
      <style:text-properties style:use-window-font-color="true" loext:opacity="0%" fo:language="en" fo:country="US" fo:font-weight="normal" officeooo:rsid="00ec1b22" style:font-weight-asian="normal" style:font-weight-complex="normal"/>
    </style:style>
    <style:style style:name="T76" style:family="text">
      <style:text-properties style:use-window-font-color="true" loext:opacity="0%" officeooo:rsid="0136db0e"/>
    </style:style>
    <style:style style:name="T77" style:family="text">
      <style:text-properties style:use-window-font-color="true" loext:opacity="0%" officeooo:rsid="00ac6332"/>
    </style:style>
    <style:style style:name="T78" style:family="text">
      <style:text-properties style:use-window-font-color="true" loext:opacity="0%" officeooo:rsid="01056c7e"/>
    </style:style>
    <style:style style:name="T79" style:family="text">
      <style:text-properties style:use-window-font-color="true" loext:opacity="0%" fo:font-size="12pt" fo:language="en" fo:country="CA" style:letter-kerning="true" style:font-name-asian="Noto Serif CJK SC" style:font-size-asian="12pt" style:language-asian="zh" style:country-asian="CN" style:font-name-complex="Lohit Devanagari1" style:font-size-complex="12pt" style:language-complex="hi" style:country-complex="IN"/>
    </style:style>
    <style:style style:name="T80" style:family="text">
      <style:text-properties style:use-window-font-color="true" loext:opacity="0%" fo:font-size="12pt" fo:language="en" fo:country="CA" officeooo:rsid="00536f0b" style:letter-kerning="true" style:font-name-asian="Noto Serif CJK SC" style:font-size-asian="12pt" style:language-asian="zh" style:country-asian="CN" style:font-name-complex="Lohit Devanagari1" style:font-size-complex="12pt" style:language-complex="hi" style:country-complex="IN"/>
    </style:style>
    <style:style style:name="T81" style:family="text">
      <style:text-properties style:use-window-font-color="true" loext:opacity="0%" fo:font-size="12pt" fo:language="en" fo:country="CA" officeooo:rsid="01003f92" style:letter-kerning="true" style:font-name-asian="Noto Serif CJK SC" style:font-size-asian="12pt" style:language-asian="zh" style:country-asian="CN" style:font-name-complex="Lohit Devanagari1" style:font-size-complex="12pt" style:language-complex="hi" style:country-complex="IN"/>
    </style:style>
    <style:style style:name="T82" style:family="text">
      <style:text-properties style:use-window-font-color="true" loext:opacity="0%" fo:font-size="12pt" fo:language="en" fo:country="CA" officeooo:rsid="003e8ca8" style:letter-kerning="true" style:font-name-asian="Noto Serif CJK SC" style:font-size-asian="12pt" style:language-asian="zh" style:country-asian="CN" style:font-name-complex="Lohit Devanagari1" style:font-size-complex="12pt" style:language-complex="hi" style:country-complex="IN"/>
    </style:style>
    <style:style style:name="T83" style:family="text">
      <style:text-properties style:use-window-font-color="true" loext:opacity="0%" fo:font-size="12pt" fo:language="en" fo:country="CA" officeooo:rsid="00477bd7" style:letter-kerning="true" style:font-name-asian="Noto Serif CJK SC" style:font-size-asian="12pt" style:language-asian="zh" style:country-asian="CN" style:font-name-complex="Lohit Devanagari1" style:font-size-complex="12pt" style:language-complex="hi" style:country-complex="IN"/>
    </style:style>
    <style:style style:name="T84" style:family="text">
      <style:text-properties style:use-window-font-color="true" loext:opacity="0%" fo:font-size="12pt" fo:language="en" fo:country="CA" officeooo:rsid="0071d430" style:letter-kerning="true" style:font-name-asian="Noto Serif CJK SC" style:font-size-asian="12pt" style:language-asian="zh" style:country-asian="CN" style:font-name-complex="Lohit Devanagari1" style:font-size-complex="12pt" style:language-complex="hi" style:country-complex="IN"/>
    </style:style>
    <style:style style:name="T85" style:family="text">
      <style:text-properties style:use-window-font-color="true" loext:opacity="0%" fo:font-size="12pt" fo:language="en" fo:country="CA" officeooo:rsid="005d6a28" style:letter-kerning="true" style:font-name-asian="Noto Serif CJK SC" style:font-size-asian="12pt" style:language-asian="zh" style:country-asian="CN" style:font-name-complex="Lohit Devanagari1" style:font-size-complex="12pt" style:language-complex="hi" style:country-complex="IN"/>
    </style:style>
    <style:style style:name="T86" style:family="text">
      <style:text-properties style:use-window-font-color="true" loext:opacity="0%" fo:font-size="12pt" fo:language="en" fo:country="CA" officeooo:rsid="006d0def" style:letter-kerning="true" style:font-name-asian="Noto Serif CJK SC" style:font-size-asian="12pt" style:language-asian="zh" style:country-asian="CN" style:font-name-complex="Lohit Devanagari1" style:font-size-complex="12pt" style:language-complex="hi" style:country-complex="IN"/>
    </style:style>
    <style:style style:name="T87" style:family="text">
      <style:text-properties style:use-window-font-color="true" loext:opacity="0%" fo:font-size="12pt" fo:language="en" fo:country="CA" officeooo:rsid="006e68cf" style:letter-kerning="true" style:font-name-asian="Noto Serif CJK SC" style:font-size-asian="12pt" style:language-asian="zh" style:country-asian="CN" style:font-name-complex="Lohit Devanagari1" style:font-size-complex="12pt" style:language-complex="hi" style:country-complex="IN"/>
    </style:style>
    <style:style style:name="T88" style:family="text">
      <style:text-properties style:use-window-font-color="true" loext:opacity="0%" fo:font-size="12pt" fo:language="en" fo:country="CA" officeooo:rsid="005c84a4" style:letter-kerning="true" style:font-name-asian="Noto Serif CJK SC" style:font-size-asian="12pt" style:language-asian="zh" style:country-asian="CN" style:font-name-complex="Lohit Devanagari1" style:font-size-complex="12pt" style:language-complex="hi" style:country-complex="IN"/>
    </style:style>
    <style:style style:name="T89" style:family="text">
      <style:text-properties style:use-window-font-color="true" loext:opacity="0%" fo:font-size="12pt" fo:language="en" fo:country="CA" officeooo:rsid="006b7527" style:letter-kerning="true" style:font-name-asian="Noto Serif CJK SC" style:font-size-asian="12pt" style:language-asian="zh" style:country-asian="CN" style:font-name-complex="Lohit Devanagari1" style:font-size-complex="12pt" style:language-complex="hi" style:country-complex="IN"/>
    </style:style>
    <style:style style:name="T90" style:family="text">
      <style:text-properties style:use-window-font-color="true" loext:opacity="0%" fo:font-size="12pt" fo:language="en" fo:country="CA" officeooo:rsid="003bf4b4" style:letter-kerning="true" style:font-name-asian="Noto Serif CJK SC" style:font-size-asian="12pt" style:language-asian="zh" style:country-asian="CN" style:font-name-complex="Lohit Devanagari1" style:font-size-complex="12pt" style:language-complex="hi" style:country-complex="IN"/>
    </style:style>
    <style:style style:name="T91" style:family="text">
      <style:text-properties style:use-window-font-color="true" loext:opacity="0%" fo:font-size="12pt" fo:language="en" fo:country="CA" officeooo:rsid="00a7a799" style:letter-kerning="true" style:font-name-asian="Noto Serif CJK SC" style:font-size-asian="12pt" style:language-asian="zh" style:country-asian="CN" style:font-name-complex="Lohit Devanagari1" style:font-size-complex="12pt" style:language-complex="hi" style:country-complex="IN"/>
    </style:style>
    <style:style style:name="T92" style:family="text">
      <style:text-properties style:use-window-font-color="true" loext:opacity="0%" fo:font-size="12pt" fo:language="en" fo:country="CA" fo:font-style="italic" officeooo:rsid="005d6a28" style:letter-kerning="true" style:font-name-asian="Noto Serif CJK SC" style:font-size-asian="12pt" style:language-asian="zh" style:country-asian="CN" style:font-style-asian="italic" style:font-name-complex="Lohit Devanagari1" style:font-size-complex="12pt" style:language-complex="hi" style:country-complex="IN" style:font-style-complex="italic"/>
    </style:style>
    <style:style style:name="T93" style:family="text">
      <style:text-properties style:use-window-font-color="true" loext:opacity="0%" fo:font-size="12pt" fo:language="en" fo:country="CA" fo:font-style="normal" officeooo:rsid="005d6a28"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94" style:family="text">
      <style:text-properties style:use-window-font-color="true" loext:opacity="0%" fo:font-size="12pt" fo:language="en" fo:country="CA" fo:font-style="normal" officeooo:rsid="0007e037"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95" style:family="text">
      <style:text-properties style:use-window-font-color="true" loext:opacity="0%" fo:font-size="12pt" fo:language="en" fo:country="CA" fo:font-style="normal" officeooo:rsid="006d0def"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96" style:family="text">
      <style:text-properties style:use-window-font-color="true" loext:opacity="0%" fo:font-size="12pt" fo:language="en" fo:country="CA" fo:font-style="normal" fo:font-weight="normal" officeooo:rsid="00265d47"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97" style:family="text">
      <style:text-properties style:use-window-font-color="true" loext:opacity="0%" fo:font-size="12pt" fo:language="en" fo:country="CA" fo:font-style="normal" fo:font-weight="normal" officeooo:rsid="006d0def"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98" style:family="text">
      <style:text-properties style:use-window-font-color="true" loext:opacity="0%" fo:font-size="12pt" fo:language="en" fo:country="CA" fo:font-style="normal" fo:font-weight="normal" officeooo:rsid="005c84a4"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99" style:family="text">
      <style:text-properties style:use-window-font-color="true" loext:opacity="0%" fo:font-size="12pt" fo:language="en" fo:country="CA" fo:font-style="normal" fo:font-weight="normal" officeooo:rsid="005d6a28"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00" style:family="text">
      <style:text-properties style:use-window-font-color="true" loext:opacity="0%" fo:font-size="12pt" officeooo:rsid="00805e24" style:font-size-asian="12pt" style:font-size-complex="12pt"/>
    </style:style>
    <style:style style:name="T101" style:family="text">
      <style:text-properties style:use-window-font-color="true" loext:opacity="0%" fo:font-size="12pt" officeooo:rsid="0081b8a9" style:font-size-asian="12pt" style:font-size-complex="12pt"/>
    </style:style>
    <style:style style:name="T102" style:family="text">
      <style:text-properties style:use-window-font-color="true" loext:opacity="0%" fo:font-size="12pt" officeooo:rsid="0082fa9c" style:font-size-asian="12pt" style:font-size-complex="12pt"/>
    </style:style>
    <style:style style:name="T103" style:family="text">
      <style:text-properties style:use-window-font-color="true" loext:opacity="0%" fo:font-size="12pt" officeooo:rsid="008318e9" style:font-size-asian="12pt" style:font-size-complex="12pt"/>
    </style:style>
    <style:style style:name="T104" style:family="text">
      <style:text-properties style:use-window-font-color="true" loext:opacity="0%" fo:font-size="12pt" officeooo:rsid="00832086" style:font-size-asian="12pt" style:font-size-complex="12pt"/>
    </style:style>
    <style:style style:name="T105" style:family="text">
      <style:text-properties style:use-window-font-color="true" loext:opacity="0%" fo:font-size="12pt" officeooo:rsid="00836fb4" style:font-size-asian="12pt" style:font-size-complex="12pt"/>
    </style:style>
    <style:style style:name="T106" style:family="text">
      <style:text-properties style:use-window-font-color="true" loext:opacity="0%" fo:font-size="12pt" officeooo:rsid="008e9059" style:font-size-asian="12pt" style:font-size-complex="12pt"/>
    </style:style>
    <style:style style:name="T107" style:family="text">
      <style:text-properties style:use-window-font-color="true" loext:opacity="0%" fo:font-size="12pt" officeooo:rsid="0094b152" style:font-size-asian="12pt" style:font-size-complex="12pt"/>
    </style:style>
    <style:style style:name="T108" style:family="text">
      <style:text-properties style:use-window-font-color="true" loext:opacity="0%" fo:font-size="12pt" officeooo:rsid="009a1d56" style:font-size-asian="12pt" style:font-size-complex="12pt"/>
    </style:style>
    <style:style style:name="T109" style:family="text">
      <style:text-properties style:use-window-font-color="true" loext:opacity="0%" officeooo:rsid="00500131"/>
    </style:style>
    <style:style style:name="T110" style:family="text">
      <style:text-properties style:use-window-font-color="true" loext:opacity="0%" officeooo:rsid="0051e872"/>
    </style:style>
    <style:style style:name="T111" style:family="text">
      <style:text-properties style:use-window-font-color="true" loext:opacity="0%" officeooo:rsid="005c84a4"/>
    </style:style>
    <style:style style:name="T112" style:family="text">
      <style:text-properties style:use-window-font-color="true" loext:opacity="0%" officeooo:rsid="005d6a28"/>
    </style:style>
    <style:style style:name="T113" style:family="text">
      <style:text-properties style:use-window-font-color="true" loext:opacity="0%" officeooo:rsid="00680ce8"/>
    </style:style>
    <style:style style:name="T114" style:family="text">
      <style:text-properties fo:font-variant="normal" fo:text-transform="none" style:text-position="0% 100%" fo:font-size="12pt" fo:font-style="normal" style:text-underline-style="none" fo:font-weight="normal" style:font-size-asian="12pt" style:font-style-asian="normal" style:font-weight-asian="normal"/>
    </style:style>
    <style:style style:name="T115" style:family="text">
      <style:text-properties fo:font-variant="normal" fo:text-transform="none" style:text-position="0% 100%" fo:font-size="12pt" fo:font-style="normal" style:text-underline-style="none" fo:font-weight="normal" officeooo:rsid="00500131" style:font-size-asian="12pt" style:font-style-asian="normal" style:font-weight-asian="normal"/>
    </style:style>
    <style:style style:name="T116" style:family="text">
      <style:text-properties fo:font-variant="normal" fo:text-transform="none" style:text-position="0% 100%" fo:font-size="12pt" fo:font-style="normal" style:text-underline-style="none" fo:font-weight="normal" officeooo:rsid="0019901b" style:font-size-asian="12pt" style:font-size-complex="12pt"/>
    </style:style>
    <style:style style:name="T117" style:family="text">
      <style:text-properties fo:font-variant="normal" fo:text-transform="none" style:text-position="0% 100%" fo:font-size="12pt" style:text-underline-style="none" fo:font-weight="normal" officeooo:rsid="0028182a" style:font-size-asian="12pt" style:font-size-complex="12pt"/>
    </style:style>
    <style:style style:name="T118" style:family="text">
      <style:text-properties fo:font-variant="normal" fo:text-transform="none" style:text-position="0% 100%" fo:font-size="12pt" style:text-underline-style="none" fo:font-weight="normal" officeooo:rsid="0019901b" style:font-size-asian="12pt" style:font-size-complex="12pt"/>
    </style:style>
    <style:style style:name="T119" style:family="text">
      <style:text-properties fo:font-variant="normal" fo:text-transform="none" style:text-position="0% 100%" fo:font-size="12pt" style:text-underline-style="none" fo:font-weight="normal" officeooo:rsid="002a5855" style:font-size-asian="12pt" style:font-size-complex="12pt"/>
    </style:style>
    <style:style style:name="T120" style:family="text">
      <style:text-properties fo:font-variant="normal" fo:text-transform="none" style:text-position="0% 100%" fo:font-size="12pt" style:text-underline-style="none" fo:font-weight="normal" officeooo:rsid="002d0b0e" style:font-size-asian="12pt" style:font-size-complex="12pt"/>
    </style:style>
    <style:style style:name="T121" style:family="text">
      <style:text-properties fo:font-variant="normal" fo:text-transform="none" style:text-position="0% 100%" fo:font-size="12pt" style:text-underline-style="none" fo:font-weight="normal" officeooo:rsid="00304b43" style:font-size-asian="12pt" style:font-size-complex="12pt"/>
    </style:style>
    <style:style style:name="T122" style:family="text">
      <style:text-properties fo:font-variant="normal" fo:text-transform="none" style:text-position="0% 100%" fo:font-size="12pt" style:text-underline-style="none" fo:font-weight="normal" officeooo:rsid="00312896" style:font-size-asian="12pt" style:font-size-complex="12pt"/>
    </style:style>
    <style:style style:name="T123" style:family="text">
      <style:text-properties fo:font-variant="normal" fo:text-transform="none" style:text-position="0% 100%" fo:font-size="12pt" style:text-underline-style="none" fo:font-weight="normal" officeooo:rsid="0031a315" style:font-size-asian="12pt" style:font-size-complex="12pt"/>
    </style:style>
    <style:style style:name="T124" style:family="text">
      <style:text-properties fo:font-variant="normal" fo:text-transform="none" style:text-position="0% 100%" fo:font-size="12pt" style:text-underline-style="none" fo:font-weight="normal" officeooo:rsid="0048eaa6" style:font-size-asian="12pt" style:font-size-complex="12pt"/>
    </style:style>
    <style:style style:name="T125" style:family="text">
      <style:text-properties fo:font-variant="normal" fo:text-transform="none" style:text-position="0% 100%" fo:font-size="12pt" style:text-underline-style="none" fo:font-weight="normal" officeooo:rsid="004986bd" style:font-size-asian="12pt" style:font-size-complex="12pt"/>
    </style:style>
    <style:style style:name="T126" style:family="text">
      <style:text-properties fo:font-variant="normal" fo:text-transform="none" style:text-position="0% 100%" fo:font-size="12pt" style:text-underline-style="none" fo:font-weight="normal" officeooo:rsid="0033c4b9" style:font-size-asian="12pt" style:font-size-complex="12pt"/>
    </style:style>
    <style:style style:name="T127" style:family="text">
      <style:text-properties fo:font-variant="normal" fo:text-transform="none" style:text-position="0% 100%" fo:font-size="12pt" style:text-underline-style="none" fo:font-weight="normal" officeooo:rsid="004ff910" style:font-size-asian="12pt" style:font-size-complex="12pt"/>
    </style:style>
    <style:style style:name="T128" style:family="text">
      <style:text-properties fo:font-variant="normal" fo:text-transform="none" style:text-position="0% 100%" fo:font-size="12pt" style:text-underline-style="none" fo:font-weight="normal" officeooo:rsid="00727715" style:font-size-asian="12pt" style:font-size-complex="12pt"/>
    </style:style>
    <style:style style:name="T129" style:family="text">
      <style:text-properties fo:font-variant="normal" fo:text-transform="none" style:text-position="0% 100%" fo:font-size="12pt" style:text-underline-style="none" fo:font-weight="normal" officeooo:rsid="0012c310" style:font-size-asian="12pt" style:font-size-complex="12pt"/>
    </style:style>
    <style:style style:name="T130" style:family="text">
      <style:text-properties fo:font-variant="normal" fo:text-transform="none" style:text-position="0% 100%" fo:font-size="12pt" style:text-underline-style="none" fo:font-weight="normal" officeooo:rsid="008fb128" style:font-size-asian="12pt" style:font-size-complex="12pt"/>
    </style:style>
    <style:style style:name="T131" style:family="text">
      <style:text-properties fo:font-variant="normal" fo:text-transform="none" style:text-position="0% 100%" fo:font-size="12pt" style:text-underline-style="none" fo:font-weight="normal" officeooo:rsid="00917191" style:font-size-asian="12pt" style:font-size-complex="12pt"/>
    </style:style>
    <style:style style:name="T132" style:family="text">
      <style:text-properties fo:font-variant="normal" fo:text-transform="none" style:text-position="0% 100%" fo:font-size="12pt" style:text-underline-style="none" fo:font-weight="normal" officeooo:rsid="0092e465" style:font-size-asian="12pt" style:font-size-complex="12pt"/>
    </style:style>
    <style:style style:name="T133" style:family="text">
      <style:text-properties fo:font-variant="normal" fo:text-transform="none" style:text-position="0% 100%" fo:font-size="12pt" style:text-underline-style="none" fo:font-weight="normal" officeooo:rsid="009e183a" style:font-size-asian="12pt" style:font-size-complex="12pt"/>
    </style:style>
    <style:style style:name="T134" style:family="text">
      <style:text-properties fo:font-variant="normal" fo:text-transform="none" style:text-position="0% 100%" fo:font-size="12pt" fo:font-style="italic" style:text-underline-style="none" fo:font-weight="normal" officeooo:rsid="0092e465" style:font-size-asian="12pt" style:font-style-asian="italic" style:font-size-complex="12pt"/>
    </style:style>
    <style:style style:name="T135" style:family="text">
      <style:text-properties fo:font-variant="normal" fo:text-transform="none" style:text-position="0% 100%" fo:font-size="12pt" fo:font-style="italic" style:text-underline-style="none" fo:font-weight="normal" officeooo:rsid="009e183a" style:font-size-asian="12pt" style:font-style-asian="italic" style:font-size-complex="12pt"/>
    </style:style>
    <style:style style:name="T136" style:family="text">
      <style:text-properties fo:font-variant="normal" fo:text-transform="none" style:text-position="0% 100%" fo:font-style="normal" style:text-underline-style="none" fo:font-weight="normal"/>
    </style:style>
    <style:style style:name="T137" style:family="text">
      <style:text-properties fo:font-variant="normal" fo:text-transform="none" style:text-position="0% 100%" fo:font-style="italic" style:text-underline-style="none" fo:font-weight="normal" style:font-style-asian="italic"/>
    </style:style>
    <style:style style:name="T138" style:family="text">
      <style:text-properties fo:font-variant="normal" fo:text-transform="none" style:text-position="0% 100%" style:text-underline-style="none" fo:font-weight="normal"/>
    </style:style>
    <style:style style:name="T139" style:family="text">
      <style:text-properties fo:font-variant="normal" fo:text-transform="none" style:text-position="0% 100%" style:text-underline-style="none" fo:font-weight="normal" officeooo:rsid="004be878"/>
    </style:style>
    <style:style style:name="T140" style:family="text">
      <style:text-properties fo:font-variant="normal" fo:text-transform="none" style:text-position="0% 100%" style:text-underline-style="none" fo:font-weight="normal" officeooo:rsid="003372a2"/>
    </style:style>
    <style:style style:name="T141" style:family="text">
      <style:text-properties fo:font-variant="normal" fo:text-transform="none" style:text-position="0% 100%" style:text-underline-style="none" fo:font-weight="normal" officeooo:rsid="0039eba7"/>
    </style:style>
    <style:style style:name="T142" style:family="text">
      <style:text-properties fo:font-variant="normal" fo:text-transform="none" style:use-window-font-color="true" loext:opacity="0%" style:text-position="0% 100%" fo:font-style="normal" style:text-underline-style="none" fo:font-weight="normal" officeooo:rsid="003bf4b4"/>
    </style:style>
    <style:style style:name="T143" style:family="text">
      <style:text-properties fo:font-variant="normal" fo:text-transform="none" style:use-window-font-color="true" loext:opacity="0%" style:text-position="0% 100%" fo:font-style="normal" style:text-underline-style="none" fo:font-weight="normal" officeooo:rsid="006d0def"/>
    </style:style>
    <style:style style:name="T144" style:family="text">
      <style:text-properties fo:font-variant="normal" fo:text-transform="none" style:use-window-font-color="true" loext:opacity="0%" style:text-position="0% 100%" style:font-name="Liberation Serif" fo:font-size="12pt" fo:language="en" fo:country="CA" fo:font-style="normal" style:text-underline-style="none" fo:font-weight="normal" officeooo:rsid="01371a0a" style:letter-kerning="true" style:font-name-asian="Noto Serif CJK SC" style:font-size-asian="12pt" style:language-asian="zh" style:country-asian="CN" style:font-name-complex="Lohit Devanagari1" style:font-size-complex="12pt" style:language-complex="hi" style:country-complex="IN"/>
    </style:style>
    <style:style style:name="T145" style:family="text">
      <style:text-properties fo:font-variant="normal" fo:text-transform="none" style:use-window-font-color="true" loext:opacity="0%" style:text-position="0% 100%" fo:font-size="12pt" fo:language="en" fo:country="CA" style:text-underline-style="none" fo:font-weight="normal" style:letter-kerning="true" style:font-name-asian="Noto Serif CJK SC" style:font-size-asian="12pt" style:language-asian="zh" style:country-asian="CN" style:font-name-complex="Lohit Devanagari1" style:font-size-complex="12pt" style:language-complex="hi" style:country-complex="IN"/>
    </style:style>
    <style:style style:name="T146" style:family="text">
      <style:text-properties fo:font-variant="normal" fo:text-transform="none" style:use-window-font-color="true" loext:opacity="0%" style:text-position="0% 100%" fo:font-size="12pt" fo:language="en" fo:country="CA" style:text-underline-style="none" fo:font-weight="normal" officeooo:rsid="005d6a28" style:letter-kerning="true" style:font-name-asian="Noto Serif CJK SC" style:font-size-asian="12pt" style:language-asian="zh" style:country-asian="CN" style:font-name-complex="Lohit Devanagari1" style:font-size-complex="12pt" style:language-complex="hi" style:country-complex="IN"/>
    </style:style>
    <style:style style:name="T147" style:family="text">
      <style:text-properties fo:font-variant="normal" fo:text-transform="none" style:use-window-font-color="true" loext:opacity="0%" style:text-position="0% 100%" fo:font-size="12pt" fo:language="en" fo:country="CA" style:text-underline-style="none" fo:font-weight="normal" officeooo:rsid="00536f0b" style:letter-kerning="true" style:font-name-asian="Noto Serif CJK SC" style:font-size-asian="12pt" style:language-asian="zh" style:country-asian="CN" style:font-name-complex="Lohit Devanagari1" style:font-size-complex="12pt" style:language-complex="hi" style:country-complex="IN"/>
    </style:style>
    <style:style style:name="T148" style:family="text">
      <style:text-properties fo:font-variant="normal" fo:text-transform="none" style:use-window-font-color="true" loext:opacity="0%" style:text-position="0% 100%" fo:font-size="12pt" fo:language="en" fo:country="CA" style:text-underline-style="none" fo:font-weight="normal" officeooo:rsid="006d0def" style:letter-kerning="true" style:font-name-asian="Noto Serif CJK SC" style:font-size-asian="12pt" style:language-asian="zh" style:country-asian="CN" style:font-name-complex="Lohit Devanagari1" style:font-size-complex="12pt" style:language-complex="hi" style:country-complex="IN"/>
    </style:style>
    <style:style style:name="T149" style:family="text">
      <style:text-properties fo:font-variant="normal" fo:text-transform="none" style:use-window-font-color="true" loext:opacity="0%" style:text-position="0% 100%" fo:font-size="12pt" fo:language="en" fo:country="CA" style:text-underline-style="none" fo:font-weight="normal" officeooo:rsid="005c84a4" style:letter-kerning="true" style:font-name-asian="Noto Serif CJK SC" style:font-size-asian="12pt" style:language-asian="zh" style:country-asian="CN" style:font-name-complex="Lohit Devanagari1" style:font-size-complex="12pt" style:language-complex="hi" style:country-complex="IN"/>
    </style:style>
    <style:style style:name="T150" style:family="text">
      <style:text-properties fo:font-variant="normal" fo:text-transform="none" style:use-window-font-color="true" loext:opacity="0%" style:text-position="0% 100%" fo:font-size="12pt" fo:language="en" fo:country="CA" fo:font-style="italic" style:text-underline-style="none" fo:font-weight="normal" officeooo:rsid="005d6a28" style:letter-kerning="true" style:font-name-asian="Noto Serif CJK SC" style:font-size-asian="12pt" style:language-asian="zh" style:country-asian="CN" style:font-style-asian="italic" style:font-name-complex="Lohit Devanagari1" style:font-size-complex="12pt" style:language-complex="hi" style:country-complex="IN"/>
    </style:style>
    <style:style style:name="T151" style:family="text">
      <style:text-properties fo:font-variant="normal" fo:text-transform="none" style:use-window-font-color="true" loext:opacity="0%" style:text-position="0% 100%" fo:font-size="12pt" fo:language="en" fo:country="CA" fo:font-style="italic" style:text-underline-style="none" fo:font-weight="normal" officeooo:rsid="00536f0b" style:letter-kerning="true" style:font-name-asian="Noto Serif CJK SC" style:font-size-asian="12pt" style:language-asian="zh" style:country-asian="CN" style:font-style-asian="italic" style:font-name-complex="Lohit Devanagari1" style:font-size-complex="12pt" style:language-complex="hi" style:country-complex="IN"/>
    </style:style>
    <style:style style:name="T152" style:family="text">
      <style:text-properties fo:font-variant="normal" fo:text-transform="none" style:use-window-font-color="true" loext:opacity="0%" style:text-position="0% 100%" fo:font-size="12pt" fo:language="en" fo:country="CA" fo:font-style="normal" style:text-underline-style="none" fo:font-weight="normal" officeooo:rsid="00265d47"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53" style:family="text">
      <style:text-properties fo:font-variant="normal" fo:text-transform="none" style:use-window-font-color="true" loext:opacity="0%" style:text-position="0% 100%" fo:font-size="12pt" style:text-underline-style="none" fo:font-weight="normal" officeooo:rsid="0082fa9c" style:font-size-asian="12pt" style:font-size-complex="12pt"/>
    </style:style>
    <style:style style:name="T154" style:family="text">
      <style:text-properties fo:font-variant="normal" fo:text-transform="none" style:use-window-font-color="true" loext:opacity="0%" style:text-position="0% 100%" style:text-underline-style="none" fo:font-weight="normal"/>
    </style:style>
    <style:style style:name="T155" style:family="text">
      <style:text-properties fo:font-variant="normal" fo:text-transform="none" style:use-window-font-color="true" loext:opacity="0%" style:text-position="0% 100%" style:text-underline-style="none" fo:font-weight="normal" officeooo:rsid="003bf4b4"/>
    </style:style>
    <style:style style:name="T156" style:family="text">
      <style:text-properties fo:font-variant="normal" fo:text-transform="none" style:use-window-font-color="true" loext:opacity="0%" style:text-position="0% 100%" style:text-underline-style="none" fo:font-weight="normal" officeooo:rsid="00500131"/>
    </style:style>
    <style:style style:name="T157" style:family="text">
      <style:text-properties officeooo:rsid="0036fd36"/>
    </style:style>
    <style:style style:name="T158" style:family="text">
      <style:text-properties officeooo:rsid="0039eba7"/>
    </style:style>
    <style:style style:name="T159" style:family="text">
      <style:text-properties officeooo:rsid="003a2ab5"/>
    </style:style>
    <style:style style:name="T160" style:family="text">
      <style:text-properties fo:color="#000000" loext:opacity="100%"/>
    </style:style>
    <style:style style:name="T161" style:family="text">
      <style:text-properties fo:color="#000000" loext:opacity="100%" style:font-name="Liberation Serif" fo:font-size="12pt" fo:font-style="normal" fo:font-weight="normal" style:font-size-asian="12pt" style:font-style-asian="normal" style:font-weight-asian="normal"/>
    </style:style>
    <style:style style:name="T162" style:family="text">
      <style:text-properties fo:color="#000000" loext:opacity="100%" style:font-name="Liberation Serif" fo:font-size="12pt" fo:language="en" fo:country="CA" officeooo:rsid="0137fe64" style:letter-kerning="true" style:font-name-asian="Noto Serif CJK SC" style:font-size-asian="12pt" style:language-asian="zh" style:country-asian="CN" style:font-name-complex="Lohit Devanagari1" style:font-size-complex="12pt" style:language-complex="hi" style:country-complex="IN"/>
    </style:style>
    <style:style style:name="T163" style:family="text">
      <style:text-properties fo:color="#000000" loext:opacity="100%" style:font-name="Liberation Serif" fo:font-size="12pt" fo:language="en" fo:country="CA" officeooo:rsid="006d0def" style:letter-kerning="true" style:font-name-asian="Noto Serif CJK SC" style:font-size-asian="12pt" style:language-asian="zh" style:country-asian="CN" style:font-name-complex="Lohit Devanagari1" style:font-size-complex="12pt" style:language-complex="hi" style:country-complex="IN"/>
    </style:style>
    <style:style style:name="T164" style:family="text">
      <style:text-properties fo:color="#000000" loext:opacity="100%" officeooo:rsid="0137fe64"/>
    </style:style>
    <style:style style:name="T165" style:family="text">
      <style:text-properties fo:color="#000000" loext:opacity="100%" officeooo:rsid="006d0def"/>
    </style:style>
    <style:style style:name="T166" style:family="text">
      <style:text-properties officeooo:rsid="004be878"/>
    </style:style>
    <style:style style:name="T167" style:family="text">
      <style:text-properties officeooo:rsid="0031c5c9"/>
    </style:style>
    <style:style style:name="T168" style:family="text">
      <style:text-properties officeooo:rsid="004ff910"/>
    </style:style>
    <style:style style:name="T169" style:family="text">
      <style:text-properties officeooo:rsid="00500131"/>
    </style:style>
    <style:style style:name="T170" style:family="text">
      <style:text-properties officeooo:rsid="0051e872"/>
    </style:style>
    <style:style style:name="T171" style:family="text">
      <style:text-properties officeooo:rsid="005371e5"/>
    </style:style>
    <style:style style:name="T172" style:family="text">
      <style:text-properties officeooo:rsid="0055b6de"/>
    </style:style>
    <style:style style:name="T173" style:family="text">
      <style:text-properties officeooo:rsid="00566834"/>
    </style:style>
    <style:style style:name="T174" style:family="text">
      <style:text-properties officeooo:rsid="005846e9"/>
    </style:style>
    <style:style style:name="T175" style:family="text">
      <style:text-properties officeooo:rsid="00596947"/>
    </style:style>
    <style:style style:name="T176" style:family="text">
      <style:text-properties officeooo:rsid="005a014b"/>
    </style:style>
    <style:style style:name="T177" style:family="text">
      <style:text-properties officeooo:rsid="005a13f2"/>
    </style:style>
    <style:style style:name="T178" style:family="text">
      <style:text-properties officeooo:rsid="005d6a28"/>
    </style:style>
    <style:style style:name="T179" style:family="text">
      <style:text-properties fo:font-style="italic" style:font-style-asian="italic"/>
    </style:style>
    <style:style style:name="T180" style:family="text">
      <style:text-properties officeooo:rsid="0065c1e3"/>
    </style:style>
    <style:style style:name="T181" style:family="text">
      <style:text-properties officeooo:rsid="00680ce8"/>
    </style:style>
    <style:style style:name="T182" style:family="text">
      <style:text-properties officeooo:rsid="006936b7"/>
    </style:style>
    <style:style style:name="T183" style:family="text">
      <style:text-properties officeooo:rsid="006a9b67"/>
    </style:style>
    <style:style style:name="T184" style:family="text">
      <style:text-properties officeooo:rsid="006d0def"/>
    </style:style>
    <style:style style:name="T185" style:family="text">
      <style:text-properties officeooo:rsid="006e68cf"/>
    </style:style>
    <style:style style:name="T186" style:family="text">
      <style:text-properties officeooo:rsid="0072abd3"/>
    </style:style>
    <style:style style:name="T187" style:family="text">
      <style:text-properties officeooo:rsid="00737961"/>
    </style:style>
    <style:style style:name="T188" style:family="text">
      <style:text-properties officeooo:rsid="007702b5"/>
    </style:style>
    <style:style style:name="T189" style:family="text">
      <style:text-properties officeooo:rsid="007c51f9"/>
    </style:style>
    <style:style style:name="T190" style:family="text">
      <style:text-properties fo:font-size="14pt" style:font-size-asian="14pt" style:font-size-complex="14pt"/>
    </style:style>
    <style:style style:name="T191" style:family="text">
      <style:text-properties officeooo:rsid="009cbfa8"/>
    </style:style>
    <style:style style:name="T192" style:family="text">
      <style:text-properties officeooo:rsid="00a31665"/>
    </style:style>
    <style:style style:name="T193" style:family="text">
      <style:text-properties style:font-style-asian="italic"/>
    </style:style>
    <style:style style:name="T194" style:family="text">
      <style:text-properties officeooo:rsid="00a96274"/>
    </style:style>
    <style:style style:name="T195" style:family="text">
      <style:text-properties officeooo:rsid="00aa43f5"/>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Introduction</text:h>
      <text:p text:style-name="P29"><text:span text:style-name="T100">The goal of ecology, like other sciences, is to find general</text:span><text:span text:style-name="T101">ities </text:span><text:reference-mark-start text:name="ZOTERO_ITEM CSL_CITATION {&quot;citationID&quot;:&quot;IlpAm7aA&quot;,&quot;properties&quot;:{&quot;formattedCitation&quot;:&quot;(MacArthur 1972)&quot;,&quot;plainCitation&quot;:&quot;(MacArthur 1972)&quot;,&quot;noteIndex&quot;:0},&quot;citationItems&quot;:[{&quot;id&quot;:4104,&quot;uris&quot;:[&quot;http://zotero.org/users/7057764/items/9TZYAEIA&quot;],&quot;itemData&quot;:{&quot;id&quot;:4104,&quot;type&quot;:&quot;book&quot;,&quot;event-place&quot;:&quot;Princeton&quot;,&quot;number-of-pages&quot;:&quot;269&quot;,&quot;publisher&quot;:&quot;Princeton University Press&quot;,&quot;publisher-place&quot;:&quot;Princeton&quot;,&quot;title&quot;:&quot;Geographical Ecology: Patterns in the Distribution of Species&quot;,&quot;author&quot;:[{&quot;family&quot;:&quot;MacArthur&quot;,&quot;given&quot;:&quot;Robert&quot;}],&quot;issued&quot;:{&quot;date-parts&quot;:[[&quot;1972&quot;]]}}}],&quot;schema&quot;:&quot;https://github.com/citation-style-language/schema/raw/master/csl-citation.json&quot;} RNDguS1DMNcdE"/><text:span text:style-name="T101">(MacArthur 1972)</text:span><text:reference-mark-end text:name="ZOTERO_ITEM CSL_CITATION {&quot;citationID&quot;:&quot;IlpAm7aA&quot;,&quot;properties&quot;:{&quot;formattedCitation&quot;:&quot;(MacArthur 1972)&quot;,&quot;plainCitation&quot;:&quot;(MacArthur 1972)&quot;,&quot;noteIndex&quot;:0},&quot;citationItems&quot;:[{&quot;id&quot;:4104,&quot;uris&quot;:[&quot;http://zotero.org/users/7057764/items/9TZYAEIA&quot;],&quot;itemData&quot;:{&quot;id&quot;:4104,&quot;type&quot;:&quot;book&quot;,&quot;event-place&quot;:&quot;Princeton&quot;,&quot;number-of-pages&quot;:&quot;269&quot;,&quot;publisher&quot;:&quot;Princeton University Press&quot;,&quot;publisher-place&quot;:&quot;Princeton&quot;,&quot;title&quot;:&quot;Geographical Ecology: Patterns in the Distribution of Species&quot;,&quot;author&quot;:[{&quot;family&quot;:&quot;MacArthur&quot;,&quot;given&quot;:&quot;Robert&quot;}],&quot;issued&quot;:{&quot;date-parts&quot;:[[&quot;1972&quot;]]}}}],&quot;schema&quot;:&quot;https://github.com/citation-style-language/schema/raw/master/csl-citation.json&quot;} RNDguS1DMNcdE"/><text:span text:style-name="T101">. By seeking re</text:span><text:span text:style-name="T102">gularities, we can gain insights into the mechanisms shaping ecological communities and develop models to predict the</text:span><text:span text:style-name="T106">ir</text:span><text:span text:style-name="T102"> behaviour </text:span><text:span text:style-name="T106">under</text:span><text:span text:style-name="T102"> new conditions </text:span><text:reference-mark-start text:name="ZOTERO_ITEM CSL_CITATION {&quot;citationID&quot;:&quot;lcizQrpi&quot;,&quot;properties&quot;:{&quot;formattedCitation&quot;:&quot;(Houlahan {\\i{}et al.} 2017; McGill 2019)&quot;,&quot;plainCitation&quot;:&quot;(Houlahan et al. 2017; McGill 2019)&quot;,&quot;noteIndex&quot;:0},&quot;citationItems&quot;:[{&quot;id&quot;:4101,&quot;uris&quot;:[&quot;http://zotero.org/users/7057764/items/L4T6DZ2C&quot;],&quot;itemData&quot;:{&quot;id&quot;:4101,&quot;type&quot;:&quot;article-journal&quot;,&quot;abstract&quot;:&quot;The objective of science is to understand the natural world; we argue that prediction is the only way to demonstrate scientific understanding, implying that prediction should be a fundamental aspect of all scientific disciplines. Reproducibility is an essential requirement of good science and arises from the ability to develop models that make accurate predictions on new data. Ecology, however, with a few exceptions, has abandoned prediction as a central focus and faces its own crisis of reproducibility. Models are where ecological understanding is stored and they are the source of all predictions – no prediction is possible without a model of the world. Models can be improved in three ways: model variables, functional relationships among dependent and independent variables, and in parameter estimates. Ecologists rarely test to assess whether new models have made advances by identifying new and important variables, elucidating functional relationships, or improving parameter estimates. Without these tests it is difficult to know if we understand more today than we did yesterday. A new commitment to prediction in ecology would lead to, among other things, more mature (i.e. quantitative) hypotheses, prioritization of modeling techniques that are more appropriate for prediction (e.g. using continuous independent variables rather than categorical) and, ultimately, advancement towards a more general understanding of the natural world. Synthesis Ecology, with a few exceptions, has abandoned prediction and therefore the ability to demonstrate understanding. Here we address how this has inhibited progress in ecology and explore how a renewed focus on prediction would benefit ecologists. The lack of emphasis on prediction has resulted in a discipline that tests qualitative, imprecise hypotheses with little concern for whether the results are generalizable beyond where and when the data were collected. A renewed commitment to prediction would allow ecologists to address critical questions about the generalizability of our results and the progress we are making towards understanding the natural world.&quot;,&quot;container-title&quot;:&quot;Oikos&quot;,&quot;DOI&quot;:&quot;10.1111/oik.03726&quot;,&quot;ISSN&quot;:&quot;1600-0706&quot;,&quot;issue&quot;:&quot;1&quot;,&quot;language&quot;:&quot;en&quot;,&quot;license&quot;:&quot;© 2016 The Authors&quot;,&quot;note&quot;:&quot;_eprint: https://onlinelibrary.wiley.com/doi/pdf/10.1111/oik.03726&quot;,&quot;page&quot;:&quot;1-7&quot;,&quot;source&quot;:&quot;Wiley Online Library&quot;,&quot;title&quot;:&quot;The priority of prediction in ecological understanding&quot;,&quot;volume&quot;:&quot;126&quot;,&quot;author&quot;:[{&quot;family&quot;:&quot;Houlahan&quot;,&quot;given&quot;:&quot;Jeff E.&quot;},{&quot;family&quot;:&quot;McKinney&quot;,&quot;given&quot;:&quot;Shawn T.&quot;},{&quot;family&quot;:&quot;Anderson&quot;,&quot;given&quot;:&quot;T. Michael&quot;},{&quot;family&quot;:&quot;McGill&quot;,&quot;given&quot;:&quot;Brian J.&quot;}],&quot;issued&quot;:{&quot;date-parts&quot;:[[&quot;2017&quot;]]}}},{&quot;id&quot;:270,&quot;uris&quot;:[&quot;http://zotero.org/users/7057764/items/4SPU7PQ6&quot;],&quot;itemData&quot;:{&quot;id&quot;:270,&quot;type&quot;:&quot;article-journal&quot;,&quot;abstract&quot;:&quot;Macroecology is a growing and important subdiscipline of ecology, but it is becoming increasingly diffuse, without an organizing principle that is widely agreed upon. I highlight two main current views of macroecology: as the study of large-scale systems and as the study of emergent systems. I trace the history of both these views through the writings of the founders of macroecology. I also highlight the transmutation principle that identifies serious limitations to the study of large-scale systems with reductionist approaches. And I suggest that much of the underlying goal of macroecology is the pursuit of general principles and the escape from contingency. I highlight that there are many intertwined aspects of macroecology, with a number of resulting implications. I propose that returning to a focus on studying assemblages of a large number of particles is a helpful view. I propose defining macroecology as “the study at the aggregate level of aggregate ecological entities made up of large numbers of particles for the purposes of pursuing generality”.&quot;,&quot;container-title&quot;:&quot;Global Ecology and Biogeography&quot;,&quot;DOI&quot;:&quot;10.1111/geb.12855&quot;,&quot;ISSN&quot;:&quot;1466-8238&quot;,&quot;issue&quot;:&quot;1&quot;,&quot;language&quot;:&quot;en&quot;,&quot;license&quot;:&quot;© 2018 John Wiley &amp; Sons Ltd&quot;,&quot;page&quot;:&quot;6-17&quot;,&quot;source&quot;:&quot;Wiley Online Library&quot;,&quot;title&quot;:&quot;The what, how and why of doing macroecology&quot;,&quot;volume&quot;:&quot;28&quot;,&quot;author&quot;:[{&quot;family&quot;:&quot;McGill&quot;,&quot;given&quot;:&quot;Brian J.&quot;}],&quot;issued&quot;:{&quot;date-parts&quot;:[[&quot;2019&quot;]]}}}],&quot;schema&quot;:&quot;https://github.com/citation-style-language/schema/raw/master/csl-citation.json&quot;} RNDd15wPhdHjj"/><text:span text:style-name="T153">(Houlahan </text:span><text:span text:style-name="T137">et al.</text:span><text:span text:style-name="T138"> 2017; McGill 2019)</text:span><text:reference-mark-end text:name="ZOTERO_ITEM CSL_CITATION {&quot;citationID&quot;:&quot;lcizQrpi&quot;,&quot;properties&quot;:{&quot;formattedCitation&quot;:&quot;(Houlahan {\\i{}et al.} 2017; McGill 2019)&quot;,&quot;plainCitation&quot;:&quot;(Houlahan et al. 2017; McGill 2019)&quot;,&quot;noteIndex&quot;:0},&quot;citationItems&quot;:[{&quot;id&quot;:4101,&quot;uris&quot;:[&quot;http://zotero.org/users/7057764/items/L4T6DZ2C&quot;],&quot;itemData&quot;:{&quot;id&quot;:4101,&quot;type&quot;:&quot;article-journal&quot;,&quot;abstract&quot;:&quot;The objective of science is to understand the natural world; we argue that prediction is the only way to demonstrate scientific understanding, implying that prediction should be a fundamental aspect of all scientific disciplines. Reproducibility is an essential requirement of good science and arises from the ability to develop models that make accurate predictions on new data. Ecology, however, with a few exceptions, has abandoned prediction as a central focus and faces its own crisis of reproducibility. Models are where ecological understanding is stored and they are the source of all predictions – no prediction is possible without a model of the world. Models can be improved in three ways: model variables, functional relationships among dependent and independent variables, and in parameter estimates. Ecologists rarely test to assess whether new models have made advances by identifying new and important variables, elucidating functional relationships, or improving parameter estimates. Without these tests it is difficult to know if we understand more today than we did yesterday. A new commitment to prediction in ecology would lead to, among other things, more mature (i.e. quantitative) hypotheses, prioritization of modeling techniques that are more appropriate for prediction (e.g. using continuous independent variables rather than categorical) and, ultimately, advancement towards a more general understanding of the natural world. Synthesis Ecology, with a few exceptions, has abandoned prediction and therefore the ability to demonstrate understanding. Here we address how this has inhibited progress in ecology and explore how a renewed focus on prediction would benefit ecologists. The lack of emphasis on prediction has resulted in a discipline that tests qualitative, imprecise hypotheses with little concern for whether the results are generalizable beyond where and when the data were collected. A renewed commitment to prediction would allow ecologists to address critical questions about the generalizability of our results and the progress we are making towards understanding the natural world.&quot;,&quot;container-title&quot;:&quot;Oikos&quot;,&quot;DOI&quot;:&quot;10.1111/oik.03726&quot;,&quot;ISSN&quot;:&quot;1600-0706&quot;,&quot;issue&quot;:&quot;1&quot;,&quot;language&quot;:&quot;en&quot;,&quot;license&quot;:&quot;© 2016 The Authors&quot;,&quot;note&quot;:&quot;_eprint: https://onlinelibrary.wiley.com/doi/pdf/10.1111/oik.03726&quot;,&quot;page&quot;:&quot;1-7&quot;,&quot;source&quot;:&quot;Wiley Online Library&quot;,&quot;title&quot;:&quot;The priority of prediction in ecological understanding&quot;,&quot;volume&quot;:&quot;126&quot;,&quot;author&quot;:[{&quot;family&quot;:&quot;Houlahan&quot;,&quot;given&quot;:&quot;Jeff E.&quot;},{&quot;family&quot;:&quot;McKinney&quot;,&quot;given&quot;:&quot;Shawn T.&quot;},{&quot;family&quot;:&quot;Anderson&quot;,&quot;given&quot;:&quot;T. Michael&quot;},{&quot;family&quot;:&quot;McGill&quot;,&quot;given&quot;:&quot;Brian J.&quot;}],&quot;issued&quot;:{&quot;date-parts&quot;:[[&quot;2017&quot;]]}}},{&quot;id&quot;:270,&quot;uris&quot;:[&quot;http://zotero.org/users/7057764/items/4SPU7PQ6&quot;],&quot;itemData&quot;:{&quot;id&quot;:270,&quot;type&quot;:&quot;article-journal&quot;,&quot;abstract&quot;:&quot;Macroecology is a growing and important subdiscipline of ecology, but it is becoming increasingly diffuse, without an organizing principle that is widely agreed upon. I highlight two main current views of macroecology: as the study of large-scale systems and as the study of emergent systems. I trace the history of both these views through the writings of the founders of macroecology. I also highlight the transmutation principle that identifies serious limitations to the study of large-scale systems with reductionist approaches. And I suggest that much of the underlying goal of macroecology is the pursuit of general principles and the escape from contingency. I highlight that there are many intertwined aspects of macroecology, with a number of resulting implications. I propose that returning to a focus on studying assemblages of a large number of particles is a helpful view. I propose defining macroecology as “the study at the aggregate level of aggregate ecological entities made up of large numbers of particles for the purposes of pursuing generality”.&quot;,&quot;container-title&quot;:&quot;Global Ecology and Biogeography&quot;,&quot;DOI&quot;:&quot;10.1111/geb.12855&quot;,&quot;ISSN&quot;:&quot;1466-8238&quot;,&quot;issue&quot;:&quot;1&quot;,&quot;language&quot;:&quot;en&quot;,&quot;license&quot;:&quot;© 2018 John Wiley &amp; Sons Ltd&quot;,&quot;page&quot;:&quot;6-17&quot;,&quot;source&quot;:&quot;Wiley Online Library&quot;,&quot;title&quot;:&quot;The what, how and why of doing macroecology&quot;,&quot;volume&quot;:&quot;28&quot;,&quot;author&quot;:[{&quot;family&quot;:&quot;McGill&quot;,&quot;given&quot;:&quot;Brian J.&quot;}],&quot;issued&quot;:{&quot;date-parts&quot;:[[&quot;2019&quot;]]}}}],&quot;schema&quot;:&quot;https://github.com/citation-style-language/schema/raw/master/csl-citation.json&quot;} RNDd15wPhdHjj"/><text:span text:style-name="T102">. The overarching objective of my thesis is to find generalities on how species traits influence predator-prey interactions, migratory behaviour, and seasonal biogeography of terrestrial vertebrates. </text:span><text:span text:style-name="T103">Specifically, </text:span><text:span text:style-name="T105">I use a macroecological approach to</text:span><text:span text:style-name="T103"> ask: How general are trait relationships among predators and prey across all European terrestrial vertebrates (Chapter 1)? How general </text:span><text:span text:style-name="T107">are </text:span><text:span text:style-name="T103">predator-prey trait relationships among terrestrial vertebrates across ecosystems (Chapter 2)? How traits influence migratory behaviour of North American birds and what are the consequences for seasonal biogeography (Chapter 3)? And how traits and seasonal stressors drive North American bird trends (Chapter 4)? </text:span><text:span text:style-name="T107">In this </text:span><text:span text:style-name="T104">i</text:span><text:span text:style-name="T107">ntroduction, I will </text:span><text:span text:style-name="T108">present</text:span><text:span text:style-name="T107"> fi</text:span><text:span text:style-name="T104">ve </text:span><text:span text:style-name="T107">interrelated</text:span><text:span text:style-name="T104"> </text:span><text:span text:style-name="T107">ecological concepts fundamental to these questions</text:span><text:span text:style-name="T104">: the ecological niche, </text:span><text:span text:style-name="T107">species traits, </text:span><text:span text:style-name="T104">biogeography, trophic interactions, and seasonality. </text:span><text:span text:style-name="T107">I will </text:span><text:span text:style-name="T108">conclude</text:span><text:span text:style-name="T107"> the introduction by describing how these concepts tie into the overarching objectives and hypotheses of the entire thesis and each chapter.</text:span></text:p>
      <text:p text:style-name="P3"/>
      <text:h text:style-name="P21" text:outline-level="2">The ecological niche</text:h>
      <text:p text:style-name="P6"><text:span text:style-name="T3">Every species</text:span><text:span text:style-name="T2"> </text:span><text:span text:style-name="T3">has requirements to persist in an environment. </text:span><text:span text:style-name="T21">When</text:span><text:span text:style-name="T3"> these requirements are not met, and without sufficient immigration, </text:span><text:span text:style-name="T4">populations</text:span><text:span text:style-name="T3"> are destined to local extinction</text:span><text:span text:style-name="T46">s</text:span><text:span text:style-name="T3">. This concept of environmental requirements is </text:span><text:span text:style-name="T9">at the core of</text:span><text:span text:style-name="T3"> the ecological niche, defined as the biotic and abiotic factors for which a species has a positive growth rate </text:span><text:reference-mark-start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zNG75NBGZ6"/><text:span text:style-name="T3">(Chase &amp; Leibold 2003; Holt 2009)</text:span><text:reference-mark-end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zNG75NBGZ6"/><text:span text:style-name="T3">. </text:span><text:span text:style-name="T45">Thus, t</text:span><text:span text:style-name="T4">he ecological niche </text:span><text:span text:style-name="T22">encompass</text:span><text:span text:style-name="T3"> species response</text:span><text:span text:style-name="T33"> </text:span><text:span text:style-name="T3">and </text:span><text:span text:style-name="T47">impact</text:span><text:span text:style-name="T3"> within its environment, </text:span><text:span text:style-name="T33">serving as a central </text:span><text:span text:style-name="T40">concept</text:span><text:span text:style-name="T33"> for</text:span><text:span text:style-name="T4"> addressing</text:span><text:span text:style-name="T3"> some of </text:span><text:span text:style-name="T33">ecology’s </text:span><text:span text:style-name="T3">most fundamental </text:span><text:soft-page-break/><text:span text:style-name="T3">questions: Why are species found where they are </text:span><text:reference-mark-start text:name="ZOTERO_ITEM CSL_CITATION {&quot;citationID&quot;:&quot;y9OLvgUR&quot;,&quot;properties&quot;:{&quot;formattedCitation&quot;:&quot;(Wiens 2011)&quot;,&quot;plainCitation&quot;:&quot;(Wiens 2011)&quot;,&quot;noteIndex&quot;:0},&quot;citationItems&quot;:[{&quot;id&quot;:4106,&quot;uris&quot;:[&quot;http://zotero.org/users/7057764/items/BUUSQ3K8&quot;],&quot;itemData&quot;:{&quot;id&quot;:4106,&quot;type&quot;:&quot;article-journal&quot;,&quot;abstract&quot;:&quot;In this paper, I review the relevance of the niche to biogeography, and what biogeography may tell us about the niche. The niche is defined as the combination of abiotic and biotic conditions where a species can persist. I argue that most biogeographic patterns are created by niche differences over space, and that even ‘geographic barriers’ must have an ecological basis. However, we know little about specific ecological factors underlying most biogeographic patterns. Some evidence supports the importance of abiotic factors, whereas few examples exist of large-scale patterns created by biotic interactions. I also show how incorporating biogeography may offer new perspectives on resource-related niches and species interactions. Several examples demonstrate that even after a major evolutionary radiation within a region, the region can still be invaded by ecologically similar species from another clade, countering the long-standing idea that communities and regions are generally ‘saturated’ with species. I also describe the somewhat paradoxical situation where competition seems to limit trait evolution in a group, but does not prevent co-occurrence of species with similar values for that trait (called here the ‘competition–divergence–co-occurrence conundrum’). In general, the interface of biogeography and ecology could be a major area for research in both fields.&quot;,&quot;container-title&quot;:&quot;Philosophical Transactions of the Royal Society B: Biological Sciences&quot;,&quot;DOI&quot;:&quot;10.1098/rstb.2011.0059&quot;,&quot;issue&quot;:&quot;1576&quot;,&quot;note&quot;:&quot;publisher: Royal Society&quot;,&quot;page&quot;:&quot;2336-2350&quot;,&quot;source&quot;:&quot;royalsocietypublishing.org (Atypon)&quot;,&quot;title&quot;:&quot;The niche, biogeography and species interactions&quot;,&quot;volume&quot;:&quot;366&quot;,&quot;author&quot;:[{&quot;family&quot;:&quot;Wiens&quot;,&quot;given&quot;:&quot;John J.&quot;}],&quot;issued&quot;:{&quot;date-parts&quot;:[[&quot;2011&quot;,8,27]]}}}],&quot;schema&quot;:&quot;https://github.com/citation-style-language/schema/raw/master/csl-citation.json&quot;} RNDggYW2goCVH"/><text:span text:style-name="T3">(Wiens 2011)</text:span><text:reference-mark-end text:name="ZOTERO_ITEM CSL_CITATION {&quot;citationID&quot;:&quot;y9OLvgUR&quot;,&quot;properties&quot;:{&quot;formattedCitation&quot;:&quot;(Wiens 2011)&quot;,&quot;plainCitation&quot;:&quot;(Wiens 2011)&quot;,&quot;noteIndex&quot;:0},&quot;citationItems&quot;:[{&quot;id&quot;:4106,&quot;uris&quot;:[&quot;http://zotero.org/users/7057764/items/BUUSQ3K8&quot;],&quot;itemData&quot;:{&quot;id&quot;:4106,&quot;type&quot;:&quot;article-journal&quot;,&quot;abstract&quot;:&quot;In this paper, I review the relevance of the niche to biogeography, and what biogeography may tell us about the niche. The niche is defined as the combination of abiotic and biotic conditions where a species can persist. I argue that most biogeographic patterns are created by niche differences over space, and that even ‘geographic barriers’ must have an ecological basis. However, we know little about specific ecological factors underlying most biogeographic patterns. Some evidence supports the importance of abiotic factors, whereas few examples exist of large-scale patterns created by biotic interactions. I also show how incorporating biogeography may offer new perspectives on resource-related niches and species interactions. Several examples demonstrate that even after a major evolutionary radiation within a region, the region can still be invaded by ecologically similar species from another clade, countering the long-standing idea that communities and regions are generally ‘saturated’ with species. I also describe the somewhat paradoxical situation where competition seems to limit trait evolution in a group, but does not prevent co-occurrence of species with similar values for that trait (called here the ‘competition–divergence–co-occurrence conundrum’). In general, the interface of biogeography and ecology could be a major area for research in both fields.&quot;,&quot;container-title&quot;:&quot;Philosophical Transactions of the Royal Society B: Biological Sciences&quot;,&quot;DOI&quot;:&quot;10.1098/rstb.2011.0059&quot;,&quot;issue&quot;:&quot;1576&quot;,&quot;note&quot;:&quot;publisher: Royal Society&quot;,&quot;page&quot;:&quot;2336-2350&quot;,&quot;source&quot;:&quot;royalsocietypublishing.org (Atypon)&quot;,&quot;title&quot;:&quot;The niche, biogeography and species interactions&quot;,&quot;volume&quot;:&quot;366&quot;,&quot;author&quot;:[{&quot;family&quot;:&quot;Wiens&quot;,&quot;given&quot;:&quot;John J.&quot;}],&quot;issued&quot;:{&quot;date-parts&quot;:[[&quot;2011&quot;,8,27]]}}}],&quot;schema&quot;:&quot;https://github.com/citation-style-language/schema/raw/master/csl-citation.json&quot;} RNDggYW2goCVH"/><text:span text:style-name="T3">? How do so many species coexist </text:span><text:reference-mark-start text:name="ZOTERO_ITEM CSL_CITATION {&quot;citationID&quot;:&quot;nvQSoYJR&quot;,&quot;properties&quot;:{&quot;formattedCitation&quot;:&quot;(Chesson 2000)&quot;,&quot;plainCitation&quot;:&quot;(Chesson 2000)&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schema&quot;:&quot;https://github.com/citation-style-language/schema/raw/master/csl-citation.json&quot;} RNDZ2Bualv4Jm"/><text:span text:style-name="T3">(Chesson 2000)</text:span><text:reference-mark-end text:name="ZOTERO_ITEM CSL_CITATION {&quot;citationID&quot;:&quot;nvQSoYJR&quot;,&quot;properties&quot;:{&quot;formattedCitation&quot;:&quot;(Chesson 2000)&quot;,&quot;plainCitation&quot;:&quot;(Chesson 2000)&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schema&quot;:&quot;https://github.com/citation-style-language/schema/raw/master/csl-citation.json&quot;} RNDZ2Bualv4Jm"/><text:span text:style-name="T3">? Why are some species rare and others common </text:span><text:reference-mark-start text:name="ZOTERO_ITEM CSL_CITATION {&quot;citationID&quot;:&quot;qsIhIQGn&quot;,&quot;properties&quot;:{&quot;formattedCitation&quot;:&quot;(Matthews &amp; Whittaker 2015)&quot;,&quot;plainCitation&quot;:&quot;(Matthews &amp; Whittaker 2015)&quot;,&quot;noteIndex&quot;:0},&quot;citationItems&quot;:[{&quot;id&quot;:466,&quot;uris&quot;:[&quot;http://zotero.org/users/7057764/items/PXV7RTBY&quot;],&quot;itemData&quot;:{&quot;id&quot;:466,&quot;type&quot;:&quot;article-journal&quot;,&quot;abstract&quot;:&quot;The species abundance distribution (SAD) is an important concept in ecology, and much work has focused on the SAD in a theoretical context. However, less focus has been placed on the utility of SADs in applied ecology and biodiversity management, which therefore forms the focus of the present article. We illustrate that study of the SAD allows inferences beyond those that flow from many simple diversity indices, enabling workers to identify patterns in the commonness and rarity of species in a community. First, we discuss how incorporating SAD analyses into the study of ecological communities can generate useful information for the management of biodiversity. In particular, we argue that deconstructing ecological assemblages into various subsets and analysing how each subset contributes to the overall SAD can reveal patterns of interest to managers. Secondly, we review the many applications of SADs in applied ecological fields, including disturbance ecology, conservation planning and conservation biological control. Using examples we show that the SAD can be useful in applied ecology as it is visually intuitive, easy to implement in a broad variety of ecological contexts, and does not require substantial species-specific data. We provide a summary of the various methods available for plotting the SAD and illustrate how each method provides information of value for applied ecologists. Using empirical and simulated data, we show that the SAD can provide early warning of the effects of disturbance on ecological communities and that a number of SAD models represent useful tools for comparing communities in a management context. Synthesis and applications. Applied ecologists require tools that allow for relatively quick assessments of ecosystem health and/or the success of management prescriptions aimed at ameliorating the effects of disturbance. We demonstrate that that the methods reviewed herein provide such tools and that the species abundance distribution (SAD) has additional applied uses beyond traditional applications in disturbance ecology. We hope that this synthesis will provide a catalyst for advancing a more utilitarian SAD research agenda.&quot;,&quot;container-title&quot;:&quot;Journal of Applied Ecology&quot;,&quot;DOI&quot;:&quot;10.1111/1365-2664.12380&quot;,&quot;ISSN&quot;:&quot;1365-2664&quot;,&quot;issue&quot;:&quot;2&quot;,&quot;language&quot;:&quot;en&quot;,&quot;note&quot;:&quot;_eprint: https://besjournals.onlinelibrary.wiley.com/doi/pdf/10.1111/1365-2664.12380&quot;,&quot;page&quot;:&quot;443-454&quot;,&quot;source&quot;:&quot;Wiley Online Library&quot;,&quot;title&quot;:&quot;REVIEW: On the species abundance distribution in applied ecology and biodiversity management&quot;,&quot;title-short&quot;:&quot;REVIEW&quot;,&quot;volume&quot;:&quot;52&quot;,&quot;author&quot;:[{&quot;family&quot;:&quot;Matthews&quot;,&quot;given&quot;:&quot;Thomas J.&quot;},{&quot;family&quot;:&quot;Whittaker&quot;,&quot;given&quot;:&quot;Robert J.&quot;}],&quot;issued&quot;:{&quot;date-parts&quot;:[[&quot;2015&quot;]]}}}],&quot;schema&quot;:&quot;https://github.com/citation-style-language/schema/raw/master/csl-citation.json&quot;} RNDpFp8tWsMdl"/><text:span text:style-name="T3">(Matthews &amp; Whittaker 2015)</text:span><text:reference-mark-end text:name="ZOTERO_ITEM CSL_CITATION {&quot;citationID&quot;:&quot;qsIhIQGn&quot;,&quot;properties&quot;:{&quot;formattedCitation&quot;:&quot;(Matthews &amp; Whittaker 2015)&quot;,&quot;plainCitation&quot;:&quot;(Matthews &amp; Whittaker 2015)&quot;,&quot;noteIndex&quot;:0},&quot;citationItems&quot;:[{&quot;id&quot;:466,&quot;uris&quot;:[&quot;http://zotero.org/users/7057764/items/PXV7RTBY&quot;],&quot;itemData&quot;:{&quot;id&quot;:466,&quot;type&quot;:&quot;article-journal&quot;,&quot;abstract&quot;:&quot;The species abundance distribution (SAD) is an important concept in ecology, and much work has focused on the SAD in a theoretical context. However, less focus has been placed on the utility of SADs in applied ecology and biodiversity management, which therefore forms the focus of the present article. We illustrate that study of the SAD allows inferences beyond those that flow from many simple diversity indices, enabling workers to identify patterns in the commonness and rarity of species in a community. First, we discuss how incorporating SAD analyses into the study of ecological communities can generate useful information for the management of biodiversity. In particular, we argue that deconstructing ecological assemblages into various subsets and analysing how each subset contributes to the overall SAD can reveal patterns of interest to managers. Secondly, we review the many applications of SADs in applied ecological fields, including disturbance ecology, conservation planning and conservation biological control. Using examples we show that the SAD can be useful in applied ecology as it is visually intuitive, easy to implement in a broad variety of ecological contexts, and does not require substantial species-specific data. We provide a summary of the various methods available for plotting the SAD and illustrate how each method provides information of value for applied ecologists. Using empirical and simulated data, we show that the SAD can provide early warning of the effects of disturbance on ecological communities and that a number of SAD models represent useful tools for comparing communities in a management context. Synthesis and applications. Applied ecologists require tools that allow for relatively quick assessments of ecosystem health and/or the success of management prescriptions aimed at ameliorating the effects of disturbance. We demonstrate that that the methods reviewed herein provide such tools and that the species abundance distribution (SAD) has additional applied uses beyond traditional applications in disturbance ecology. We hope that this synthesis will provide a catalyst for advancing a more utilitarian SAD research agenda.&quot;,&quot;container-title&quot;:&quot;Journal of Applied Ecology&quot;,&quot;DOI&quot;:&quot;10.1111/1365-2664.12380&quot;,&quot;ISSN&quot;:&quot;1365-2664&quot;,&quot;issue&quot;:&quot;2&quot;,&quot;language&quot;:&quot;en&quot;,&quot;note&quot;:&quot;_eprint: https://besjournals.onlinelibrary.wiley.com/doi/pdf/10.1111/1365-2664.12380&quot;,&quot;page&quot;:&quot;443-454&quot;,&quot;source&quot;:&quot;Wiley Online Library&quot;,&quot;title&quot;:&quot;REVIEW: On the species abundance distribution in applied ecology and biodiversity management&quot;,&quot;title-short&quot;:&quot;REVIEW&quot;,&quot;volume&quot;:&quot;52&quot;,&quot;author&quot;:[{&quot;family&quot;:&quot;Matthews&quot;,&quot;given&quot;:&quot;Thomas J.&quot;},{&quot;family&quot;:&quot;Whittaker&quot;,&quot;given&quot;:&quot;Robert J.&quot;}],&quot;issued&quot;:{&quot;date-parts&quot;:[[&quot;2015&quot;]]}}}],&quot;schema&quot;:&quot;https://github.com/citation-style-language/schema/raw/master/csl-citation.json&quot;} RNDpFp8tWsMdl"/><text:span text:style-name="T3">? How do species interact with one another </text:span><text:reference-mark-start text:name="ZOTERO_ITEM CSL_CITATION {&quot;citationID&quot;:&quot;ZnnVERBw&quot;,&quot;properties&quot;:{&quot;formattedCitation&quot;:&quot;(Williams &amp; Purves 2011)&quot;,&quot;plainCitation&quot;:&quot;(Williams &amp; Purves 2011)&quot;,&quot;noteIndex&quot;:0},&quot;citationItems&quot;:[{&quot;id&quot;:786,&quot;uris&quot;:[&quot;http://zotero.org/users/7057764/items/VPFHG3LV&quot;],&quot;itemData&quot;:{&quot;id&quot;:786,&quot;type&quot;:&quot;article-journal&quot;,&quot;abstract&quot;:&quot;The structure of food webs, complex networks of interspecies feeding interactions, plays a crucial role in ecosystem resilience and function, and understanding food web structure remains a central problem in ecology. Previous studies have shown that key features of empirical food webs can be reproduced by low-dimensional “niche” models. Here we examine the form and variability of food web niche structure by fitting a probabilistic niche model to 37 empirical food webs, a much larger number of food webs than used in previous studies. The model relaxes previous assumptions about parameter distributions and hierarchy and returns parameter estimates for each species in each web. The model significantly outperforms previous niche model variants and also performs well for several webs where a body-size-based niche model performs poorly, implying that traits other than body size are important in structuring these webs' niche space. Parameter estimates frequently violate previous models' assumptions: in 19 of 37 webs, parameter values are not significantly hierarchical, 32 of 37 webs have nonuniform niche value distributions, and 15 of 37 webs lack a correlation between niche width and niche position. Extending the model to a two-dimensional niche space yields networks with a mixture of one- and two-dimensional niches and provides a significantly better fit for webs with a large number of species and links. These results confirm that food webs are strongly niche-structured but reveal substantial variation in the form of the niche structuring, a result with fundamental implications for ecosystem resilience and function.&quot;,&quot;container-title&quot;:&quot;Ecology&quot;,&quot;DOI&quot;:&quot;10.1890/11-0200.1&quot;,&quot;ISSN&quot;:&quot;1939-9170&quot;,&quot;issue&quot;:&quot;9&quot;,&quot;language&quot;:&quot;en&quot;,&quot;license&quot;:&quot;© 2011 by the Ecological Society of America&quot;,&quot;note&quot;:&quot;_eprint: https://onlinelibrary.wiley.com/doi/pdf/10.1890/11-0200.1&quot;,&quot;page&quot;:&quot;1849-1857&quot;,&quot;source&quot;:&quot;Wiley Online Library&quot;,&quot;title&quot;:&quot;The probabilistic niche model reveals substantial variation in the niche structure of empirical food webs&quot;,&quot;volume&quot;:&quot;92&quot;,&quot;author&quot;:[{&quot;family&quot;:&quot;Williams&quot;,&quot;given&quot;:&quot;Richard J.&quot;},{&quot;family&quot;:&quot;Purves&quot;,&quot;given&quot;:&quot;Drew W.&quot;}],&quot;issued&quot;:{&quot;date-parts&quot;:[[&quot;2011&quot;]]}}}],&quot;schema&quot;:&quot;https://github.com/citation-style-language/schema/raw/master/csl-citation.json&quot;} RNDdvReZnBmX4"/><text:span text:style-name="T3">(Williams &amp; Purves 2011)</text:span><text:reference-mark-end text:name="ZOTERO_ITEM CSL_CITATION {&quot;citationID&quot;:&quot;ZnnVERBw&quot;,&quot;properties&quot;:{&quot;formattedCitation&quot;:&quot;(Williams &amp; Purves 2011)&quot;,&quot;plainCitation&quot;:&quot;(Williams &amp; Purves 2011)&quot;,&quot;noteIndex&quot;:0},&quot;citationItems&quot;:[{&quot;id&quot;:786,&quot;uris&quot;:[&quot;http://zotero.org/users/7057764/items/VPFHG3LV&quot;],&quot;itemData&quot;:{&quot;id&quot;:786,&quot;type&quot;:&quot;article-journal&quot;,&quot;abstract&quot;:&quot;The structure of food webs, complex networks of interspecies feeding interactions, plays a crucial role in ecosystem resilience and function, and understanding food web structure remains a central problem in ecology. Previous studies have shown that key features of empirical food webs can be reproduced by low-dimensional “niche” models. Here we examine the form and variability of food web niche structure by fitting a probabilistic niche model to 37 empirical food webs, a much larger number of food webs than used in previous studies. The model relaxes previous assumptions about parameter distributions and hierarchy and returns parameter estimates for each species in each web. The model significantly outperforms previous niche model variants and also performs well for several webs where a body-size-based niche model performs poorly, implying that traits other than body size are important in structuring these webs' niche space. Parameter estimates frequently violate previous models' assumptions: in 19 of 37 webs, parameter values are not significantly hierarchical, 32 of 37 webs have nonuniform niche value distributions, and 15 of 37 webs lack a correlation between niche width and niche position. Extending the model to a two-dimensional niche space yields networks with a mixture of one- and two-dimensional niches and provides a significantly better fit for webs with a large number of species and links. These results confirm that food webs are strongly niche-structured but reveal substantial variation in the form of the niche structuring, a result with fundamental implications for ecosystem resilience and function.&quot;,&quot;container-title&quot;:&quot;Ecology&quot;,&quot;DOI&quot;:&quot;10.1890/11-0200.1&quot;,&quot;ISSN&quot;:&quot;1939-9170&quot;,&quot;issue&quot;:&quot;9&quot;,&quot;language&quot;:&quot;en&quot;,&quot;license&quot;:&quot;© 2011 by the Ecological Society of America&quot;,&quot;note&quot;:&quot;_eprint: https://onlinelibrary.wiley.com/doi/pdf/10.1890/11-0200.1&quot;,&quot;page&quot;:&quot;1849-1857&quot;,&quot;source&quot;:&quot;Wiley Online Library&quot;,&quot;title&quot;:&quot;The probabilistic niche model reveals substantial variation in the niche structure of empirical food webs&quot;,&quot;volume&quot;:&quot;92&quot;,&quot;author&quot;:[{&quot;family&quot;:&quot;Williams&quot;,&quot;given&quot;:&quot;Richard J.&quot;},{&quot;family&quot;:&quot;Purves&quot;,&quot;given&quot;:&quot;Drew W.&quot;}],&quot;issued&quot;:{&quot;date-parts&quot;:[[&quot;2011&quot;]]}}}],&quot;schema&quot;:&quot;https://github.com/citation-style-language/schema/raw/master/csl-citation.json&quot;} RNDdvReZnBmX4"/><text:span text:style-name="T3">? What roles do species play in ecosystems </text:span><text:reference-mark-start text:name="ZOTERO_ITEM CSL_CITATION {&quot;citationID&quot;:&quot;Nu3whCB3&quot;,&quot;properties&quot;:{&quot;formattedCitation&quot;:&quot;(Cirtwill {\\i{}et al.} 2018)&quot;,&quot;plainCitation&quot;:&quot;(Cirtwill et al. 2018)&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nrPKWkjbWA"/><text:span text:style-name="T129">(Cirtwill </text:span><text:span text:style-name="T137">et al.</text:span><text:span text:style-name="T138"> 2018)</text:span><text:reference-mark-end text:name="ZOTERO_ITEM CSL_CITATION {&quot;citationID&quot;:&quot;Nu3whCB3&quot;,&quot;properties&quot;:{&quot;formattedCitation&quot;:&quot;(Cirtwill {\\i{}et al.} 2018)&quot;,&quot;plainCitation&quot;:&quot;(Cirtwill et al. 2018)&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nrPKWkjbWA"/><text:span text:style-name="T3">? And, crucially, how will species and communities respond to rapid environmental changes </text:span><text:reference-mark-start text:name="ZOTERO_ITEM CSL_CITATION {&quot;citationID&quot;:&quot;NOiwoAGP&quot;,&quot;properties&quot;:{&quot;formattedCitation&quot;:&quot;(Tingley {\\i{}et al.} 2009)&quot;,&quot;plainCitation&quot;:&quot;(Tingley et al. 2009)&quot;,&quot;noteIndex&quot;:0},&quot;citationItems&quot;:[{&quot;id&quot;:4111,&quot;uris&quot;:[&quot;http://zotero.org/users/7057764/items/WCGQRI3N&quot;],&quot;itemData&quot;:{&quot;id&quot;:4111,&quot;type&quot;:&quot;article-journal&quot;,&quot;abstract&quot;:&quot;In the face of environmental change, species can evolve new physiological tolerances to cope with altered climatic conditions or move spatially to maintain existing physiological associations with particular climates that define each species' climatic niche. When environmental change occurs over short temporal and large spatial scales, vagile species are expected to move geographically by tracking their climatic niches through time. Here, we test for evidence of niche tracking in bird species of the Sierra Nevada mountains of California, focusing on 53 species resurveyed nearly a century apart at 82 sites on four elevational transects. Changes in climate and bird distributions resulted in focal species shifting their average climatological range over time. By comparing the directions of these shifts relative to the centroids of species' range-wide climatic niches, we found that 48 species (90.6%) tracked their climatic niche. Analysis of niche sensitivity on an independent set of occurrence data significantly predicted the temperature and precipitation gradients tracked by species. Furthermore, in 50 species (94.3%), site-specific occupancy models showed that the position of each site relative to the climatic niche centroid explained colonization and extinction probabilities better than a null model with constant probabilities. Combined, our results indicate that the factors limiting a bird species' range in the Sierra Nevada in the early 20th century also tended to drive changes in distribution over time, suggesting that climatic models derived from niche theory might be used successfully to forecast where and how to conserve species in the face of climate change.&quot;,&quot;container-title&quot;:&quot;Proceedings of the National Academy of Sciences&quot;,&quot;DOI&quot;:&quot;10.1073/pnas.0901562106&quot;,&quot;issue&quot;:&quot;supplement_2&quot;,&quot;note&quot;:&quot;publisher: Proceedings of the National Academy of Sciences&quot;,&quot;page&quot;:&quot;19637-19643&quot;,&quot;source&quot;:&quot;pnas.org (Atypon)&quot;,&quot;title&quot;:&quot;Birds track their Grinnellian niche through a century of climate change&quot;,&quot;volume&quot;:&quot;106&quot;,&quot;author&quot;:[{&quot;family&quot;:&quot;Tingley&quot;,&quot;given&quot;:&quot;Morgan W.&quot;},{&quot;family&quot;:&quot;Monahan&quot;,&quot;given&quot;:&quot;William B.&quot;},{&quot;family&quot;:&quot;Beissinger&quot;,&quot;given&quot;:&quot;Steven R.&quot;},{&quot;family&quot;:&quot;Moritz&quot;,&quot;given&quot;:&quot;Craig&quot;}],&quot;issued&quot;:{&quot;date-parts&quot;:[[&quot;2009&quot;,11,17]]}}}],&quot;schema&quot;:&quot;https://github.com/citation-style-language/schema/raw/master/csl-citation.json&quot;} RNDu6jLqjfs7F"/><text:span text:style-name="T129">(Tingley </text:span><text:span text:style-name="T137">et al.</text:span><text:span text:style-name="T138"> 2009)</text:span><text:reference-mark-end text:name="ZOTERO_ITEM CSL_CITATION {&quot;citationID&quot;:&quot;NOiwoAGP&quot;,&quot;properties&quot;:{&quot;formattedCitation&quot;:&quot;(Tingley {\\i{}et al.} 2009)&quot;,&quot;plainCitation&quot;:&quot;(Tingley et al. 2009)&quot;,&quot;noteIndex&quot;:0},&quot;citationItems&quot;:[{&quot;id&quot;:4111,&quot;uris&quot;:[&quot;http://zotero.org/users/7057764/items/WCGQRI3N&quot;],&quot;itemData&quot;:{&quot;id&quot;:4111,&quot;type&quot;:&quot;article-journal&quot;,&quot;abstract&quot;:&quot;In the face of environmental change, species can evolve new physiological tolerances to cope with altered climatic conditions or move spatially to maintain existing physiological associations with particular climates that define each species' climatic niche. When environmental change occurs over short temporal and large spatial scales, vagile species are expected to move geographically by tracking their climatic niches through time. Here, we test for evidence of niche tracking in bird species of the Sierra Nevada mountains of California, focusing on 53 species resurveyed nearly a century apart at 82 sites on four elevational transects. Changes in climate and bird distributions resulted in focal species shifting their average climatological range over time. By comparing the directions of these shifts relative to the centroids of species' range-wide climatic niches, we found that 48 species (90.6%) tracked their climatic niche. Analysis of niche sensitivity on an independent set of occurrence data significantly predicted the temperature and precipitation gradients tracked by species. Furthermore, in 50 species (94.3%), site-specific occupancy models showed that the position of each site relative to the climatic niche centroid explained colonization and extinction probabilities better than a null model with constant probabilities. Combined, our results indicate that the factors limiting a bird species' range in the Sierra Nevada in the early 20th century also tended to drive changes in distribution over time, suggesting that climatic models derived from niche theory might be used successfully to forecast where and how to conserve species in the face of climate change.&quot;,&quot;container-title&quot;:&quot;Proceedings of the National Academy of Sciences&quot;,&quot;DOI&quot;:&quot;10.1073/pnas.0901562106&quot;,&quot;issue&quot;:&quot;supplement_2&quot;,&quot;note&quot;:&quot;publisher: Proceedings of the National Academy of Sciences&quot;,&quot;page&quot;:&quot;19637-19643&quot;,&quot;source&quot;:&quot;pnas.org (Atypon)&quot;,&quot;title&quot;:&quot;Birds track their Grinnellian niche through a century of climate change&quot;,&quot;volume&quot;:&quot;106&quot;,&quot;author&quot;:[{&quot;family&quot;:&quot;Tingley&quot;,&quot;given&quot;:&quot;Morgan W.&quot;},{&quot;family&quot;:&quot;Monahan&quot;,&quot;given&quot;:&quot;William B.&quot;},{&quot;family&quot;:&quot;Beissinger&quot;,&quot;given&quot;:&quot;Steven R.&quot;},{&quot;family&quot;:&quot;Moritz&quot;,&quot;given&quot;:&quot;Craig&quot;}],&quot;issued&quot;:{&quot;date-parts&quot;:[[&quot;2009&quot;,11,17]]}}}],&quot;schema&quot;:&quot;https://github.com/citation-style-language/schema/raw/master/csl-citation.json&quot;} RNDu6jLqjfs7F"/><text:span text:style-name="T3">?</text:span></text:p>
      <text:p text:style-name="P14"/>
      <text:p text:style-name="P7"><text:span text:style-name="T60">From the beginning, it was clear the</text:span><text:span text:style-name="T61"> </text:span><text:span text:style-name="T62">ecological </text:span><text:span text:style-name="T60">niche was a complex concept </text:span><text:span text:style-name="T62">emerging from two</text:span><text:span text:style-name="T60"> diverging </text:span><text:span text:style-name="T62">perspective.</text:span><text:span text:style-name="T60"> </text:span><text:span text:style-name="T62">Joseph</text:span><text:span text:style-name="T59"> </text:span><text:span text:style-name="T10">Grinnell </text:span><text:reference-mark-start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YsqAUxHutv"/><text:span text:style-name="T10">(1917)</text:span><text:reference-mark-end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YsqAUxHutv"/><text:span text:style-name="T10"> </text:span><text:span text:style-name="T33">emphasized</text:span><text:span text:style-name="T10"> </text:span><text:span text:style-name="T48">on the </text:span><text:span text:style-name="T33">species</text:span><text:span text:style-name="T10"> relationships </text:span><text:span text:style-name="T33">with</text:span><text:span text:style-name="T10"> abiotic factors in his seminal </text:span><text:span text:style-name="T33">work</text:span><text:span text:style-name="T10"> on the</text:span><text:span text:style-name="T5"> distribution of the California Trasher. </text:span><text:span text:style-name="T33">He</text:span><text:span text:style-name="T5"> </text:span><text:span text:style-name="T45">proposed</text:span><text:span text:style-name="T5"> that “[..] no two species regularly established in a single fauna have precisely the same niche relationships”, </text:span><text:span text:style-name="T10">formulating</text:span><text:span text:style-name="T6"> the competitive exclusion principle later </text:span><text:span text:style-name="T19">predicted by </text:span><text:span text:style-name="T22">Vito Volterra’s </text:span><text:reference-mark-start text:name="ZOTERO_ITEM CSL_CITATION {&quot;citationID&quot;:&quot;nQBhTefm&quot;,&quot;properties&quot;:{&quot;formattedCitation&quot;:&quot;(Volterra 1928)&quot;,&quot;plainCitation&quot;:&quot;(Volterra 1928)&quot;,&quot;dontUpdate&quot;:true,&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wYhXfGuNBC"/><text:span text:style-name="T22">(1928)</text:span><text:reference-mark-end text:name="ZOTERO_ITEM CSL_CITATION {&quot;citationID&quot;:&quot;nQBhTefm&quot;,&quot;properties&quot;:{&quot;formattedCitation&quot;:&quot;(Volterra 1928)&quot;,&quot;plainCitation&quot;:&quot;(Volterra 1928)&quot;,&quot;dontUpdate&quot;:true,&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wYhXfGuNBC"/><text:span text:style-name="T19"> mathematical models and demonstrated in lab</text:span><text:span text:style-name="T6"> </text:span><text:span text:style-name="T19">experiments </text:span><text:span text:style-name="T6">by </text:span><text:span text:style-name="T22">Georgy </text:span><text:span text:style-name="T6">Gause </text:span><text:reference-mark-start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z9Mv4EApXB"/><text:span text:style-name="T6">(1934)</text:span><text:reference-mark-end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z9Mv4EApXB"/><text:span text:style-name="T6">. In contrast, </text:span><text:span text:style-name="T48">Charles </text:span><text:span text:style-name="T6">Elton </text:span><text:reference-mark-start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0NapCdIvT2"/><text:span text:style-name="T6">(1927)</text:span><text:reference-mark-end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0NapCdIvT2"/><text:span text:style-name="T6"> </text:span><text:span text:style-name="T16">focused on the position of species within its biotic environment, defining</text:span><text:span text:style-name="T6"> the niche as the “status of the animal in the community”</text:span><text:span text:style-name="T11">. </text:span><text:span text:style-name="T12">These </text:span><text:span text:style-name="T33">two perspective</text:span><text:span text:style-name="T46">s</text:span><text:span text:style-name="T33"> set the stage for G. Evelyn Hutchinson to</text:span><text:span text:style-name="T12"> develo</text:span><text:span text:style-name="T33">p his hypervolume model</text:span><text:span text:style-name="T12"> of the niche </text:span><text:reference-mark-start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CKo7RFVanD"/><text:span text:style-name="T12">(</text:span><text:span text:style-name="T33">Hutchinson </text:span><text:span text:style-name="T12">1957)</text:span><text:reference-mark-end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CKo7RFVanD"/><text:span text:style-name="T12">. For Hutchinson, the</text:span><text:span text:style-name="T13"> </text:span><text:span text:style-name="T12">niche is the </text:span><text:span text:style-name="T13">location</text:span><text:span text:style-name="T12"> where a species can </text:span><text:span text:style-name="T13">establish and </text:span><text:span text:style-name="T12">persist in a n-dimensional space </text:span><text:span text:style-name="T16">where</text:span><text:span text:style-name="T12"> ax</text:span><text:span text:style-name="T16">e</text:span><text:span text:style-name="T12">s </text:span><text:span text:style-name="T16">are</text:span><text:span text:style-name="T12"> environmental variable</text:span><text:span text:style-name="T16">s</text:span><text:span text:style-name="T12">. </text:span><text:span text:style-name="T14">H</text:span><text:span text:style-name="T13">is </text:span><text:span text:style-name="T33">framework</text:span><text:span text:style-name="T13"> </text:span><text:span text:style-name="T14">successfully integrate the Grinnellian dimensions </text:span><text:span text:style-name="T13">of the niche </text:span><text:span text:style-name="T6">(environment</text:span><text:span text:style-name="T20">al requirements</text:span><text:span text:style-name="T6">) </text:span><text:span text:style-name="T14">in an intuitive quantitative framework</text:span><text:span text:style-name="T6">, </text:span><text:span text:style-name="T14">shaping the theoretical work in coexistence </text:span><text:reference-mark-start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edPssaXYm6"/><text:span text:style-name="T117">(Chesson 2000; Letten </text:span><text:span text:style-name="T137">et al.</text:span><text:span text:style-name="T138"> 2017)</text:span><text:reference-mark-end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edPssaXYm6"/><text:span text:style-name="T14"> and biogeography </text:span><text:reference-mark-start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LQWib9KXiM"/><text:span text:style-name="T117">(Godsoe </text:span><text:span text:style-name="T137">et al.</text:span><text:span text:style-name="T138"> 2017; Guisan &amp; Zimmermann 2000)</text:span><text:reference-mark-end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LQWib9KXiM"/><text:span text:style-name="T14"> for decades. </text:span></text:p>
      <text:p text:style-name="P15"/>
      <text:p text:style-name="P6"><text:span text:style-name="T48">T</text:span><text:span text:style-name="T34">he</text:span><text:span text:style-name="T22"> dynamic nature </text:span><text:span text:style-name="T14">of</text:span><text:span text:style-name="T6"> Eltonian’</text:span><text:span text:style-name="T34">s</text:span><text:span text:style-name="T6"> dimensions of the niche (relationships to other species)</text:span><text:span text:style-name="T13"> </text:span><text:span text:style-name="T34">posed challenges </text:span><text:span text:style-name="T14">in </text:span><text:span text:style-name="T34">integrating them into </text:span><text:span text:style-name="T14">Hutchinson’s hypervolume framework </text:span><text:reference-mark-start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GYtpHO4lt9"/><text:span text:style-name="T14">(McInerny &amp; Etienne 2012)</text:span><text:reference-mark-end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GYtpHO4lt9"/><text:span text:style-name="T6">.</text:span><text:span text:style-name="T7"> </text:span><text:span text:style-name="T48">R</text:span><text:span text:style-name="T34">ecent research has focused on</text:span><text:span text:style-name="T8"> integrat</text:span><text:span text:style-name="T16">ing</text:span><text:span text:style-name="T8"> the Grinnellian and Eltonian niches to better understand </text:span><text:span text:style-name="T22">the distribution</text:span><text:span text:style-name="T34">s</text:span><text:span text:style-name="T22"> of species</text:span><text:span text:style-name="T8"> </text:span><text:reference-mark-start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mWSWYBAPsu"/><text:span text:style-name="T116">(Sober</text:span><text:span text:style-name="T136">ón 2007)</text:span><text:reference-mark-end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mWSWYBAPsu"/><text:span text:style-name="T8"> and </text:span><text:span text:style-name="T22">interactions</text:span><text:span text:style-name="T8"> </text:span><text:reference-mark-start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PnVbCrmiyq"/><text:span text:style-name="T118">(Gravel </text:span><text:span text:style-name="T137">et al.</text:span><text:span text:style-name="T138"> 2019)</text:span><text:reference-mark-end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PnVbCrmiyq"/><text:span text:style-name="T8">. This </text:span><text:soft-page-break/><text:span text:style-name="T8">integration raised new </text:span><text:span text:style-name="T48">debates</text:span><text:span text:style-name="T8"> such as </text:span><text:span text:style-name="T48">what is the role of species interaction</text:span><text:span text:style-name="T49">s</text:span><text:span text:style-name="T48"> </text:span><text:span text:style-name="T8">on species distributions across scales</text:span>?<text:span text:style-name="T8"> Traditionally, it was believed that species interactions primarily influence distributions at local scales, while climate shape regional and geographic scale distributions </text:span><text:reference-mark-start text:name="ZOTERO_ITEM CSL_CITATION {&quot;citationID&quot;:&quot;eDrI2IZW&quot;,&quot;properties&quot;:{&quot;formattedCitation&quot;:&quot;(Keddy 1992; Sober\\uc0\\u243{}n 2007; Whittaker {\\i{}et al.} 2001)&quot;,&quot;plainCitation&quot;:&quot;(Keddy 1992; Soberón 2007; Whittaker et al. 2001)&quot;,&quot;noteIndex&quot;:0},&quot;citationItems&quot;:[{&quot;id&quot;:4113,&quot;uris&quot;:[&quot;http://zotero.org/users/7057764/items/EFMHZ2WN&quot;],&quot;itemData&quot;:{&quot;id&quot;:4113,&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cyubRJmePu"/><text:span text:style-name="T118">(Keddy 1992; Sober</text:span><text:span text:style-name="T138">ón 2007; Whittaker </text:span><text:span text:style-name="T137">et al.</text:span><text:span text:style-name="T138"> 2001)</text:span><text:reference-mark-end text:name="ZOTERO_ITEM CSL_CITATION {&quot;citationID&quot;:&quot;eDrI2IZW&quot;,&quot;properties&quot;:{&quot;formattedCitation&quot;:&quot;(Keddy 1992; Sober\\uc0\\u243{}n 2007; Whittaker {\\i{}et al.} 2001)&quot;,&quot;plainCitation&quot;:&quot;(Keddy 1992; Soberón 2007; Whittaker et al. 2001)&quot;,&quot;noteIndex&quot;:0},&quot;citationItems&quot;:[{&quot;id&quot;:4113,&quot;uris&quot;:[&quot;http://zotero.org/users/7057764/items/EFMHZ2WN&quot;],&quot;itemData&quot;:{&quot;id&quot;:4113,&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cyubRJmePu"/><text:span text:style-name="T15">. </text:span><text:span text:style-name="T22">However, there are now evidence that</text:span><text:span text:style-name="T15"> the </text:span><text:span text:style-name="T34">effects of local </text:span><text:span text:style-name="T15">species interactions </text:span><text:span text:style-name="T22">can</text:span><text:span text:style-name="T15"> scale-up to influence distributions at all scales </text:span><text:reference-mark-start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sFdxBpF2aF"/><text:span text:style-name="T119">(Ara</text:span><text:span text:style-name="T138">újo &amp; Rozenfeld 2014; Belmaker </text:span><text:span text:style-name="T137">et al.</text:span><text:span text:style-name="T138"> 2015)</text:span><text:reference-mark-end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sFdxBpF2aF"/><text:span text:style-name="T15">. </text:span><text:span text:style-name="T52">Another debate that raised from attempts to integrate the Grinnellian and Eltonian niches is whether variation in interactions over environmental gradients is mainly driven by turnover of species or of interactions </text:span><text:reference-mark-start text:name="ZOTERO_ITEM CSL_CITATION {&quot;citationID&quot;:&quot;vzxGqXxY&quot;,&quot;properties&quot;:{&quot;formattedCitation&quot;:&quot;(Poisot {\\i{}et al.} 2012; Tylianakis &amp; Morris 2017)&quot;,&quot;plainCitation&quot;:&quot;(Poisot et al. 2012; Tylianakis &amp; Morris 2017)&quot;,&quot;noteIndex&quot;:0},&quot;citationItems&quot;:[{&quot;id&quot;:142,&quot;uris&quot;:[&quot;http://zotero.org/users/7057764/items/F7DB9DJ2&quot;],&quot;itemData&quot;:{&quot;id&quot;:142,&quot;type&quot;:&quot;article-journal&quot;,&quot;abstract&quot;:&quot;In a context of global changes, and amidst the perpetual modification of community structure undergone by most natural ecosystems, it is more important than ever to understand how species interactions vary through space and time. The integration of biogeography and network theory will yield important results and further our understanding of species interactions. It has, however, been hampered so far by the difficulty to quantify variation among interaction networks. Here, we propose a general framework to study the dissimilarity of species interaction networks over time, space or environments, allowing both the use of quantitative and qualitative data. We decompose network dissimilarity into interactions and species turnover components, so that it is immediately comparable to common measures of β-diversity. We emphasise that scaling up β-diversity of community composition to the β-diversity of interactions requires only a small methodological step, which we foresee will help empiricists adopt this method. We illustrate the framework with a large dataset of hosts and parasites interactions and highlight other possible usages. We discuss a research agenda towards a biogeographical theory of species interactions.&quot;,&quot;container-title&quot;:&quot;Ecology Letters&quot;,&quot;DOI&quot;:&quot;10.1111/ele.12002&quot;,&quot;ISSN&quot;:&quot;1461-0248&quot;,&quot;issue&quot;:&quot;12&quot;,&quot;language&quot;:&quot;en&quot;,&quot;license&quot;:&quot;© 2012 Blackwell Publishing Ltd/CNRS&quot;,&quot;page&quot;:&quot;1353-1361&quot;,&quot;source&quot;:&quot;Wiley Online Library&quot;,&quot;title&quot;:&quot;The dissimilarity of species interaction networks&quot;,&quot;volume&quot;:&quot;15&quot;,&quot;author&quot;:[{&quot;family&quot;:&quot;Poisot&quot;,&quot;given&quot;:&quot;Timothée&quot;},{&quot;family&quot;:&quot;Canard&quot;,&quot;given&quot;:&quot;Elsa&quot;},{&quot;family&quot;:&quot;Mouillot&quot;,&quot;given&quot;:&quot;David&quot;},{&quot;family&quot;:&quot;Mouquet&quot;,&quot;given&quot;:&quot;Nicolas&quot;},{&quot;family&quot;:&quot;Gravel&quot;,&quot;given&quot;:&quot;Dominique&quot;}],&quot;issued&quot;:{&quot;date-parts&quot;:[[&quot;2012&quot;]]}}},{&quot;id&quot;:762,&quot;uris&quot;:[&quot;http://zotero.org/users/7057764/items/U8V963FZ&quot;],&quot;itemData&quot;:{&quot;id&quot;:762,&quot;type&quot;:&quot;article-journal&quot;,&quot;abstract&quot;:&quot;Ecological networks have a long history in ecology, and a recent increase in network analyses across environmental gradients has revealed important changes in their structure, dynamics, and functioning. These changes can be broadly grouped according to three nonexclusive mechanisms: (a) changes in the species composition of the networks (driven by interaction patterns of invaders, nonrandom extinction of species according to their traits, or differences among species in population responses across gradients); (b) changes that alter interaction frequencies via changes in search efficiency (driven by altered habitat structure or metabolic rates) or changes in spatial and temporal overlap; and (c) changes to coevolutionary processes and patterns. Taking spatial and temporal processes into account can further elucidate network variation and improve predictions of network responses to environmental change. Emerging evidence links network structure to ecosystem functioning; however, scaling up to metanetworks or multilayer networks may modify interpretations of network structure, stability, and functioning.&quot;,&quot;container-title&quot;:&quot;Annual Review of Ecology, Evolution, and Systematics&quot;,&quot;DOI&quot;:&quot;10.1146/annurev-ecolsys-110316-022821&quot;,&quot;ISSN&quot;:&quot;1543-592X&quot;,&quot;issue&quot;:&quot;1&quot;,&quot;journalAbbreviation&quot;:&quot;Annu. Rev. Ecol. Evol. Syst.&quot;,&quot;note&quot;:&quot;publisher: Annual Reviews&quot;,&quot;page&quot;:&quot;25-48&quot;,&quot;source&quot;:&quot;www-annualreviews-org.proxy3.library.mcgill.ca (Atypon)&quot;,&quot;title&quot;:&quot;Ecological Networks Across Environmental Gradients&quot;,&quot;volume&quot;:&quot;48&quot;,&quot;author&quot;:[{&quot;family&quot;:&quot;Tylianakis&quot;,&quot;given&quot;:&quot;Jason M.&quot;},{&quot;family&quot;:&quot;Morris&quot;,&quot;given&quot;:&quot;Rebecca J.&quot;}],&quot;issued&quot;:{&quot;date-parts&quot;:[[&quot;2017&quot;,11,2]]}}}],&quot;schema&quot;:&quot;https://github.com/citation-style-language/schema/raw/master/csl-citation.json&quot;} RNDQnYWCyo7k1"/><text:span text:style-name="T130">(Poisot </text:span><text:span text:style-name="T137">et al.</text:span><text:span text:style-name="T138"> 2012; Tylianakis &amp; Morris 2017)</text:span><text:reference-mark-end text:name="ZOTERO_ITEM CSL_CITATION {&quot;citationID&quot;:&quot;vzxGqXxY&quot;,&quot;properties&quot;:{&quot;formattedCitation&quot;:&quot;(Poisot {\\i{}et al.} 2012; Tylianakis &amp; Morris 2017)&quot;,&quot;plainCitation&quot;:&quot;(Poisot et al. 2012; Tylianakis &amp; Morris 2017)&quot;,&quot;noteIndex&quot;:0},&quot;citationItems&quot;:[{&quot;id&quot;:142,&quot;uris&quot;:[&quot;http://zotero.org/users/7057764/items/F7DB9DJ2&quot;],&quot;itemData&quot;:{&quot;id&quot;:142,&quot;type&quot;:&quot;article-journal&quot;,&quot;abstract&quot;:&quot;In a context of global changes, and amidst the perpetual modification of community structure undergone by most natural ecosystems, it is more important than ever to understand how species interactions vary through space and time. The integration of biogeography and network theory will yield important results and further our understanding of species interactions. It has, however, been hampered so far by the difficulty to quantify variation among interaction networks. Here, we propose a general framework to study the dissimilarity of species interaction networks over time, space or environments, allowing both the use of quantitative and qualitative data. We decompose network dissimilarity into interactions and species turnover components, so that it is immediately comparable to common measures of β-diversity. We emphasise that scaling up β-diversity of community composition to the β-diversity of interactions requires only a small methodological step, which we foresee will help empiricists adopt this method. We illustrate the framework with a large dataset of hosts and parasites interactions and highlight other possible usages. We discuss a research agenda towards a biogeographical theory of species interactions.&quot;,&quot;container-title&quot;:&quot;Ecology Letters&quot;,&quot;DOI&quot;:&quot;10.1111/ele.12002&quot;,&quot;ISSN&quot;:&quot;1461-0248&quot;,&quot;issue&quot;:&quot;12&quot;,&quot;language&quot;:&quot;en&quot;,&quot;license&quot;:&quot;© 2012 Blackwell Publishing Ltd/CNRS&quot;,&quot;page&quot;:&quot;1353-1361&quot;,&quot;source&quot;:&quot;Wiley Online Library&quot;,&quot;title&quot;:&quot;The dissimilarity of species interaction networks&quot;,&quot;volume&quot;:&quot;15&quot;,&quot;author&quot;:[{&quot;family&quot;:&quot;Poisot&quot;,&quot;given&quot;:&quot;Timothée&quot;},{&quot;family&quot;:&quot;Canard&quot;,&quot;given&quot;:&quot;Elsa&quot;},{&quot;family&quot;:&quot;Mouillot&quot;,&quot;given&quot;:&quot;David&quot;},{&quot;family&quot;:&quot;Mouquet&quot;,&quot;given&quot;:&quot;Nicolas&quot;},{&quot;family&quot;:&quot;Gravel&quot;,&quot;given&quot;:&quot;Dominique&quot;}],&quot;issued&quot;:{&quot;date-parts&quot;:[[&quot;2012&quot;]]}}},{&quot;id&quot;:762,&quot;uris&quot;:[&quot;http://zotero.org/users/7057764/items/U8V963FZ&quot;],&quot;itemData&quot;:{&quot;id&quot;:762,&quot;type&quot;:&quot;article-journal&quot;,&quot;abstract&quot;:&quot;Ecological networks have a long history in ecology, and a recent increase in network analyses across environmental gradients has revealed important changes in their structure, dynamics, and functioning. These changes can be broadly grouped according to three nonexclusive mechanisms: (a) changes in the species composition of the networks (driven by interaction patterns of invaders, nonrandom extinction of species according to their traits, or differences among species in population responses across gradients); (b) changes that alter interaction frequencies via changes in search efficiency (driven by altered habitat structure or metabolic rates) or changes in spatial and temporal overlap; and (c) changes to coevolutionary processes and patterns. Taking spatial and temporal processes into account can further elucidate network variation and improve predictions of network responses to environmental change. Emerging evidence links network structure to ecosystem functioning; however, scaling up to metanetworks or multilayer networks may modify interpretations of network structure, stability, and functioning.&quot;,&quot;container-title&quot;:&quot;Annual Review of Ecology, Evolution, and Systematics&quot;,&quot;DOI&quot;:&quot;10.1146/annurev-ecolsys-110316-022821&quot;,&quot;ISSN&quot;:&quot;1543-592X&quot;,&quot;issue&quot;:&quot;1&quot;,&quot;journalAbbreviation&quot;:&quot;Annu. Rev. Ecol. Evol. Syst.&quot;,&quot;note&quot;:&quot;publisher: Annual Reviews&quot;,&quot;page&quot;:&quot;25-48&quot;,&quot;source&quot;:&quot;www-annualreviews-org.proxy3.library.mcgill.ca (Atypon)&quot;,&quot;title&quot;:&quot;Ecological Networks Across Environmental Gradients&quot;,&quot;volume&quot;:&quot;48&quot;,&quot;author&quot;:[{&quot;family&quot;:&quot;Tylianakis&quot;,&quot;given&quot;:&quot;Jason M.&quot;},{&quot;family&quot;:&quot;Morris&quot;,&quot;given&quot;:&quot;Rebecca J.&quot;}],&quot;issued&quot;:{&quot;date-parts&quot;:[[&quot;2017&quot;,11,2]]}}}],&quot;schema&quot;:&quot;https://github.com/citation-style-language/schema/raw/master/csl-citation.json&quot;} RNDQnYWCyo7k1"/><text:span text:style-name="T52">. </text:span><text:span text:style-name="T53">We know that species abundances and interactions can vary with the environment, but it is unclear what is the relative importance of these two mechanisms on variation of ecological networks </text:span><text:reference-mark-start text:name="ZOTERO_ITEM CSL_CITATION {&quot;citationID&quot;:&quot;zMxuA545&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N8iHO0HOK6"/><text:span text:style-name="T131">(Gravel </text:span><text:span text:style-name="T137">et al.</text:span><text:span text:style-name="T138"> 2019)</text:span><text:reference-mark-end text:name="ZOTERO_ITEM CSL_CITATION {&quot;citationID&quot;:&quot;zMxuA545&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N8iHO0HOK6"/><text:span text:style-name="T53">. These two debates highlight how a better integration of the different niche axes would help some fundamental ecological questions.</text:span></text:p>
      <text:p text:style-name="P16"/>
      <text:p text:style-name="P30"><text:span text:style-name="T50">Ecological communities are not only shaped by the deterministic processes of niche theory, but also by stochastic elements. </text:span><text:span text:style-name="T51">In fact,</text:span><text:span text:style-name="T23"> </text:span><text:span text:style-name="T51">n</text:span><text:span text:style-name="T22">eutral theory, </text:span><text:span text:style-name="T51">first proposed by</text:span><text:span text:style-name="T23"> Hubbell </text:span><text:reference-mark-start text:name="ZOTERO_ITEM CSL_CITATION {&quot;citationID&quot;:&quot;KFLwQE62&quot;,&quot;properties&quot;:{&quot;formattedCitation&quot;:&quot;(Hubbell 2001)&quot;,&quot;plainCitation&quot;:&quot;(Hubbell 2001)&quot;,&quot;dontUpdate&quot;:true,&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aRLWAshqUS"/><text:span text:style-name="T23">(2001)</text:span><text:reference-mark-end text:name="ZOTERO_ITEM CSL_CITATION {&quot;citationID&quot;:&quot;KFLwQE62&quot;,&quot;properties&quot;:{&quot;formattedCitation&quot;:&quot;(Hubbell 2001)&quot;,&quot;plainCitation&quot;:&quot;(Hubbell 2001)&quot;,&quot;dontUpdate&quot;:true,&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aRLWAshqUS"/><text:span text:style-name="T23">, </text:span><text:span text:style-name="T35">posits</text:span><text:span text:style-name="T23"> that biodiversity is structured in space and time not by ecological differences </text:span><text:span text:style-name="T35">among species </text:span><text:span text:style-name="T23">(growth, death, dispersion rates) but by stochastic elements (ecological drift) </text:span><text:span text:style-name="T50">alone</text:span><text:span text:style-name="T23">. </text:span><text:span text:style-name="T22">Despite</text:span><text:span text:style-name="T23"> the </text:span><text:span text:style-name="T22">unrealistic </text:span><text:span text:style-name="T23">assumption of </text:span><text:span text:style-name="T22">perfect </text:span><text:span text:style-name="T23">equivalence </text:span><text:span text:style-name="T22">among species</text:span><text:span text:style-name="T23">, neutral theory successfully predict</text:span><text:span text:style-name="T22">s</text:span><text:span text:style-name="T23"> many community </text:span><text:span text:style-name="T35">properties</text:span><text:span text:style-name="T23"> </text:span><text:reference-mark-start text:name="ZOTERO_ITEM CSL_CITATION {&quot;citationID&quot;:&quot;z6qRUPt8&quot;,&quot;properties&quot;:{&quot;formattedCitation&quot;:&quot;(Bell &amp; Schluter 2000; Canard {\\i{}et al.} 2012)&quot;,&quot;plainCitation&quot;:&quot;(Bell &amp; Schluter 2000; Canard et al. 2012)&quot;,&quot;noteIndex&quot;:0},&quot;citationItems&quot;:[{&quot;id&quot;:472,&quot;uris&quot;:[&quot;http://zotero.org/users/7057764/items/MDZ29GSU&quot;],&quot;itemData&quot;:{&quot;id&quot;:472,&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tc77qOKYTn"/><text:span text:style-name="T120">(Bell &amp; Schluter 2000; Canard </text:span><text:span text:style-name="T137">et al.</text:span><text:span text:style-name="T138"> 2012)</text:span><text:reference-mark-end text:name="ZOTERO_ITEM CSL_CITATION {&quot;citationID&quot;:&quot;z6qRUPt8&quot;,&quot;properties&quot;:{&quot;formattedCitation&quot;:&quot;(Bell &amp; Schluter 2000; Canard {\\i{}et al.} 2012)&quot;,&quot;plainCitation&quot;:&quot;(Bell &amp; Schluter 2000; Canard et al. 2012)&quot;,&quot;noteIndex&quot;:0},&quot;citationItems&quot;:[{&quot;id&quot;:472,&quot;uris&quot;:[&quot;http://zotero.org/users/7057764/items/MDZ29GSU&quot;],&quot;itemData&quot;:{&quot;id&quot;:472,&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tc77qOKYTn"/><text:span text:style-name="T23">. </text:span><text:span text:style-name="T16">Modern </text:span><text:span text:style-name="T35">ecological </text:span><text:span text:style-name="T16">theories now recognized both n</text:span><text:span text:style-name="T23">iche and neutral processes </text:span><text:span text:style-name="T16">as central </text:span><text:span text:style-name="T35">to</text:span><text:span text:style-name="T16"> shaping ecological communities </text:span><text:reference-mark-start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bAidmmEBXE"/><text:span text:style-name="T16">(Vellend 2010)</text:span><text:reference-mark-end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bAidmmEBXE"/><text:span text:style-name="T16">, </text:span><text:span text:style-name="T22">and</text:span><text:span text:style-name="T23"> play</text:span><text:span text:style-name="T35">ing crucial</text:span><text:span text:style-name="T23"> roles in explaining ecological succession, </text:span><text:span text:style-name="T22">dynamics</text:span><text:span text:style-name="T23"> and interactions </text:span><text:reference-mark-start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yTw1oJxpLP"/><text:span text:style-name="T120">(Gravel </text:span><text:span text:style-name="T137">et al.</text:span><text:span text:style-name="T138"> 2006; Morales-Castilla </text:span><text:span text:style-name="T137">et al.</text:span><text:span text:style-name="T138"> 2015; Poisot </text:span><text:span text:style-name="T137">et al.</text:span><text:span text:style-name="T138"> 2015)</text:span><text:reference-mark-end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yTw1oJxpLP"/><text:span text:style-name="T23">.</text:span></text:p>
      <text:p text:style-name="P30"><text:span text:style-name="T23"/></text:p>
      <text:p text:style-name="P37"><text:span text:style-name="T56">The ecological niche is a central theme in most of the chapters in my thesis. In Chapters 1 and 2, I compare the Eltonian niches of terrestrial vertebrates across different ecosystems, relating </text:span><text:soft-page-break/><text:span text:style-name="T56">species traits to explain predator-prey relationships. In Chapter 3, I investigate the Grinnellian niche of North American birds in the context of seasonal environments, examining how birds move within their climatic niche space throughout their annual cycle and how this movement relates to migration.</text:span></text:p>
      <text:h text:style-name="P26" text:outline-level="2"/>
      <text:h text:style-name="P26" text:outline-level="2"><text:span text:style-name="T190">Relations between species traits and niche</text:span> </text:h>
      <text:p text:style-name="P4"><text:span text:style-name="T18">A </text:span><text:span text:style-name="T54">fundamental challenge with the concept of the niche is that it </text:span><text:span text:style-name="T55">they cannot be easily quantified</text:span><text:span text:style-name="T54">. </text:span><text:span text:style-name="T55">Instead, w</text:span><text:span text:style-name="T54">e have to rely on other species characteristics, such as functional traits, that are related to species niches </text:span><text:reference-mark-start text:name="ZOTERO_ITEM CSL_CITATION {&quot;citationID&quot;:&quot;BYWw1FGf&quot;,&quot;properties&quot;:{&quot;formattedCitation&quot;:&quot;(McGill {\\i{}et al.} 2006)&quot;,&quot;plainCitation&quot;:&quot;(McGill et al. 2006)&quot;,&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zTz2PH7XlT"/><text:span text:style-name="T126">(McGill </text:span><text:span text:style-name="T134">et al.</text:span><text:span text:style-name="T132"> 2006)</text:span><text:reference-mark-end text:name="ZOTERO_ITEM CSL_CITATION {&quot;citationID&quot;:&quot;BYWw1FGf&quot;,&quot;properties&quot;:{&quot;formattedCitation&quot;:&quot;(McGill {\\i{}et al.} 2006)&quot;,&quot;plainCitation&quot;:&quot;(McGill et al. 2006)&quot;,&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zTz2PH7XlT"/><text:span text:style-name="T54">. </text:span><text:span text:style-name="T18">Species functional traits are </text:span><text:span text:style-name="T1">morphological, physiological or phenological </text:span><text:span text:style-name="T18">characteristics of a species that influences its performance (growth, survival, reproduction) in an environment </text:span><text:reference-mark-start text:name="ZOTERO_ITEM CSL_CITATION {&quot;citationID&quot;:&quot;HjEzy8xi&quot;,&quot;properties&quot;:{&quot;formattedCitation&quot;:&quot;(Violle {\\i{}et al.} 2007)&quot;,&quot;plainCitation&quot;:&quot;(Violle et al. 2007)&quot;,&quot;noteIndex&quot;:0},&quot;citationItems&quot;:[{&quot;id&quot;:3814,&quot;uris&quot;:[&quot;http://zotero.org/users/7057764/items/4E9TE6QA&quot;],&quot;itemData&quot;:{&quot;id&quot;:3814,&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jB42uMj1oM"/><text:span text:style-name="T126">(Violle </text:span><text:span text:style-name="T137">et al.</text:span><text:span text:style-name="T138"> 2007)</text:span><text:reference-mark-end text:name="ZOTERO_ITEM CSL_CITATION {&quot;citationID&quot;:&quot;HjEzy8xi&quot;,&quot;properties&quot;:{&quot;formattedCitation&quot;:&quot;(Violle {\\i{}et al.} 2007)&quot;,&quot;plainCitation&quot;:&quot;(Violle et al. 2007)&quot;,&quot;noteIndex&quot;:0},&quot;citationItems&quot;:[{&quot;id&quot;:3814,&quot;uris&quot;:[&quot;http://zotero.org/users/7057764/items/4E9TE6QA&quot;],&quot;itemData&quot;:{&quot;id&quot;:3814,&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jB42uMj1oM"/><text:span text:style-name="T18">. These traits evolved </text:span><text:span text:style-name="T38">in response to</text:span><text:span text:style-name="T18"> environmental conditions and interactions with other species </text:span><text:reference-mark-start text:name="ZOTERO_ITEM CSL_CITATION {&quot;citationID&quot;:&quot;UNLVdPkC&quot;,&quot;properties&quot;:{&quot;formattedCitation&quot;:&quot;(Reich {\\i{}et al.} 2003)&quot;,&quot;plainCitation&quot;:&quot;(Reich et al. 2003)&quot;,&quot;noteIndex&quot;:0},&quot;citationItems&quot;:[{&quot;id&quot;:3817,&quot;uris&quot;:[&quot;http://zotero.org/users/7057764/items/NSYL6ZDX&quot;],&quot;itemData&quot;:{&quot;id&quot;:3817,&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7LM7Wf9DbN"/><text:span text:style-name="T126">(Reich </text:span><text:span text:style-name="T137">et al.</text:span><text:span text:style-name="T138"> 2003)</text:span><text:reference-mark-end text:name="ZOTERO_ITEM CSL_CITATION {&quot;citationID&quot;:&quot;UNLVdPkC&quot;,&quot;properties&quot;:{&quot;formattedCitation&quot;:&quot;(Reich {\\i{}et al.} 2003)&quot;,&quot;plainCitation&quot;:&quot;(Reich et al. 2003)&quot;,&quot;noteIndex&quot;:0},&quot;citationItems&quot;:[{&quot;id&quot;:3817,&quot;uris&quot;:[&quot;http://zotero.org/users/7057764/items/NSYL6ZDX&quot;],&quot;itemData&quot;:{&quot;id&quot;:3817,&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7LM7Wf9DbN"/><text:span text:style-name="T18">. </text:span><text:span text:style-name="T31">Although the concept of functional trait have originally been developed for plant ecology </text:span><text:reference-mark-start text:name="ZOTERO_ITEM CSL_CITATION {&quot;citationID&quot;:&quot;bPPLXcgc&quot;,&quot;properties&quot;:{&quot;formattedCitation&quot;:&quot;(Funk {\\i{}et al.} 2017)&quot;,&quot;plainCitation&quot;:&quot;(Funk et al. 2017)&quot;,&quot;noteIndex&quot;:0},&quot;citationItems&quot;:[{&quot;id&quot;:3824,&quot;uris&quot;:[&quot;http://zotero.org/users/7057764/items/9KN6J5GE&quot;],&quot;itemData&quot;:{&quot;id&quot;:3824,&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fcKZ57b1kh"/><text:span text:style-name="T127">(Funk </text:span><text:span text:style-name="T137">et al.</text:span><text:span text:style-name="T138"> 2017)</text:span><text:reference-mark-end text:name="ZOTERO_ITEM CSL_CITATION {&quot;citationID&quot;:&quot;bPPLXcgc&quot;,&quot;properties&quot;:{&quot;formattedCitation&quot;:&quot;(Funk {\\i{}et al.} 2017)&quot;,&quot;plainCitation&quot;:&quot;(Funk et al. 2017)&quot;,&quot;noteIndex&quot;:0},&quot;citationItems&quot;:[{&quot;id&quot;:3824,&quot;uris&quot;:[&quot;http://zotero.org/users/7057764/items/9KN6J5GE&quot;],&quot;itemData&quot;:{&quot;id&quot;:3824,&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fcKZ57b1kh"/><text:span text:style-name="T31">, there </text:span><text:span text:style-name="T38">is</text:span><text:span text:style-name="T31"> ample evidence of </text:span><text:span text:style-name="T38">functional </text:span><text:span text:style-name="T31">traits </text:span><text:span text:style-name="T38">relevant</text:span><text:span text:style-name="T31"> to animal responses </text:span><text:span text:style-name="T38">to</text:span><text:span text:style-name="T31"> </text:span><text:reference-mark-start text:name="ZOTERO_ITEM CSL_CITATION {&quot;citationID&quot;:&quot;G7IImmYm&quot;,&quot;properties&quot;:{&quot;formattedCitation&quot;:&quot;(Vandewalle {\\i{}et al.} 2010)&quot;,&quot;plainCitation&quot;:&quot;(Vandewalle et al. 2010)&quot;,&quot;noteIndex&quot;:0},&quot;citationItems&quot;:[{&quot;id&quot;:3826,&quot;uris&quot;:[&quot;http://zotero.org/users/7057764/items/RNBFRXAQ&quot;],&quot;itemData&quot;:{&quot;id&quot;:3826,&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jSnLYby8Vo"/><text:span text:style-name="T127">(Vandewalle </text:span><text:span text:style-name="T137">et al.</text:span><text:span text:style-name="T138"> 2010)</text:span><text:reference-mark-end text:name="ZOTERO_ITEM CSL_CITATION {&quot;citationID&quot;:&quot;G7IImmYm&quot;,&quot;properties&quot;:{&quot;formattedCitation&quot;:&quot;(Vandewalle {\\i{}et al.} 2010)&quot;,&quot;plainCitation&quot;:&quot;(Vandewalle et al. 2010)&quot;,&quot;noteIndex&quot;:0},&quot;citationItems&quot;:[{&quot;id&quot;:3826,&quot;uris&quot;:[&quot;http://zotero.org/users/7057764/items/RNBFRXAQ&quot;],&quot;itemData&quot;:{&quot;id&quot;:3826,&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jSnLYby8Vo"/> <text:span text:style-name="T31">and </text:span><text:span text:style-name="T38">their </text:span><text:span text:style-name="T31">impact </text:span><text:span text:style-name="T38">on</text:span><text:span text:style-name="T31"> </text:span><text:reference-mark-start text:name="ZOTERO_ITEM CSL_CITATION {&quot;citationID&quot;:&quot;NBrUIdkJ&quot;,&quot;properties&quot;:{&quot;formattedCitation&quot;:&quot;(Lundgren et al. 2024)&quot;,&quot;plainCitation&quot;:&quot;(Lundgren et al. 2024)&quot;,&quot;dontUpdate&quot;:true,&quot;noteIndex&quot;:0},&quot;citationItems&quot;:[{&quot;id&quot;:3822,&quot;uris&quot;:[&quot;http://zotero.org/users/7057764/items/CWLTQ7C9&quot;],&quot;itemData&quot;:{&quot;id&quot;:3822,&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QD7KRxHkyD"/><text:span text:style-name="T127">(e.g., Lundgren et al. 2024)</text:span><text:reference-mark-end text:name="ZOTERO_ITEM CSL_CITATION {&quot;citationID&quot;:&quot;NBrUIdkJ&quot;,&quot;properties&quot;:{&quot;formattedCitation&quot;:&quot;(Lundgren et al. 2024)&quot;,&quot;plainCitation&quot;:&quot;(Lundgren et al. 2024)&quot;,&quot;dontUpdate&quot;:true,&quot;noteIndex&quot;:0},&quot;citationItems&quot;:[{&quot;id&quot;:3822,&quot;uris&quot;:[&quot;http://zotero.org/users/7057764/items/CWLTQ7C9&quot;],&quot;itemData&quot;:{&quot;id&quot;:3822,&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QD7KRxHkyD"/><text:span text:style-name="T31"> t</text:span><text:span text:style-name="T38">heir</text:span><text:span text:style-name="T31"> environment. </text:span><text:span text:style-name="T30">Therefore, f</text:span><text:span text:style-name="T18">unctional traits </text:span><text:span text:style-name="T30">provid</text:span><text:span text:style-name="T55">e</text:span><text:span text:style-name="T30"> insights into the role of niche differentiation and environmental filtering </text:span><text:span text:style-name="T38">in</text:span><text:span text:style-name="T18"> species distributions and community assembly </text:span><text:reference-mark-start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3819,&quot;uris&quot;:[&quot;http://zotero.org/users/7057764/items/TJKBIUM3&quot;],&quot;itemData&quot;:{&quot;id&quot;:3819,&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U6RD2ruhGF"/><text:span text:style-name="T126">(Zakharova et al. 2019)</text:span><text:reference-mark-end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3819,&quot;uris&quot;:[&quot;http://zotero.org/users/7057764/items/TJKBIUM3&quot;],&quot;itemData&quot;:{&quot;id&quot;:3819,&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U6RD2ruhGF"/><text:span text:style-name="T18">. For example, Lama</text:span><text:span text:style-name="T30">n</text:span><text:span text:style-name="T18">na et al., </text:span><text:reference-mark-start text:name="ZOTERO_ITEM CSL_CITATION {&quot;citationID&quot;:&quot;RHWgaU03&quot;,&quot;properties&quot;:{&quot;formattedCitation&quot;:&quot;(Lamanna et al. 2014)&quot;,&quot;plainCitation&quot;:&quot;(Lamanna et al. 2014)&quot;,&quot;dontUpdate&quot;:true,&quot;noteIndex&quot;:0},&quot;citationItems&quot;:[{&quot;id&quot;:3820,&quot;uris&quot;:[&quot;http://zotero.org/users/7057764/items/E29CPANX&quot;],&quot;itemData&quot;:{&quot;id&quot;:382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oBzkd8AfU3"/><text:span text:style-name="T126">(2014)</text:span><text:reference-mark-end text:name="ZOTERO_ITEM CSL_CITATION {&quot;citationID&quot;:&quot;RHWgaU03&quot;,&quot;properties&quot;:{&quot;formattedCitation&quot;:&quot;(Lamanna et al. 2014)&quot;,&quot;plainCitation&quot;:&quot;(Lamanna et al. 2014)&quot;,&quot;dontUpdate&quot;:true,&quot;noteIndex&quot;:0},&quot;citationItems&quot;:[{&quot;id&quot;:3820,&quot;uris&quot;:[&quot;http://zotero.org/users/7057764/items/E29CPANX&quot;],&quot;itemData&quot;:{&quot;id&quot;:382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oBzkd8AfU3"/><text:span text:style-name="T18"> showed how quantifying </text:span><text:span text:style-name="T38">the </text:span><text:span text:style-name="T18">volume, packing, and overlap of functional trait space across scale</text:span><text:span text:style-name="T30">s</text:span><text:span text:style-name="T18"> could test different hypotheses for the latitudinal gradient in species richness. </text:span><text:span text:style-name="T31">A clear benefit of traits is that, unlike species niches, they can be directly measured, providing a</text:span><text:span text:style-name="T42">n</text:span><text:span text:style-name="T31"> accessible quantitative framework for prediction </text:span><text:reference-mark-start text:name="ZOTERO_ITEM CSL_CITATION {&quot;citationID&quot;:&quot;SkuYCXOj&quot;,&quot;properties&quot;:{&quot;formattedCitation&quot;:&quot;(Kearney {\\i{}et al.} 2010)&quot;,&quot;plainCitation&quot;:&quot;(Kearney et al. 2010)&quot;,&quot;noteIndex&quot;:0},&quot;citationItems&quot;:[{&quot;id&quot;:3828,&quot;uris&quot;:[&quot;http://zotero.org/users/7057764/items/FK2NHJ6B&quot;],&quot;itemData&quot;:{&quot;id&quot;:3828,&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vwGkdWXHyA"/><text:span text:style-name="T127">(Kearney </text:span><text:span text:style-name="T137">et al.</text:span><text:span text:style-name="T138"> 2010)</text:span><text:reference-mark-end text:name="ZOTERO_ITEM CSL_CITATION {&quot;citationID&quot;:&quot;SkuYCXOj&quot;,&quot;properties&quot;:{&quot;formattedCitation&quot;:&quot;(Kearney {\\i{}et al.} 2010)&quot;,&quot;plainCitation&quot;:&quot;(Kearney et al. 2010)&quot;,&quot;noteIndex&quot;:0},&quot;citationItems&quot;:[{&quot;id&quot;:3828,&quot;uris&quot;:[&quot;http://zotero.org/users/7057764/items/FK2NHJ6B&quot;],&quot;itemData&quot;:{&quot;id&quot;:3828,&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vwGkdWXHyA"/><text:span text:style-name="T138">.</text:span></text:p>
      <text:p text:style-name="P17"/>
      <text:p text:style-name="P4"><text:span text:style-name="T18">Given that species with similar traits are expected to </text:span><text:span text:style-name="T38">show</text:span><text:span text:style-name="T18"> similar responses to the environment, traits hold promise for improving predictions of species distributions and anticipating responses </text:span><text:soft-page-break/><text:span text:style-name="T18">to environmental changes. For example, using a hierarchical species distribution model, Pollock et al. </text:span><text:reference-mark-start text:name="ZOTERO_ITEM CSL_CITATION {&quot;citationID&quot;:&quot;BplKthrl&quot;,&quot;properties&quot;:{&quot;formattedCitation&quot;:&quot;(Pollock et al. 2012)&quot;,&quot;plainCitation&quot;:&quot;(Pollock et al. 2012)&quot;,&quot;dontUpdate&quot;:true,&quot;noteIndex&quot;:0},&quot;citationItems&quot;:[{&quot;id&quot;:560,&quot;uris&quot;:[&quot;http://zotero.org/users/7057764/items/BWAQITP5&quot;],&quot;itemData&quot;:{&quot;id&quot;:560,&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GAQPJ5HLjS"/><text:span text:style-name="T126">(2012)</text:span><text:reference-mark-end text:name="ZOTERO_ITEM CSL_CITATION {&quot;citationID&quot;:&quot;BplKthrl&quot;,&quot;properties&quot;:{&quot;formattedCitation&quot;:&quot;(Pollock et al. 2012)&quot;,&quot;plainCitation&quot;:&quot;(Pollock et al. 2012)&quot;,&quot;dontUpdate&quot;:true,&quot;noteIndex&quot;:0},&quot;citationItems&quot;:[{&quot;id&quot;:560,&quot;uris&quot;:[&quot;http://zotero.org/users/7057764/items/BWAQITP5&quot;],&quot;itemData&quot;:{&quot;id&quot;:560,&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GAQPJ5HLjS"/><text:span text:style-name="T18"> showed how E</text:span><text:span text:style-name="T1">ucalypt</text:span><text:span text:style-name="T18"> species’ leaf area, plant height, and seed mass influenced species response to environmental gradients. Not only </text:span><text:span text:style-name="T38">do t</text:span><text:span text:style-name="T18">hese trait-based predictions </text:span><text:span text:style-name="T38">provide</text:span><text:span text:style-name="T18"> a </text:span><text:span text:style-name="T38">more</text:span><text:span text:style-name="T18"> mechanistic understanding of how traits influence species distributions, </text:span><text:span text:style-name="T38">they</text:span><text:span text:style-name="T43"> </text:span><text:span text:style-name="T38">have </text:span><text:span text:style-name="T18">been shown to</text:span><text:span text:style-name="T38"> </text:span><text:span text:style-name="T18">help </text:span><text:span text:style-name="T31">model </text:span><text:span text:style-name="T38">transfer </text:span><text:span text:style-name="T31">across species and space</text:span><text:span text:style-name="T18"> </text:span><text:reference-mark-start text:name="ZOTERO_ITEM CSL_CITATION {&quot;citationID&quot;:&quot;Ar6zBMGW&quot;,&quot;properties&quot;:{&quot;formattedCitation&quot;:&quot;(Vesk {\\i{}et al.} 2021)&quot;,&quot;plainCitation&quot;:&quot;(Vesk et al. 2021)&quot;,&quot;noteIndex&quot;:0},&quot;citationItems&quot;:[{&quot;id&quot;:432,&quot;uris&quot;:[&quot;http://zotero.org/users/7057764/items/LKI2IZSK&quot;],&quot;itemData&quot;:{&quot;id&quot;:432,&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Zye1yrVdny"/><text:span text:style-name="T126">(Vesk </text:span><text:span text:style-name="T137">et al.</text:span><text:span text:style-name="T138"> 2021)</text:span><text:reference-mark-end text:name="ZOTERO_ITEM CSL_CITATION {&quot;citationID&quot;:&quot;Ar6zBMGW&quot;,&quot;properties&quot;:{&quot;formattedCitation&quot;:&quot;(Vesk {\\i{}et al.} 2021)&quot;,&quot;plainCitation&quot;:&quot;(Vesk et al. 2021)&quot;,&quot;noteIndex&quot;:0},&quot;citationItems&quot;:[{&quot;id&quot;:432,&quot;uris&quot;:[&quot;http://zotero.org/users/7057764/items/LKI2IZSK&quot;],&quot;itemData&quot;:{&quot;id&quot;:432,&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Zye1yrVdny"/><text:span text:style-name="T18">.</text:span><text:span text:style-name="T31"> Functional traits can also predict species vulnerability to global warming </text:span><text:reference-mark-start text:name="ZOTERO_ITEM CSL_CITATION {&quot;citationID&quot;:&quot;QYt43iAX&quot;,&quot;properties&quot;:{&quot;formattedCitation&quot;:&quot;(Pacifici {\\i{}et al.} 2017)&quot;,&quot;plainCitation&quot;:&quot;(Pacifici et al. 2017)&quot;,&quot;noteIndex&quot;:0},&quot;citationItems&quot;:[{&quot;id&quot;:3830,&quot;uris&quot;:[&quot;http://zotero.org/users/7057764/items/3WUYUZCF&quot;],&quot;itemData&quot;:{&quot;id&quot;:3830,&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zAcAwhQ81P"/><text:span text:style-name="T127">(Pacifici </text:span><text:span text:style-name="T137">et al.</text:span><text:span text:style-name="T138"> 2017)</text:span><text:reference-mark-end text:name="ZOTERO_ITEM CSL_CITATION {&quot;citationID&quot;:&quot;QYt43iAX&quot;,&quot;properties&quot;:{&quot;formattedCitation&quot;:&quot;(Pacifici {\\i{}et al.} 2017)&quot;,&quot;plainCitation&quot;:&quot;(Pacifici et al. 2017)&quot;,&quot;noteIndex&quot;:0},&quot;citationItems&quot;:[{&quot;id&quot;:3830,&quot;uris&quot;:[&quot;http://zotero.org/users/7057764/items/3WUYUZCF&quot;],&quot;itemData&quot;:{&quot;id&quot;:3830,&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zAcAwhQ81P"/> <text:span text:style-name="T168">and precipitation regimes </text:span><text:reference-mark-start text:name="ZOTERO_ITEM CSL_CITATION {&quot;citationID&quot;:&quot;3p5Jjij2&quot;,&quot;properties&quot;:{&quot;formattedCitation&quot;:&quot;(Griffin-Nolan {\\i{}et al.} 2018)&quot;,&quot;plainCitation&quot;:&quot;(Griffin-Nolan et al. 2018)&quot;,&quot;noteIndex&quot;:0},&quot;citationItems&quot;:[{&quot;id&quot;:3832,&quot;uris&quot;:[&quot;http://zotero.org/users/7057764/items/I4ZBSX2F&quot;],&quot;itemData&quot;:{&quot;id&quot;:3832,&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8zGEwCS2BL"/><text:span text:style-name="T127">(Griffin-Nolan </text:span><text:span text:style-name="T137">et al.</text:span><text:span text:style-name="T138"> 2018)</text:span><text:reference-mark-end text:name="ZOTERO_ITEM CSL_CITATION {&quot;citationID&quot;:&quot;3p5Jjij2&quot;,&quot;properties&quot;:{&quot;formattedCitation&quot;:&quot;(Griffin-Nolan {\\i{}et al.} 2018)&quot;,&quot;plainCitation&quot;:&quot;(Griffin-Nolan et al. 2018)&quot;,&quot;noteIndex&quot;:0},&quot;citationItems&quot;:[{&quot;id&quot;:3832,&quot;uris&quot;:[&quot;http://zotero.org/users/7057764/items/I4ZBSX2F&quot;],&quot;itemData&quot;:{&quot;id&quot;:3832,&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8zGEwCS2BL"/>.<text:span text:style-name="T31"> </text:span><text:span text:style-name="T32">Thus, trait-based predictions serve as valuable tools for filling gaps in our understanding of species and ecosystems' distributions and responses to abiotic factors, particularly for those about which we have limited knowledge.</text:span></text:p>
      <text:p text:style-name="P17"/>
      <text:p text:style-name="P4"><text:span text:style-name="T18">Species sharing traits should also share similar interactions. For example, </text:span><text:span text:style-name="T39">in a study</text:span><text:span text:style-name="T18"> looking at all predator-prey interactions for European vertebrates, O’Connor et al. </text:span><text:reference-mark-start text:name="ZOTERO_ITEM CSL_CITATION {&quot;citationID&quot;:&quot;veX2zviK&quot;,&quot;properties&quot;:{&quot;formattedCitation&quot;:&quot;(O’Connor et al. 2020)&quot;,&quot;plainCitation&quot;:&quot;(O’Connor et al. 2020)&quot;,&quot;dontUpdate&quot;:true,&quot;noteIndex&quot;:0},&quot;citationItems&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iSs0lTkxlV"/><text:span text:style-name="T126">(2020)</text:span><text:reference-mark-end text:name="ZOTERO_ITEM CSL_CITATION {&quot;citationID&quot;:&quot;veX2zviK&quot;,&quot;properties&quot;:{&quot;formattedCitation&quot;:&quot;(O’Connor et al. 2020)&quot;,&quot;plainCitation&quot;:&quot;(O’Connor et al. 2020)&quot;,&quot;dontUpdate&quot;:true,&quot;noteIndex&quot;:0},&quot;citationItems&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iSs0lTkxlV"/><text:span text:style-name="T18"> found that species traits </text:span><text:span text:style-name="T1">strongly explained</text:span><text:span text:style-name="T18"> species trophic group</text:span><text:span text:style-name="T32">s</text:span><text:span text:style-name="T18"> (species sharing similar </text:span><text:span text:style-name="T32">resources and enemies</text:span><text:span text:style-name="T18">). Therefore, traits also provide a framework to predict interactions <text:s/></text:span><text:reference-mark-start text:name="ZOTERO_ITEM CSL_CITATION {&quot;citationID&quot;:&quot;eRSWFgok&quot;,&quot;properties&quot;:{&quot;formattedCitation&quot;:&quot;(Bartomeus {\\i{}et al.} 2016; Gravel {\\i{}et al.} 2013)&quot;,&quot;plainCitation&quot;:&quot;(Bartomeus et al. 2016; Gravel et al. 2013)&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290,&quot;uris&quot;:[&quot;http://zotero.org/users/7057764/items/8PRHRTGV&quot;],&quot;itemData&quot;:{&quot;id&quot;:290,&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fpzgSoWAYa"/><text:span text:style-name="T126">(Bartomeus </text:span><text:span text:style-name="T137">et al.</text:span><text:span text:style-name="T138"> 2016; Gravel </text:span><text:span text:style-name="T137">et al.</text:span><text:span text:style-name="T138"> 2013)</text:span><text:reference-mark-end text:name="ZOTERO_ITEM CSL_CITATION {&quot;citationID&quot;:&quot;eRSWFgok&quot;,&quot;properties&quot;:{&quot;formattedCitation&quot;:&quot;(Bartomeus {\\i{}et al.} 2016; Gravel {\\i{}et al.} 2013)&quot;,&quot;plainCitation&quot;:&quot;(Bartomeus et al. 2016; Gravel et al. 2013)&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290,&quot;uris&quot;:[&quot;http://zotero.org/users/7057764/items/8PRHRTGV&quot;],&quot;itemData&quot;:{&quot;id&quot;:290,&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fpzgSoWAYa"/><text:span text:style-name="T18">. For trophic interactions, this means that the traits (e.g., body mass, activity time, foraging strata) of predators should determine the type of species it can feed on. Similarly, the traits of the prey should determine the type of predator a species has. These assumptions are encompassed in ‘trait-matching’ models that aim to predict functionally feasible interactions </text:span><text:span text:style-name="T39">with</text:span><text:span text:style-name="T18">in a species pool </text:span><text:reference-mark-start text:name="ZOTERO_ITEM CSL_CITATION {&quot;citationID&quot;:&quot;lFjn2IvP&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ywfdjXFsG"/><text:span text:style-name="T126">(Morales-Castilla </text:span><text:span text:style-name="T137">et al.</text:span><text:span text:style-name="T138"> 2015)</text:span><text:reference-mark-end text:name="ZOTERO_ITEM CSL_CITATION {&quot;citationID&quot;:&quot;lFjn2IvP&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ywfdjXFsG"/><text:span text:style-name="T18">. Th</text:span><text:span text:style-name="T39">es</text:span><text:span text:style-name="T44">e</text:span><text:span text:style-name="T39"> trait-matching</text:span><text:span text:style-name="T18"> model</text:span><text:span text:style-name="T39">s</text:span><text:span text:style-name="T18"> have been </text:span><text:span text:style-name="T39">shown</text:span><text:span text:style-name="T18"> to predict accurately </text:span><text:span text:style-name="T39">potential</text:span><text:span text:style-name="T18"> species interactions for a number of ecosystems, taxa, and interaction type</text:span><text:span text:style-name="T39">s</text:span><text:span text:style-name="T18"> </text:span><text:reference-mark-start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582,&quot;uris&quot;:[&quot;http://zotero.org/users/7057764/items/GQIMSQKH&quot;],&quot;itemData&quot;:{&quot;id&quot;:582,&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581,&quot;uris&quot;:[&quot;http://zotero.org/users/7057764/items/D3B6ZBDD&quot;],&quot;itemData&quot;:{&quot;id&quot;:581,&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109,&quot;uris&quot;:[&quot;http://zotero.org/users/7057764/items/7W7R8T4B&quot;],&quot;itemData&quot;:{&quot;id&quot;:109,&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7Y7KQb1mQq"/><text:span text:style-name="T126">(Brousseau </text:span><text:span text:style-name="T137">et al.</text:span><text:span text:style-name="T138"> 2018; Laigle </text:span><text:span text:style-name="T137">et al.</text:span><text:span text:style-name="T138"> 2018; Pichler </text:span><text:span text:style-name="T137">et al.</text:span><text:span text:style-name="T138"> 2020; Pomeranz </text:span><text:span text:style-name="T137">et al.</text:span><text:span text:style-name="T138"> 2019)</text:span><text:reference-mark-end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582,&quot;uris&quot;:[&quot;http://zotero.org/users/7057764/items/GQIMSQKH&quot;],&quot;itemData&quot;:{&quot;id&quot;:582,&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581,&quot;uris&quot;:[&quot;http://zotero.org/users/7057764/items/D3B6ZBDD&quot;],&quot;itemData&quot;:{&quot;id&quot;:581,&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109,&quot;uris&quot;:[&quot;http://zotero.org/users/7057764/items/7W7R8T4B&quot;],&quot;itemData&quot;:{&quot;id&quot;:109,&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7Y7KQb1mQq"/><text:span text:style-name="T18">. Once again, these trait-based models offer a promising avenue for gaining a mechanistic understanding of how traits relate to niches and for filling knowledge gaps regarding species interactions </text:span><text:reference-mark-start text:name="ZOTERO_ITEM CSL_CITATION {&quot;citationID&quot;:&quot;tA4M7yVz&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tkustS2eMU"/><text:span text:style-name="T126">(Hortal </text:span><text:span text:style-name="T137">et al.</text:span><text:span text:style-name="T138"> 2015)</text:span><text:reference-mark-end text:name="ZOTERO_ITEM CSL_CITATION {&quot;citationID&quot;:&quot;tA4M7yVz&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tkustS2eMU"/><text:span text:style-name="T18">.</text:span></text:p>
      <text:p text:style-name="P17"/>
      <text:p text:style-name="P39"><text:soft-page-break/>Each chapter of my thesis examines the relationship between species traits and their ecology. In the first two chapters, I use trait-based models to predict <text:span text:style-name="T191">trophic</text:span> interactions, focusing on how species traits relate to their Eltonian niches. In Chapter 3, I use traits to predict how North American birds move within climatic and geographic spaces, <text:span text:style-name="T191">and exploring the consequences for the seasonal redistribution of traits in space</text:span>. Finally, in Chapter 4, I investigate how bird traits predict population trends from 1970 to 2017.</text:p>
      <text:p text:style-name="P17"/>
      <text:h text:style-name="P21" text:outline-level="2">Biogeography</text:h>
      <text:p text:style-name="P31"><text:span text:style-name="T24">One of the subfield of ecology most profoundly influenced by niche theory is biogeography, the study of how biodiversity is distributed. </text:span><text:span text:style-name="T17">The history of biogeography can be traced back to the work of Alexander von Humbol</text:span><text:span text:style-name="T27">d</text:span><text:span text:style-name="T17">t. In his 1807 essay, Humbol</text:span><text:span text:style-name="T27">d</text:span><text:span text:style-name="T17">t noted how plant communities tend to be more diverse as one move closer to the equator </text:span><text:reference-mark-start text:name="ZOTERO_ITEM CSL_CITATION {&quot;citationID&quot;:&quot;lq8CCBIq&quot;,&quot;properties&quot;:{&quot;formattedCitation&quot;:&quot;(Humboldt {\\i{}et al.} 2008)&quot;,&quot;plainCitation&quot;:&quot;(Humboldt et al. 2008)&quot;,&quot;noteIndex&quot;:0},&quot;citationItems&quot;:[{&quot;id&quot;:3777,&quot;uris&quot;:[&quot;http://zotero.org/users/7057764/items/Q6BTTYCM&quot;],&quot;itemData&quot;:{&quot;id&quot;:3777,&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9zRQzLlzYa"/><text:span text:style-name="T123">(Humboldt </text:span><text:span text:style-name="T135">et al.</text:span><text:span text:style-name="T133"> 2008)</text:span><text:reference-mark-end text:name="ZOTERO_ITEM CSL_CITATION {&quot;citationID&quot;:&quot;lq8CCBIq&quot;,&quot;properties&quot;:{&quot;formattedCitation&quot;:&quot;(Humboldt {\\i{}et al.} 2008)&quot;,&quot;plainCitation&quot;:&quot;(Humboldt et al. 2008)&quot;,&quot;noteIndex&quot;:0},&quot;citationItems&quot;:[{&quot;id&quot;:3777,&quot;uris&quot;:[&quot;http://zotero.org/users/7057764/items/Q6BTTYCM&quot;],&quot;itemData&quot;:{&quot;id&quot;:3777,&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9zRQzLlzYa"/><text:span text:style-name="T17">. </text:span><text:span text:style-name="T27">Mechanisms </text:span><text:span text:style-name="T17">explaining this </text:span><text:span text:style-name="T27">latitudinal gradient</text:span><text:span text:style-name="T17"> </text:span><text:span text:style-name="T27">of diversity </text:span><text:span text:style-name="T17">would be proposed </text:span><text:span text:style-name="T27">only </text:span><text:span text:style-name="T17">centuries after Humbol</text:span><text:span text:style-name="T27">d</text:span><text:span text:style-name="T17">t’</text:span><text:span text:style-name="T27">s</text:span><text:span text:style-name="T17"> work </text:span><text:span text:style-name="T27">and </text:span><text:span text:style-name="T36">remains heavily</text:span><text:span text:style-name="T27"> debate</text:span><text:span text:style-name="T36">d</text:span><text:span text:style-name="T27"> </text:span><text:reference-mark-start text:name="ZOTERO_ITEM CSL_CITATION {&quot;citationID&quot;:&quot;PSL5rzH2&quot;,&quot;properties&quot;:{&quot;formattedCitation&quot;:&quot;(Mittelbach {\\i{}et al.} 2007; Pianka 1966)&quot;,&quot;plainCitation&quot;:&quot;(Mittelbach et al. 2007; Pianka 1966)&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6,&quot;uris&quot;:[&quot;http://zotero.org/users/7057764/items/HNIZHYST&quot;],&quot;itemData&quot;:{&quot;id&quot;:3786,&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sozWqXi1Aj"/><text:span text:style-name="T124">(Mittelbach </text:span><text:span text:style-name="T135">et al.</text:span><text:span text:style-name="T133"> 2007; Pianka 1966)</text:span><text:reference-mark-end text:name="ZOTERO_ITEM CSL_CITATION {&quot;citationID&quot;:&quot;PSL5rzH2&quot;,&quot;properties&quot;:{&quot;formattedCitation&quot;:&quot;(Mittelbach {\\i{}et al.} 2007; Pianka 1966)&quot;,&quot;plainCitation&quot;:&quot;(Mittelbach et al. 2007; Pianka 1966)&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6,&quot;uris&quot;:[&quot;http://zotero.org/users/7057764/items/HNIZHYST&quot;],&quot;itemData&quot;:{&quot;id&quot;:3786,&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sozWqXi1Aj"/><text:span text:style-name="T17">. Another </text:span><text:span text:style-name="T36">key figure in the foundation</text:span><text:span text:style-name="T17"> of biogeography is </text:span><text:span text:style-name="T57">Alfred Russel </text:span><text:span text:style-name="T17">Wallace. During his extensive travels in the mid-19th century, Wallace noticed that how vertebrate families are distributed tend to form distinct geographical units. Based on this observation and on the existing knowledge of his time, he proposed that the Earth's land surface can be divided in zoog</text:span><text:span text:style-name="T36">eog</text:span><text:span text:style-name="T17">raphic regions based on </text:span><text:span text:style-name="T36">species </text:span><text:span text:style-name="T17">distribution</text:span><text:span text:style-name="T36">s</text:span><text:span text:style-name="T17"> </text:span><text:reference-mark-start text:name="ZOTERO_ITEM CSL_CITATION {&quot;citationID&quot;:&quot;9UxhsLMX&quot;,&quot;properties&quot;:{&quot;formattedCitation&quot;:&quot;(Holt {\\i{}et al.} 2013; Wallace 2011)&quot;,&quot;plainCitation&quot;:&quot;(Holt et al. 2013; Wallace 2011)&quot;,&quot;noteIndex&quot;:0},&quot;citationItems&quot;:[{&quot;id&quot;:3789,&quot;uris&quot;:[&quot;http://zotero.org/users/7057764/items/5ZUNR8FP&quot;],&quot;itemData&quot;:{&quot;id&quot;:3789,&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3788,&quot;uris&quot;:[&quot;http://zotero.org/users/7057764/items/8PQF2BPN&quot;],&quot;itemData&quot;:{&quot;id&quot;:3788,&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kCrIbtxi4H"/><text:span text:style-name="T123">(Holt </text:span><text:span text:style-name="T135">et al.</text:span><text:span text:style-name="T133"> 2013; Wallace 2011)</text:span><text:reference-mark-end text:name="ZOTERO_ITEM CSL_CITATION {&quot;citationID&quot;:&quot;9UxhsLMX&quot;,&quot;properties&quot;:{&quot;formattedCitation&quot;:&quot;(Holt {\\i{}et al.} 2013; Wallace 2011)&quot;,&quot;plainCitation&quot;:&quot;(Holt et al. 2013; Wallace 2011)&quot;,&quot;noteIndex&quot;:0},&quot;citationItems&quot;:[{&quot;id&quot;:3789,&quot;uris&quot;:[&quot;http://zotero.org/users/7057764/items/5ZUNR8FP&quot;],&quot;itemData&quot;:{&quot;id&quot;:3789,&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3788,&quot;uris&quot;:[&quot;http://zotero.org/users/7057764/items/8PQF2BPN&quot;],&quot;itemData&quot;:{&quot;id&quot;:3788,&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kCrIbtxi4H"/><text:span text:style-name="T17">. These </text:span><text:span text:style-name="T27">two seminal work</text:span><text:span text:style-name="T41">s</text:span><text:span text:style-name="T27"> </text:span><text:span text:style-name="T36">paved</text:span><text:span text:style-name="T17"> the way for the </text:span><text:span text:style-name="T36">exploration</text:span><text:span text:style-name="T17"> of </text:span><text:span text:style-name="T29">other </text:span><text:span text:style-name="T17">generalities </text:span><text:span text:style-name="T27">and peculiarities of</text:span><text:span text:style-name="T17"> </text:span><text:span text:style-name="T27">how the diversity of life distribute</text:span><text:span text:style-name="T36">s</text:span><text:span text:style-name="T27"> in space and time, such as the r</text:span><text:span text:style-name="T17">elationship between diversity and area </text:span><text:reference-mark-start text:name="ZOTERO_ITEM CSL_CITATION {&quot;citationID&quot;:&quot;rxB0n1o9&quot;,&quot;properties&quot;:{&quot;formattedCitation&quot;:&quot;(Preston 1960)&quot;,&quot;plainCitation&quot;:&quot;(Preston 1960)&quot;,&quot;noteIndex&quot;:0},&quot;citationItems&quot;:[{&quot;id&quot;:3790,&quot;uris&quot;:[&quot;http://zotero.org/users/7057764/items/7QN7HKRJ&quot;],&quot;itemData&quot;:{&quot;id&quot;:3790,&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VlnPsoQOjj"/><text:span text:style-name="T17">(Preston 1960)</text:span><text:reference-mark-end text:name="ZOTERO_ITEM CSL_CITATION {&quot;citationID&quot;:&quot;rxB0n1o9&quot;,&quot;properties&quot;:{&quot;formattedCitation&quot;:&quot;(Preston 1960)&quot;,&quot;plainCitation&quot;:&quot;(Preston 1960)&quot;,&quot;noteIndex&quot;:0},&quot;citationItems&quot;:[{&quot;id&quot;:3790,&quot;uris&quot;:[&quot;http://zotero.org/users/7057764/items/7QN7HKRJ&quot;],&quot;itemData&quot;:{&quot;id&quot;:3790,&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VlnPsoQOjj"/><text:span text:style-name="T17"> or the work on island biogeography </text:span><text:reference-mark-start text:name="ZOTERO_ITEM CSL_CITATION {&quot;citationID&quot;:&quot;vrLyttBL&quot;,&quot;properties&quot;:{&quot;formattedCitation&quot;:&quot;(MacArthur &amp; Wilson 2001)&quot;,&quot;plainCitation&quot;:&quot;(MacArthur &amp; Wilson 2001)&quot;,&quot;noteIndex&quot;:0},&quot;citationItems&quot;:[{&quot;id&quot;:3792,&quot;uris&quot;:[&quot;http://zotero.org/users/7057764/items/D9LJCYXF&quot;],&quot;itemData&quot;:{&quot;id&quot;:3792,&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0AtmO4UFHb"/><text:span text:style-name="T17">(MacArthur &amp; Wilson 2001)</text:span><text:reference-mark-end text:name="ZOTERO_ITEM CSL_CITATION {&quot;citationID&quot;:&quot;vrLyttBL&quot;,&quot;properties&quot;:{&quot;formattedCitation&quot;:&quot;(MacArthur &amp; Wilson 2001)&quot;,&quot;plainCitation&quot;:&quot;(MacArthur &amp; Wilson 2001)&quot;,&quot;noteIndex&quot;:0},&quot;citationItems&quot;:[{&quot;id&quot;:3792,&quot;uris&quot;:[&quot;http://zotero.org/users/7057764/items/D9LJCYXF&quot;],&quot;itemData&quot;:{&quot;id&quot;:3792,&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0AtmO4UFHb"/><text:span text:style-name="T17">. </text:span><text:span text:style-name="T124">Understanding how these patterns emerge have been among the most fruitful avenue</text:span><text:span text:style-name="T128">s</text:span><text:span text:style-name="T124"> to enhance our understanding of how communities assemble, persist and function</text:span><text:span text:style-name="T27">.</text:span></text:p>
      <text:p text:style-name="P31"><text:soft-page-break/><text:span text:style-name="T24"/></text:p>
      <text:p text:style-name="P32"><text:span text:style-name="T24">The development of niche theory and models transformed biogeography from a primarily descriptive science into one that provides testable predictions </text:span><text:reference-mark-start text:name="ZOTERO_ITEM CSL_CITATION {&quot;citationID&quot;:&quot;t3SiiQjs&quot;,&quot;properties&quot;:{&quot;formattedCitation&quot;:&quot;(Elith &amp; Leathwick 2009; Pulliam 2000)&quot;,&quot;plainCitation&quot;:&quot;(Elith &amp; Leathwick 2009; Pulliam 2000)&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3754,&quot;uris&quot;:[&quot;http://zotero.org/users/7057764/items/4HQD74QL&quot;],&quot;itemData&quot;:{&quot;id&quot;:375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unBCZ2mnww"/><text:span text:style-name="T24">(Elith &amp; Leathwick 2009; Pulliam 2000)</text:span><text:reference-mark-end text:name="ZOTERO_ITEM CSL_CITATION {&quot;citationID&quot;:&quot;t3SiiQjs&quot;,&quot;properties&quot;:{&quot;formattedCitation&quot;:&quot;(Elith &amp; Leathwick 2009; Pulliam 2000)&quot;,&quot;plainCitation&quot;:&quot;(Elith &amp; Leathwick 2009; Pulliam 2000)&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3754,&quot;uris&quot;:[&quot;http://zotero.org/users/7057764/items/4HQD74QL&quot;],&quot;itemData&quot;:{&quot;id&quot;:375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unBCZ2mnww"/><text:span text:style-name="T24">. </text:span><text:span text:style-name="T57">The most prevalent type of niche models</text:span><text:span text:style-name="T24">, species distribution models (SDMs),</text:span><text:span text:style-name="T57"> aim to </text:span><text:span text:style-name="T24">quantify species niches by relating observed species </text:span><text:span text:style-name="T36">occurrences</text:span><text:span text:style-name="T24"> to environmental variables </text:span><text:reference-mark-start text:name="ZOTERO_ITEM CSL_CITATION {&quot;citationID&quot;:&quot;voS8GD3q&quot;,&quot;properties&quot;:{&quot;formattedCitation&quot;:&quot;(Elith &amp; Leathwick 2009)&quot;,&quot;plainCitation&quot;:&quot;(Elith &amp; Leathwick 2009)&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MkQIRkNGwR"/><text:span text:style-name="T24">(Elith &amp; Leathwick 2009)</text:span><text:reference-mark-end text:name="ZOTERO_ITEM CSL_CITATION {&quot;citationID&quot;:&quot;voS8GD3q&quot;,&quot;properties&quot;:{&quot;formattedCitation&quot;:&quot;(Elith &amp; Leathwick 2009)&quot;,&quot;plainCitation&quot;:&quot;(Elith &amp; Leathwick 2009)&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MkQIRkNGwR"/><text:span text:style-name="T24">. However, the </text:span><text:span text:style-name="T36">true </text:span><text:span text:style-name="T24">relationship between species niche and what </text:span><text:span text:style-name="T57">SDMs</text:span><text:span text:style-name="T36"> </text:span><text:span text:style-name="T24">describe </text:span><text:span text:style-name="T46">is correlative, and therefore often</text:span><text:span text:style-name="T24"> unclear. </text:span><text:span text:style-name="T36">While</text:span><text:span text:style-name="T24"> </text:span><text:span text:style-name="T57">SDMs</text:span><text:span text:style-name="T24"> </text:span><text:span text:style-name="T36">depend</text:span><text:span text:style-name="T24"> on observations of the </text:span><text:span text:style-name="T121">realized niches of species </text:span><text:reference-mark-start text:name="ZOTERO_ITEM CSL_CITATION {&quot;citationID&quot;:&quot;woglmovU&quot;,&quot;properties&quot;:{&quot;formattedCitation&quot;:&quot;(Booth {\\i{}et al.} 1988)&quot;,&quot;plainCitation&quot;:&quot;(Booth et al. 1988)&quot;,&quot;noteIndex&quot;:0},&quot;citationItems&quot;:[{&quot;id&quot;:3757,&quot;uris&quot;:[&quot;http://zotero.org/users/7057764/items/C7CCR8S6&quot;],&quot;itemData&quot;:{&quot;id&quot;:3757,&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tqBFhX7EMo"/><text:span text:style-name="T121">(Booth </text:span><text:span text:style-name="T137">et al.</text:span><text:span text:style-name="T138"> 1988)</text:span><text:reference-mark-end text:name="ZOTERO_ITEM CSL_CITATION {&quot;citationID&quot;:&quot;woglmovU&quot;,&quot;properties&quot;:{&quot;formattedCitation&quot;:&quot;(Booth {\\i{}et al.} 1988)&quot;,&quot;plainCitation&quot;:&quot;(Booth et al. 1988)&quot;,&quot;noteIndex&quot;:0},&quot;citationItems&quot;:[{&quot;id&quot;:3757,&quot;uris&quot;:[&quot;http://zotero.org/users/7057764/items/C7CCR8S6&quot;],&quot;itemData&quot;:{&quot;id&quot;:3757,&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tqBFhX7EMo"/><text:span text:style-name="T24">, they frequently fail to account for other factors influencing species distributions, such as biotic interactions and dispersal limitations </text:span><text:reference-mark-start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85,&quot;uris&quot;:[&quot;http://zotero.org/users/7057764/items/9ERMJ86J&quot;],&quot;itemData&quot;:{&quot;id&quot;:85,&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iZkzGFt7Ft"/><text:span text:style-name="T121">(Ara</text:span><text:span text:style-name="T138">újo &amp; Guisan 2006; Godsoe </text:span><text:span text:style-name="T137">et al.</text:span><text:span text:style-name="T138"> 2017)</text:span><text:reference-mark-end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85,&quot;uris&quot;:[&quot;http://zotero.org/users/7057764/items/9ERMJ86J&quot;],&quot;itemData&quot;:{&quot;id&quot;:85,&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iZkzGFt7Ft"/><text:span text:style-name="T24">. This </text:span><text:span text:style-name="T36">deficiency</text:span><text:span text:style-name="T24"> has been one of the main critique of </text:span><text:span text:style-name="T57">SDMs</text:span><text:span text:style-name="T24">, </text:span><text:span text:style-name="T58">p</text:span><text:span text:style-name="T26">articularly regarding their spatial and temporal extrapolation (</text:span><text:reference-mark-start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273,&quot;uris&quot;:[&quot;http://zotero.org/users/7057764/items/IETAABFY&quot;],&quot;itemData&quot;:{&quot;id&quot;:273,&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2169,&quot;uris&quot;:[&quot;http://zotero.org/groups/2597052/items/2IZK9A43&quot;],&quot;itemData&quot;:{&quot;id&quot;:216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3761,&quot;uris&quot;:[&quot;http://zotero.org/users/7057764/items/XG7U52GG&quot;],&quot;itemData&quot;:{&quot;id&quot;:37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HQMUqsAT4Q"/><text:span text:style-name="T122">Thuiller et al. 2013; Urban et al. 2016; Zurell et al. 2009)</text:span><text:reference-mark-end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273,&quot;uris&quot;:[&quot;http://zotero.org/users/7057764/items/IETAABFY&quot;],&quot;itemData&quot;:{&quot;id&quot;:273,&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2169,&quot;uris&quot;:[&quot;http://zotero.org/groups/2597052/items/2IZK9A43&quot;],&quot;itemData&quot;:{&quot;id&quot;:216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3761,&quot;uris&quot;:[&quot;http://zotero.org/users/7057764/items/XG7U52GG&quot;],&quot;itemData&quot;:{&quot;id&quot;:37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HQMUqsAT4Q"/><text:span text:style-name="T26">. </text:span><text:span text:style-name="T25">Efforts have been made to integrate dispersal limitations and biotic interactions directly or indirectly into models, although implementation remains challenging due to data constraints</text:span><text:span text:style-name="T26"> </text:span><text:reference-mark-start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3770,&quot;uris&quot;:[&quot;http://zotero.org/users/7057764/items/29Z7IAW5&quot;],&quot;itemData&quot;:{&quot;id&quot;:3770,&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150,&quot;uris&quot;:[&quot;http://zotero.org/users/7057764/items/MUF898KW&quot;],&quot;itemData&quot;:{&quot;id&quot;:1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3767,&quot;uris&quot;:[&quot;http://zotero.org/users/7057764/items/LGJZBLAF&quot;],&quot;itemData&quot;:{&quot;id&quot;:3767,&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79,&quot;uris&quot;:[&quot;http://zotero.org/users/7057764/items/2U885J9P&quot;],&quot;itemData&quot;:{&quot;id&quot;:79,&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JU63fDpb1J"/><text:span text:style-name="T122">(Engler &amp; Guisan 2009; Pollock </text:span><text:span text:style-name="T137">et al.</text:span><text:span text:style-name="T138"> 2014; Shipley </text:span><text:span text:style-name="T137">et al.</text:span><text:span text:style-name="T138"> 2022; Staniczenko </text:span><text:span text:style-name="T137">et al.</text:span><text:span text:style-name="T138"> 2017)</text:span><text:reference-mark-end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3770,&quot;uris&quot;:[&quot;http://zotero.org/users/7057764/items/29Z7IAW5&quot;],&quot;itemData&quot;:{&quot;id&quot;:3770,&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150,&quot;uris&quot;:[&quot;http://zotero.org/users/7057764/items/MUF898KW&quot;],&quot;itemData&quot;:{&quot;id&quot;:1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3767,&quot;uris&quot;:[&quot;http://zotero.org/users/7057764/items/LGJZBLAF&quot;],&quot;itemData&quot;:{&quot;id&quot;:3767,&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79,&quot;uris&quot;:[&quot;http://zotero.org/users/7057764/items/2U885J9P&quot;],&quot;itemData&quot;:{&quot;id&quot;:79,&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JU63fDpb1J"/><text:span text:style-name="T24">. Despite these limitations, </text:span><text:span text:style-name="T58">SDMs</text:span><text:span text:style-name="T24"> have proven indispensable in bridging knowledge gaps, </text:span><text:span text:style-name="T58">explaining biogeographic patterns, </text:span><text:span text:style-name="T24">and emerging as a vital conservation tool</text:span><text:span text:style-name="T26"> </text:span><text:reference-mark-start text:name="ZOTERO_ITEM CSL_CITATION {&quot;citationID&quot;:&quot;5WTiywpk&quot;,&quot;properties&quot;:{&quot;formattedCitation&quot;:&quot;(Guisan {\\i{}et al.} 2013; Pollock {\\i{}et al.} 2020)&quot;,&quot;plainCitation&quot;:&quot;(Guisan et al. 2013; Pollock et al. 2020)&quot;,&quot;noteIndex&quot;:0},&quot;citationItems&quot;:[{&quot;id&quot;:3764,&quot;uris&quot;:[&quot;http://zotero.org/users/7057764/items/TK65N466&quot;],&quot;itemData&quot;:{&quot;id&quot;:3764,&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3,&quot;uris&quot;:[&quot;http://zotero.org/users/7057764/items/QM6MKELC&quot;],&quot;itemData&quot;:{&quot;id&quot;:23,&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XmP5s5eK8"/><text:span text:style-name="T122">(Guisan </text:span><text:span text:style-name="T137">et al.</text:span><text:span text:style-name="T138"> 2013; Pollock </text:span><text:span text:style-name="T137">et al.</text:span><text:span text:style-name="T138"> 2020)</text:span><text:reference-mark-end text:name="ZOTERO_ITEM CSL_CITATION {&quot;citationID&quot;:&quot;5WTiywpk&quot;,&quot;properties&quot;:{&quot;formattedCitation&quot;:&quot;(Guisan {\\i{}et al.} 2013; Pollock {\\i{}et al.} 2020)&quot;,&quot;plainCitation&quot;:&quot;(Guisan et al. 2013; Pollock et al. 2020)&quot;,&quot;noteIndex&quot;:0},&quot;citationItems&quot;:[{&quot;id&quot;:3764,&quot;uris&quot;:[&quot;http://zotero.org/users/7057764/items/TK65N466&quot;],&quot;itemData&quot;:{&quot;id&quot;:3764,&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3,&quot;uris&quot;:[&quot;http://zotero.org/users/7057764/items/QM6MKELC&quot;],&quot;itemData&quot;:{&quot;id&quot;:23,&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XmP5s5eK8"/><text:span text:style-name="T26">.</text:span><text:span text:style-name="T24"> </text:span></text:p>
      <text:p text:style-name="P18"/>
      <text:p text:style-name="P8"><text:span text:style-name="T37">Some</text:span><text:span text:style-name="T28"> </text:span><text:span text:style-name="T37">bio</text:span><text:span text:style-name="T28">geographic patterns </text:span><text:span text:style-name="T29">are so widespread that they have been </text:span><text:span text:style-name="T37">designated as</text:span><text:span text:style-name="T29"> ecogeographic</text:span><text:span text:style-name="T28"> “rules”. One of </text:span><text:span text:style-name="T37">these</text:span><text:span text:style-name="T28"> rules is the latitudinal diversity gradient, </text:span><text:span text:style-name="T37">the same decrease in species diversity towards</text:span><text:span text:style-name="T28"> </text:span><text:span text:style-name="T37">the poles that Humboldt noted </text:span><text:reference-mark-start text:name="ZOTERO_ITEM CSL_CITATION {&quot;citationID&quot;:&quot;MqgJNPNn&quot;,&quot;properties&quot;:{&quot;formattedCitation&quot;:&quot;(Hillebrand 2004)&quot;,&quot;plainCitation&quot;:&quot;(Hillebrand 2004)&quot;,&quot;noteIndex&quot;:0},&quot;citationItems&quot;:[{&quot;id&quot;:3484,&quot;uris&quot;:[&quot;http://zotero.org/users/7057764/items/BJTEP6L7&quot;],&quot;itemData&quot;:{&quot;id&quot;:3484,&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kJimZt0Cas"/><text:span text:style-name="T28">(Hillebrand 2004)</text:span><text:reference-mark-end text:name="ZOTERO_ITEM CSL_CITATION {&quot;citationID&quot;:&quot;MqgJNPNn&quot;,&quot;properties&quot;:{&quot;formattedCitation&quot;:&quot;(Hillebrand 2004)&quot;,&quot;plainCitation&quot;:&quot;(Hillebrand 2004)&quot;,&quot;noteIndex&quot;:0},&quot;citationItems&quot;:[{&quot;id&quot;:3484,&quot;uris&quot;:[&quot;http://zotero.org/users/7057764/items/BJTEP6L7&quot;],&quot;itemData&quot;:{&quot;id&quot;:3484,&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kJimZt0Cas"/><text:span text:style-name="T28">. Various explanations have been proposed for this </text:span><text:span text:style-name="T37">gradient</text:span><text:span text:style-name="T28">, including the effects of higher productivity and climate stability in the tropics on speciation rates, niche partitioning, specialization, and biotic interactions</text:span><text:span text:style-name="T29"> </text:span><text:reference-mark-start text:name="ZOTERO_ITEM CSL_CITATION {&quot;citationID&quot;:&quot;h5WcMb7Y&quot;,&quot;properties&quot;:{&quot;formattedCitation&quot;:&quot;(Mittelbach {\\i{}et al.} 2007; Pontarp {\\i{}et al.} 2019)&quot;,&quot;plainCitation&quot;:&quot;(Mittelbach et al. 2007; Pontarp et al. 2019)&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3,&quot;uris&quot;:[&quot;http://zotero.org/users/7057764/items/98Q8YFC6&quot;],&quot;itemData&quot;:{&quot;id&quot;:3783,&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kHgnRLPLko"/><text:span text:style-name="T125">(Mittelbach </text:span><text:span text:style-name="T137">et al.</text:span><text:span text:style-name="T138"> 2007; Pontarp </text:span><text:span text:style-name="T137">et al.</text:span><text:span text:style-name="T138"> 2019)</text:span><text:reference-mark-end text:name="ZOTERO_ITEM CSL_CITATION {&quot;citationID&quot;:&quot;h5WcMb7Y&quot;,&quot;properties&quot;:{&quot;formattedCitation&quot;:&quot;(Mittelbach {\\i{}et al.} 2007; Pontarp {\\i{}et al.} 2019)&quot;,&quot;plainCitation&quot;:&quot;(Mittelbach et al. 2007; Pontarp et al. 2019)&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3,&quot;uris&quot;:[&quot;http://zotero.org/users/7057764/items/98Q8YFC6&quot;],&quot;itemData&quot;:{&quot;id&quot;:3783,&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kHgnRLPLko"/><text:span text:style-name="T28">. </text:span><text:span text:style-name="T29">Another</text:span><text:span text:style-name="T28"> gradient of longstanding interest is the relationship between body mass and </text:span><text:span text:style-name="T37">temperature</text:span><text:span text:style-name="T28">. Originally proposed by Bergmann </text:span><text:reference-mark-start text:name="ZOTERO_ITEM CSL_CITATION {&quot;citationID&quot;:&quot;DhvLaHqU&quot;,&quot;properties&quot;:{&quot;formattedCitation&quot;:&quot;(Bergmann 1848)&quot;,&quot;plainCitation&quot;:&quot;(Bergmann 1848)&quot;,&quot;dontUpdate&quot;:true,&quot;noteIndex&quot;:0},&quot;citationItems&quot;:[{&quot;id&quot;:3519,&quot;uris&quot;:[&quot;http://zotero.org/users/7057764/items/GZ8HAT9T&quot;],&quot;itemData&quot;:{&quot;id&quot;:3519,&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VZ3kavTmcx"/><text:span text:style-name="T28">(1848)</text:span><text:reference-mark-end text:name="ZOTERO_ITEM CSL_CITATION {&quot;citationID&quot;:&quot;DhvLaHqU&quot;,&quot;properties&quot;:{&quot;formattedCitation&quot;:&quot;(Bergmann 1848)&quot;,&quot;plainCitation&quot;:&quot;(Bergmann 1848)&quot;,&quot;dontUpdate&quot;:true,&quot;noteIndex&quot;:0},&quot;citationItems&quot;:[{&quot;id&quot;:3519,&quot;uris&quot;:[&quot;http://zotero.org/users/7057764/items/GZ8HAT9T&quot;],&quot;itemData&quot;:{&quot;id&quot;:3519,&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VZ3kavTmcx"/><text:span text:style-name="T28">, the </text:span><text:soft-page-break/><text:span text:style-name="T28">rule is traditionally defined as ‘races of warm blooded vertebrates from cooler climates tend to be larger than races of the same species from warmer climates’ </text:span><text:reference-mark-start text:name="ZOTERO_ITEM CSL_CITATION {&quot;citationID&quot;:&quot;tQ3xqLrf&quot;,&quot;properties&quot;:{&quot;formattedCitation&quot;:&quot;(Mayr 1956)&quot;,&quot;plainCitation&quot;:&quot;(Mayr 1956)&quot;,&quot;noteIndex&quot;:0},&quot;citationItems&quot;:[{&quot;id&quot;:3520,&quot;uris&quot;:[&quot;http://zotero.org/users/7057764/items/TLMH6RBZ&quot;],&quot;itemData&quot;:{&quot;id&quot;:3520,&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5gLHWTtguI"/><text:span text:style-name="T28">(Mayr 1956)</text:span><text:reference-mark-end text:name="ZOTERO_ITEM CSL_CITATION {&quot;citationID&quot;:&quot;tQ3xqLrf&quot;,&quot;properties&quot;:{&quot;formattedCitation&quot;:&quot;(Mayr 1956)&quot;,&quot;plainCitation&quot;:&quot;(Mayr 1956)&quot;,&quot;noteIndex&quot;:0},&quot;citationItems&quot;:[{&quot;id&quot;:3520,&quot;uris&quot;:[&quot;http://zotero.org/users/7057764/items/TLMH6RBZ&quot;],&quot;itemData&quot;:{&quot;id&quot;:3520,&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5gLHWTtguI"/><text:span text:style-name="T28">. While the exact reasons for this gradient's emergence are still debated, it is generally believed that larger-bodied animals possess better heat retention, enabling them to thrive in colder environments compared to smaller individuals</text:span><text:span text:style-name="T29"> </text:span><text:reference-mark-start text:name="ZOTERO_ITEM CSL_CITATION {&quot;citationID&quot;:&quot;m8FA5B2I&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O6YIcMK1cs"/><text:span text:style-name="T125">(Blackburn </text:span><text:span text:style-name="T137">et al.</text:span><text:span text:style-name="T138"> 1999)</text:span><text:reference-mark-end text:name="ZOTERO_ITEM CSL_CITATION {&quot;citationID&quot;:&quot;m8FA5B2I&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O6YIcMK1cs"/><text:span text:style-name="T29">. This principle has been extended to encompass the relationship between size and latitude for ectotherms and across closely related species, as originally proposed by Bergmann </text:span><text:span text:style-name="T37">(</text:span><text:span text:style-name="T29">Blackburn et al., 1999).</text:span></text:p>
      <text:p text:style-name="P5"/>
      <text:p text:style-name="P33"><text:span text:style-name="T167">A recent development in biogeography </text:span><text:span text:style-name="T186">was to</text:span><text:span text:style-name="T167"> </text:span><text:span text:style-name="T180">expand </text:span><text:span text:style-name="T186">its</text:span><text:span text:style-name="T167"> focus from solely considering the distribution of organisms to trying to understand distribution of interactions and the ecological network they form </text:span><text:reference-mark-start text:name="ZOTERO_ITEM CSL_CITATION {&quot;citationID&quot;:&quot;zQG4GXEO&quot;,&quot;properties&quot;:{&quot;formattedCitation&quot;:&quot;(Windsor {\\i{}et al.} 2023)&quot;,&quot;plainCitation&quot;:&quot;(Windsor et al. 2023)&quot;,&quot;noteIndex&quot;:0},&quot;citationItems&quot;:[{&quot;id&quot;:3321,&quot;uris&quot;:[&quot;http://zotero.org/groups/4805931/items/W9QB4PHC&quot;],&quot;itemData&quot;:{&quot;id&quot;:3321,&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HHmZKeDY0y"/><text:span text:style-name="T138">(Windsor </text:span><text:span text:style-name="T137">et al.</text:span><text:span text:style-name="T138"> 2023)</text:span><text:reference-mark-end text:name="ZOTERO_ITEM CSL_CITATION {&quot;citationID&quot;:&quot;zQG4GXEO&quot;,&quot;properties&quot;:{&quot;formattedCitation&quot;:&quot;(Windsor {\\i{}et al.} 2023)&quot;,&quot;plainCitation&quot;:&quot;(Windsor et al. 2023)&quot;,&quot;noteIndex&quot;:0},&quot;citationItems&quot;:[{&quot;id&quot;:3321,&quot;uris&quot;:[&quot;http://zotero.org/groups/4805931/items/W9QB4PHC&quot;],&quot;itemData&quot;:{&quot;id&quot;:3321,&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HHmZKeDY0y"/><text:span text:style-name="T167">. </text:span><text:span text:style-name="T63">Interaction network</text:span><text:span text:style-name="T166">s</text:span><text:span text:style-name="T63"> can vary through two main processes: (1) changes in community composition, and (2) changes in the functional relationships between interacting species, </text:span><text:span text:style-name="T180">like the </text:span><text:span text:style-name="T63">body mass ratio between predators and prey </text:span><text:reference-mark-start text:name="ZOTERO_ITEM CSL_CITATION {&quot;citationID&quot;:&quot;PO14ZPHX&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c4Ma4fIGL0"/><text:span text:style-name="T138">(Poisot </text:span><text:span text:style-name="T137">et al.</text:span><text:span text:style-name="T138"> 2015)</text:span><text:reference-mark-end text:name="ZOTERO_ITEM CSL_CITATION {&quot;citationID&quot;:&quot;PO14ZPHX&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c4Ma4fIGL0"/><text:span text:style-name="T63">. These two processes are, in turn, influenced by factors such as the environment </text:span><text:reference-mark-start text:name="ZOTERO_ITEM CSL_CITATION {&quot;citationID&quot;:&quot;jZ1WTiuT&quot;,&quot;properties&quot;:{&quot;formattedCitation&quot;:&quot;(Pellissier {\\i{}et al.} 2018)&quot;,&quot;plainCitation&quot;:&quot;(Pellissier et al. 2018)&quot;,&quot;noteIndex&quot;:0},&quot;citationItems&quot;:[{&quot;id&quot;:131,&quot;uris&quot;:[&quot;http://zotero.org/users/7057764/items/5IHH6I5R&quot;],&quot;itemData&quot;:{&quot;id&quot;:131,&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l91WqYTbOi"/><text:span text:style-name="T138">(Pellissier </text:span><text:span text:style-name="T137">et al.</text:span><text:span text:style-name="T138"> 2018)</text:span><text:reference-mark-end text:name="ZOTERO_ITEM CSL_CITATION {&quot;citationID&quot;:&quot;jZ1WTiuT&quot;,&quot;properties&quot;:{&quot;formattedCitation&quot;:&quot;(Pellissier {\\i{}et al.} 2018)&quot;,&quot;plainCitation&quot;:&quot;(Pellissier et al. 2018)&quot;,&quot;noteIndex&quot;:0},&quot;citationItems&quot;:[{&quot;id&quot;:131,&quot;uris&quot;:[&quot;http://zotero.org/users/7057764/items/5IHH6I5R&quot;],&quot;itemData&quot;:{&quot;id&quot;:131,&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l91WqYTbOi"/><text:span text:style-name="T63">, </text:span><text:span text:style-name="T64">the regional pool of interactions </text:span><text:reference-mark-start text:name="ZOTERO_ITEM CSL_CITATION {&quot;citationID&quot;:&quot;a9jOAs6z&quot;,&quot;properties&quot;:{&quot;formattedCitation&quot;:&quot;(Saravia {\\i{}et al.} 2022)&quot;,&quot;plainCitation&quot;:&quot;(Saravia et al. 2022)&quot;,&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ULHlJWmOt"/><text:span text:style-name="T138">(Saravia </text:span><text:span text:style-name="T137">et al.</text:span><text:span text:style-name="T138"> 2022)</text:span><text:reference-mark-end text:name="ZOTERO_ITEM CSL_CITATION {&quot;citationID&quot;:&quot;a9jOAs6z&quot;,&quot;properties&quot;:{&quot;formattedCitation&quot;:&quot;(Saravia {\\i{}et al.} 2022)&quot;,&quot;plainCitation&quot;:&quot;(Saravia et al. 2022)&quot;,&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ULHlJWmOt"/><text:span text:style-name="T63">, area </text:span><text:reference-mark-start text:name="ZOTERO_ITEM CSL_CITATION {&quot;citationID&quot;:&quot;Ben0DjUE&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rRqpPXy7j7"/><text:span text:style-name="T138">(Galiana </text:span><text:span text:style-name="T137">et al.</text:span><text:span text:style-name="T138"> 2018)</text:span><text:reference-mark-end text:name="ZOTERO_ITEM CSL_CITATION {&quot;citationID&quot;:&quot;Ben0DjUE&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rRqpPXy7j7"/><text:span text:style-name="T63">, </text:span><text:span text:style-name="T166">or </text:span><text:span text:style-name="T63">higher-order interactions </text:span><text:reference-mark-start text:name="ZOTERO_ITEM CSL_CITATION {&quot;citationID&quot;:&quot;HLeRqZvl&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AMjUDRoKIx"/><text:span text:style-name="T138">(Poisot </text:span><text:span text:style-name="T137">et al.</text:span><text:span text:style-name="T138"> 2015)</text:span><text:reference-mark-end text:name="ZOTERO_ITEM CSL_CITATION {&quot;citationID&quot;:&quot;HLeRqZvl&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AMjUDRoKIx"/><text:span text:style-name="T63">. </text:span><text:span text:style-name="T64">Based on previous knowledge on species biogeography and on how species interaction network are structured, it is possible to </text:span><text:span text:style-name="T180">formulate</text:span><text:span text:style-name="T64"> predictions </text:span><text:span text:style-name="T180">regarding</text:span><text:span text:style-name="T64"> how network properties</text:span><text:span text:style-name="T186"> </text:span><text:span text:style-name="T64">vary across space and scale (e.g., </text:span><text:reference-mark-start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243,&quot;uris&quot;:[&quot;http://zotero.org/users/7057764/items/D3RYUMBA&quot;],&quot;itemData&quot;:{&quot;id&quot;:243,&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297,&quot;uris&quot;:[&quot;http://zotero.org/users/7057764/items/989WMFW3&quot;],&quot;itemData&quot;:{&quot;id&quot;:297,&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Yd8AoOvUdR"/><text:span text:style-name="T140">Baiser et al. 2019; Gravel et al. 2011)</text:span><text:reference-mark-end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243,&quot;uris&quot;:[&quot;http://zotero.org/users/7057764/items/D3RYUMBA&quot;],&quot;itemData&quot;:{&quot;id&quot;:243,&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297,&quot;uris&quot;:[&quot;http://zotero.org/users/7057764/items/989WMFW3&quot;],&quot;itemData&quot;:{&quot;id&quot;:297,&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Yd8AoOvUdR"/><text:span text:style-name="T64"> </text:span><text:span text:style-name="T166">but</text:span><text:span text:style-name="T64"> the empirical investigation on these patterns </text:span><text:span text:style-name="T187">remains</text:span><text:span text:style-name="T64"> rare (</text:span><text:span text:style-name="T166">e.g., </text:span><text:reference-mark-start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2233,&quot;uris&quot;:[&quot;http://zotero.org/groups/2597052/items/B2CZWS5U&quot;],&quot;itemData&quot;:{&quot;id&quot;:2233,&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435,&quot;uris&quot;:[&quot;http://zotero.org/users/7057764/items/PYJTC7R5&quot;],&quot;itemData&quot;:{&quot;id&quot;:435,&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eU1nRx5z6i"/><text:span text:style-name="T139">Baiser et al. 2012; Galiana et al. 2021; Gravel et al. 2019; O’Connor et al. 2020</text:span><text:reference-mark-end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2233,&quot;uris&quot;:[&quot;http://zotero.org/groups/2597052/items/B2CZWS5U&quot;],&quot;itemData&quot;:{&quot;id&quot;:2233,&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435,&quot;uris&quot;:[&quot;http://zotero.org/users/7057764/items/PYJTC7R5&quot;],&quot;itemData&quot;:{&quot;id&quot;:435,&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eU1nRx5z6i"/><text:span text:style-name="T64">). </text:span></text:p>
      <text:p text:style-name="P33"/>
      <text:p text:style-name="P40">In this thesis, I investigate the spatial distribution of predator-prey interactions and bird diversity, traits, and trends across seasons. In Chapters 1 and 2, I examine how the trait relationships between predators and prey among terrestrial vertebrates vary across space. In Chapters 3 and 4, <text:soft-page-break/>I use weekly bird distributions to explore how bird movement within geographic and climatic spaces influences seasonal diversity, trait variations, and abundance changes across North America.</text:p>
      <text:h text:style-name="P28" text:outline-level="2" text:is-list-header="true"/>
      <text:h text:style-name="P22" text:outline-level="2">Trophic interactions and food webs</text:h>
      <text:p text:style-name="P9"><text:span text:style-name="T113">Trophic interactions, where a predator species feed on a prey species, constitute one type of species interactions. </text:span><text:span text:style-name="T109">The collection of these trophic interactions among species form a food web, a fundamental concept in ecology to understand ecosystem structure and dynamics </text:span><text:reference-mark-start text:name="ZOTERO_ITEM CSL_CITATION {&quot;citationID&quot;:&quot;PPPryyUf&quot;,&quot;properties&quot;:{&quot;formattedCitation&quot;:&quot;(Lindeman 1942; Thompson {\\i{}et al.} 2012)&quot;,&quot;plainCitation&quot;:&quot;(Lindeman 1942; Thompson et al. 2012)&quot;,&quot;noteIndex&quot;:0},&quot;citationItems&quot;:[{&quot;id&quot;:2859,&quot;uris&quot;:[&quot;http://zotero.org/groups/2713172/items/7N9329MF&quot;],&quot;itemData&quot;:{&quot;id&quot;:2859,&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137,&quot;uris&quot;:[&quot;http://zotero.org/users/7057764/items/MAV6PYXZ&quot;],&quot;itemData&quot;:{&quot;id&quot;:137,&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NkmV519O76"/><text:span text:style-name="T156">(Lindeman 1942; Thompson </text:span><text:span text:style-name="T137">et al.</text:span><text:span text:style-name="T138"> 2012)</text:span><text:reference-mark-end text:name="ZOTERO_ITEM CSL_CITATION {&quot;citationID&quot;:&quot;PPPryyUf&quot;,&quot;properties&quot;:{&quot;formattedCitation&quot;:&quot;(Lindeman 1942; Thompson {\\i{}et al.} 2012)&quot;,&quot;plainCitation&quot;:&quot;(Lindeman 1942; Thompson et al. 2012)&quot;,&quot;noteIndex&quot;:0},&quot;citationItems&quot;:[{&quot;id&quot;:2859,&quot;uris&quot;:[&quot;http://zotero.org/groups/2713172/items/7N9329MF&quot;],&quot;itemData&quot;:{&quot;id&quot;:2859,&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137,&quot;uris&quot;:[&quot;http://zotero.org/users/7057764/items/MAV6PYXZ&quot;],&quot;itemData&quot;:{&quot;id&quot;:137,&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NkmV519O76"/><text:span text:style-name="T109">. </text:span><text:span text:style-name="T113">T</text:span>he identity, strength and organization of <text:span text:style-name="T169">trophic</text:span> interactions influence how species distribute in space <text:reference-mark-start text:name="ZOTERO_ITEM CSL_CITATION {&quot;citationID&quot;:&quot;M1k3znmi&quot;,&quot;properties&quot;:{&quot;formattedCitation&quot;:&quot;(Wisz {\\i{}et al.} 2013)&quot;,&quot;plainCitation&quot;:&quot;(Wisz et al. 2013)&quot;,&quot;noteIndex&quot;:0},&quot;citationItems&quot;:[{&quot;id&quot;:215,&quot;uris&quot;:[&quot;http://zotero.org/users/7057764/items/89W4RL62&quot;],&quot;itemData&quot;:{&quot;id&quot;:215,&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V0E6BLcSzJ"/><text:span text:style-name="T138">(Wisz </text:span><text:span text:style-name="T137">et al.</text:span><text:span text:style-name="T138"> 2013)</text:span><text:reference-mark-end text:name="ZOTERO_ITEM CSL_CITATION {&quot;citationID&quot;:&quot;M1k3znmi&quot;,&quot;properties&quot;:{&quot;formattedCitation&quot;:&quot;(Wisz {\\i{}et al.} 2013)&quot;,&quot;plainCitation&quot;:&quot;(Wisz et al. 2013)&quot;,&quot;noteIndex&quot;:0},&quot;citationItems&quot;:[{&quot;id&quot;:215,&quot;uris&quot;:[&quot;http://zotero.org/users/7057764/items/89W4RL62&quot;],&quot;itemData&quot;:{&quot;id&quot;:215,&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V0E6BLcSzJ"/>, how populations respond to disturbances <text:reference-mark-start text:name="ZOTERO_ITEM CSL_CITATION {&quot;citationID&quot;:&quot;l67yQbhw&quot;,&quot;properties&quot;:{&quot;formattedCitation&quot;:&quot;(Ekl\\uc0\\u246{}f &amp; Ebenman 2006)&quot;,&quot;plainCitation&quot;:&quot;(Eklöf &amp; Ebenman 2006)&quot;,&quot;noteIndex&quot;:0},&quot;citationItems&quot;:[{&quot;id&quot;:545,&quot;uris&quot;:[&quot;http://zotero.org/users/7057764/items/UH6UJAJU&quot;],&quot;itemData&quot;:{&quot;id&quot;:545,&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15yEns7l3N"/><text:span text:style-name="T114">(Ekl</text:span><text:span text:style-name="T136">öf &amp; Ebenman 2006)</text:span><text:reference-mark-end text:name="ZOTERO_ITEM CSL_CITATION {&quot;citationID&quot;:&quot;l67yQbhw&quot;,&quot;properties&quot;:{&quot;formattedCitation&quot;:&quot;(Ekl\\uc0\\u246{}f &amp; Ebenman 2006)&quot;,&quot;plainCitation&quot;:&quot;(Eklöf &amp; Ebenman 2006)&quot;,&quot;noteIndex&quot;:0},&quot;citationItems&quot;:[{&quot;id&quot;:545,&quot;uris&quot;:[&quot;http://zotero.org/users/7057764/items/UH6UJAJU&quot;],&quot;itemData&quot;:{&quot;id&quot;:545,&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15yEns7l3N"/><text:span text:style-name="T114">, </text:span><text:span text:style-name="T115">and how energy flow within and between ecosystems </text:span><text:reference-mark-start text:name="ZOTERO_ITEM CSL_CITATION {&quot;citationID&quot;:&quot;xSBoktMz&quot;,&quot;properties&quot;:{&quot;formattedCitation&quot;:&quot;(Gounand {\\i{}et al.} 2018)&quot;,&quot;plainCitation&quot;:&quot;(Gounand et al. 2018)&quot;,&quot;noteIndex&quot;:0},&quot;citationItems&quot;:[{&quot;id&quot;:3835,&quot;uris&quot;:[&quot;http://zotero.org/users/7057764/items/NE8E9MNB&quot;],&quot;itemData&quot;:{&quot;id&quot;:3835,&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40Gd7W2DYR"/><text:span text:style-name="T115">(Gounand </text:span><text:span text:style-name="T137">et al.</text:span><text:span text:style-name="T138"> 2018)</text:span><text:reference-mark-end text:name="ZOTERO_ITEM CSL_CITATION {&quot;citationID&quot;:&quot;xSBoktMz&quot;,&quot;properties&quot;:{&quot;formattedCitation&quot;:&quot;(Gounand {\\i{}et al.} 2018)&quot;,&quot;plainCitation&quot;:&quot;(Gounand et al. 2018)&quot;,&quot;noteIndex&quot;:0},&quot;citationItems&quot;:[{&quot;id&quot;:3835,&quot;uris&quot;:[&quot;http://zotero.org/users/7057764/items/NE8E9MNB&quot;],&quot;itemData&quot;:{&quot;id&quot;:3835,&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40Gd7W2DYR"/><text:span text:style-name="T115">. </text:span><text:span text:style-name="T113">Given that</text:span><text:span text:style-name="T66"> food webs integrate biodiversity and ecosystem function, </text:span><text:span text:style-name="T110">conserving</text:span><text:span text:style-name="T66"> their structure and the underlying trophic interactions </text:span><text:span text:style-name="T113">is essential to</text:span><text:span text:style-name="T66"> protect the diversity and integrity of ecosystems </text:span><text:reference-mark-start text:name="ZOTERO_ITEM CSL_CITATION {&quot;citationID&quot;:&quot;8NFY5lZe&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CDQ7CT6GE9"/><text:span text:style-name="T154">(Harvey </text:span><text:span text:style-name="T137">et al.</text:span><text:span text:style-name="T138"> 2017)</text:span><text:reference-mark-end text:name="ZOTERO_ITEM CSL_CITATION {&quot;citationID&quot;:&quot;8NFY5lZe&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CDQ7CT6GE9"/>. <text:span text:style-name="T170">For example, investigating the position of a species within a food web inform on its role within the community and help anticipate secondary extinction</text:span><text:span text:style-name="T188">s</text:span> <text:reference-mark-start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54vA7d3tXX"/><text:span text:style-name="T138">(Cirtwill </text:span><text:span text:style-name="T137">et al.</text:span><text:span text:style-name="T138"> 2018; McDonald-Madden </text:span><text:span text:style-name="T137">et al.</text:span><text:span text:style-name="T138"> 2016)</text:span><text:reference-mark-end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54vA7d3tXX"/>. </text:p>
      <text:p text:style-name="P5"/>
      <text:p text:style-name="P10"><text:span text:style-name="T181">F</text:span><text:span text:style-name="T157">ood web</text:span><text:span text:style-name="T181">s</text:span><text:span text:style-name="T157"> ha</text:span><text:span text:style-name="T181">ve</text:span><text:span text:style-name="T157"> emerging properties </text:span><text:span text:style-name="T181">with important implications on the communities</text:span><text:span text:style-name="T157">, such as the level of connectivity (connectance), the structure of specialization among species, or the formation of modules </text:span><text:reference-mark-start text:name="ZOTERO_ITEM CSL_CITATION {&quot;citationID&quot;:&quot;nBu9BTYF&quot;,&quot;properties&quot;:{&quot;formattedCitation&quot;:&quot;(Delmas {\\i{}et al.} 2019; Pimm {\\i{}et al.} 1991)&quot;,&quot;plainCitation&quot;:&quot;(Delmas et al. 2019; Pimm et al. 1991)&quot;,&quot;noteIndex&quot;:0},&quot;citationItems&quot;:[{&quot;id&quot;:146,&quot;uris&quot;:[&quot;http://zotero.org/users/7057764/items/A94NHATK&quot;],&quot;itemData&quot;:{&quot;id&quot;:14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104,&quot;uris&quot;:[&quot;http://zotero.org/users/7057764/items/XFHNJAY2&quot;],&quot;itemData&quot;:{&quot;id&quot;:104,&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bS8Vkmwq4J"/><text:span text:style-name="T138">(Delmas </text:span><text:span text:style-name="T137">et al.</text:span><text:span text:style-name="T138"> 2019; Pimm </text:span><text:span text:style-name="T137">et al.</text:span><text:span text:style-name="T138"> 1991)</text:span><text:reference-mark-end text:name="ZOTERO_ITEM CSL_CITATION {&quot;citationID&quot;:&quot;nBu9BTYF&quot;,&quot;properties&quot;:{&quot;formattedCitation&quot;:&quot;(Delmas {\\i{}et al.} 2019; Pimm {\\i{}et al.} 1991)&quot;,&quot;plainCitation&quot;:&quot;(Delmas et al. 2019; Pimm et al. 1991)&quot;,&quot;noteIndex&quot;:0},&quot;citationItems&quot;:[{&quot;id&quot;:146,&quot;uris&quot;:[&quot;http://zotero.org/users/7057764/items/A94NHATK&quot;],&quot;itemData&quot;:{&quot;id&quot;:14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104,&quot;uris&quot;:[&quot;http://zotero.org/users/7057764/items/XFHNJAY2&quot;],&quot;itemData&quot;:{&quot;id&quot;:104,&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bS8Vkmwq4J"/><text:span text:style-name="T157">. </text:span><text:span text:style-name="T158">May famously showed that under random interaction network</text:span><text:span text:style-name="T182">s</text:span><text:span text:style-name="T158">, a more complex </text:span><text:span text:style-name="T182">food web </text:span><text:span text:style-name="T158">(measured by level of connectance, species richness, and mean interaction strength) should be less stable, challenging the commonly accepted assumption of the time that more complex system</text:span><text:span text:style-name="T182">s</text:span><text:span text:style-name="T158"> are more stable </text:span><text:reference-mark-start text:name="ZOTERO_ITEM CSL_CITATION {&quot;citationID&quot;:&quot;VORWAzmo&quot;,&quot;properties&quot;:{&quot;formattedCitation&quot;:&quot;(May 1972)&quot;,&quot;plainCitation&quot;:&quot;(May 1972)&quot;,&quot;noteIndex&quot;:0},&quot;citationItems&quot;:[{&quot;id&quot;:618,&quot;uris&quot;:[&quot;http://zotero.org/users/7057764/items/I43N34DS&quot;],&quot;itemData&quot;:{&quot;id&quot;:618,&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ZP8V7cGlfJ"/><text:span text:style-name="T158">(May 1972)</text:span><text:reference-mark-end text:name="ZOTERO_ITEM CSL_CITATION {&quot;citationID&quot;:&quot;VORWAzmo&quot;,&quot;properties&quot;:{&quot;formattedCitation&quot;:&quot;(May 1972)&quot;,&quot;plainCitation&quot;:&quot;(May 1972)&quot;,&quot;noteIndex&quot;:0},&quot;citationItems&quot;:[{&quot;id&quot;:618,&quot;uris&quot;:[&quot;http://zotero.org/users/7057764/items/I43N34DS&quot;],&quot;itemData&quot;:{&quot;id&quot;:618,&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ZP8V7cGlfJ"/><text:span text:style-name="T158">. This </text:span><text:span text:style-name="T182">insight</text:span><text:span text:style-name="T158"> inspired decades of </text:span><text:span text:style-name="T182">research aimed at understanding</text:span><text:span text:style-name="T158"> how observed properties of </text:span><text:soft-page-break/><text:span text:style-name="T158">empirical food webs, such as the organization of interactions, the distribution of interaction strengths or the correlation between interspecific interactions, influence the relationship between complexity and stability </text:span><text:reference-mark-start text:name="ZOTERO_ITEM CSL_CITATION {&quot;citationID&quot;:&quot;UIfmTWVE&quot;,&quot;properties&quot;:{&quot;formattedCitation&quot;:&quot;(Allesina &amp; Tang 2015)&quot;,&quot;plainCitation&quot;:&quot;(Allesina &amp; Tang 2015)&quot;,&quot;noteIndex&quot;:0},&quot;citationItems&quot;:[{&quot;id&quot;:589,&quot;uris&quot;:[&quot;http://zotero.org/users/7057764/items/DYYNM52S&quot;],&quot;itemData&quot;:{&quot;id&quot;:589,&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CxqnfaumGf"/><text:span text:style-name="T158">(Allesina &amp; Tang 2015)</text:span><text:reference-mark-end text:name="ZOTERO_ITEM CSL_CITATION {&quot;citationID&quot;:&quot;UIfmTWVE&quot;,&quot;properties&quot;:{&quot;formattedCitation&quot;:&quot;(Allesina &amp; Tang 2015)&quot;,&quot;plainCitation&quot;:&quot;(Allesina &amp; Tang 2015)&quot;,&quot;noteIndex&quot;:0},&quot;citationItems&quot;:[{&quot;id&quot;:589,&quot;uris&quot;:[&quot;http://zotero.org/users/7057764/items/DYYNM52S&quot;],&quot;itemData&quot;:{&quot;id&quot;:589,&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CxqnfaumGf"/><text:span text:style-name="T158">. </text:span>Another example of how food web structure influences communities is demonstrated by network complementarity, where species partition resources and enemies, leading to increased ecosystem productivity<text:span text:style-name="T158"> </text:span><text:reference-mark-start text:name="ZOTERO_ITEM CSL_CITATION {&quot;citationID&quot;:&quot;0NwUZZqt&quot;,&quot;properties&quot;:{&quot;formattedCitation&quot;:&quot;(Poisot {\\i{}et al.} 2013)&quot;,&quot;plainCitation&quot;:&quot;(Poisot et al. 2013)&quot;,&quot;noteIndex&quot;:0},&quot;citationItems&quot;:[{&quot;id&quot;:281,&quot;uris&quot;:[&quot;http://zotero.org/users/7057764/items/4CXKIGBE&quot;],&quot;itemData&quot;:{&quot;id&quot;:28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ikmt3uafqi"/><text:span text:style-name="T138">(Poisot </text:span><text:span text:style-name="T137">et al.</text:span><text:span text:style-name="T138"> 2013)</text:span><text:reference-mark-end text:name="ZOTERO_ITEM CSL_CITATION {&quot;citationID&quot;:&quot;0NwUZZqt&quot;,&quot;properties&quot;:{&quot;formattedCitation&quot;:&quot;(Poisot {\\i{}et al.} 2013)&quot;,&quot;plainCitation&quot;:&quot;(Poisot et al. 2013)&quot;,&quot;noteIndex&quot;:0},&quot;citationItems&quot;:[{&quot;id&quot;:281,&quot;uris&quot;:[&quot;http://zotero.org/users/7057764/items/4CXKIGBE&quot;],&quot;itemData&quot;:{&quot;id&quot;:28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ikmt3uafqi"/><text:span text:style-name="T158">. </text:span><text:span text:style-name="T174">Thus, it is not only the number and identity of trophic interactions that matters, but also how they are </text:span><text:span text:style-name="T182">organized</text:span><text:span text:style-name="T174"> among species.</text:span></text:p>
      <text:p text:style-name="P5"/>
      <text:p text:style-name="P10">Yet, we still face major challenges when developing accurate descriptions of natural food webs <text:span text:style-name="T171">and apply our theoretical understanding of food webs to conservation</text:span>. One major obstacle is the lack of trophic interaction data across most locations and taxa <text:reference-mark-start text:name="ZOTERO_ITEM CSL_CITATION {&quot;citationID&quot;:&quot;3ywFoyXl&quot;,&quot;properties&quot;:{&quot;formattedCitation&quot;:&quot;(Poisot {\\i{}et al.} 2021)&quot;,&quot;plainCitation&quot;:&quot;(Poisot et al. 2021)&quot;,&quot;noteIndex&quot;:0},&quot;citationItems&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9xwiuGxGAM"/><text:span text:style-name="T138">(Poisot </text:span><text:span text:style-name="T137">et al.</text:span><text:span text:style-name="T138"> 2021)</text:span><text:reference-mark-end text:name="ZOTERO_ITEM CSL_CITATION {&quot;citationID&quot;:&quot;3ywFoyXl&quot;,&quot;properties&quot;:{&quot;formattedCitation&quot;:&quot;(Poisot {\\i{}et al.} 2021)&quot;,&quot;plainCitation&quot;:&quot;(Poisot et al. 2021)&quot;,&quot;noteIndex&quot;:0},&quot;citationItems&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9xwiuGxGAM"/>, which presents fundamental technical and practical challenges in food web ecology. <text:span text:style-name="T171">In fact, the “</text:span>lack of knowledge about interactions among species or among groups of species” <text:span text:style-name="T182">remains</text:span> <text:span text:style-name="T171">one of</text:span> the <text:span text:style-name="T171">major </text:span>biodiversity <text:span text:style-name="T171">data </text:span>shortfalls <text:reference-mark-start text:name="ZOTERO_ITEM CSL_CITATION {&quot;citationID&quot;:&quot;EGLvSLh1&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IJhBShzg5R"/><text:span text:style-name="T138">(Hortal </text:span><text:span text:style-name="T137">et al.</text:span><text:span text:style-name="T138"> 2015)</text:span><text:reference-mark-end text:name="ZOTERO_ITEM CSL_CITATION {&quot;citationID&quot;:&quot;EGLvSLh1&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IJhBShzg5R"/>. Sampling interactions is inherently difficult; observing an interaction requires simultaneously detecting individuals of two species while they are interacting.<text:span text:style-name="T171"> It is </text:span>virtually impossible to sample all interactions <text:span text:style-name="T171">even for</text:span> a <text:span text:style-name="T171">simple </text:span>community <text:span text:style-name="T171">and </text:span>large sampling effort <text:reference-mark-start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33,&quot;uris&quot;:[&quot;http://zotero.org/users/7057764/items/65X8NHEG&quot;],&quot;itemData&quot;:{&quot;id&quot;:3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144,&quot;uris&quot;:[&quot;http://zotero.org/users/7057764/items/A9IC3LF3&quot;],&quot;itemData&quot;:{&quot;id&quot;:144,&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3838,&quot;uris&quot;:[&quot;http://zotero.org/users/7057764/items/4VNQTM7V&quot;],&quot;itemData&quot;:{&quot;id&quot;:3838,&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XNSwdpAllM"/><text:span text:style-name="T138">(Chacoff </text:span><text:span text:style-name="T137">et al.</text:span><text:span text:style-name="T138"> 2012; Jordano 2016; Pringle &amp; Hutchinson 2020)</text:span><text:reference-mark-end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33,&quot;uris&quot;:[&quot;http://zotero.org/users/7057764/items/65X8NHEG&quot;],&quot;itemData&quot;:{&quot;id&quot;:3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144,&quot;uris&quot;:[&quot;http://zotero.org/users/7057764/items/A9IC3LF3&quot;],&quot;itemData&quot;:{&quot;id&quot;:144,&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3838,&quot;uris&quot;:[&quot;http://zotero.org/users/7057764/items/4VNQTM7V&quot;],&quot;itemData&quot;:{&quot;id&quot;:3838,&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XNSwdpAllM"/>. Additionally, there are spatial biases in available food web datasets, with a disproportionate focus on the United States and Europe <text:reference-mark-start text:name="ZOTERO_ITEM CSL_CITATION {&quot;citationID&quot;:&quot;HIYFWhkM&quot;,&quot;properties&quot;:{&quot;formattedCitation&quot;:&quot;(Cameron {\\i{}et al.} 2019; Poisot {\\i{}et al.} 2021)&quot;,&quot;plainCitation&quot;:&quot;(Cameron et al. 2019; Poisot et al. 2021)&quot;,&quot;noteIndex&quot;:0},&quot;citationItems&quot;:[{&quot;id&quot;:772,&quot;uris&quot;:[&quot;http://zotero.org/users/7057764/items/V3JTF3RR&quot;],&quot;itemData&quot;:{&quot;id&quot;:772,&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S62RjTrHwm"/><text:span text:style-name="T138">(Cameron </text:span><text:span text:style-name="T137">et al.</text:span><text:span text:style-name="T138"> 2019; Poisot </text:span><text:span text:style-name="T137">et al.</text:span><text:span text:style-name="T138"> 2021)</text:span><text:reference-mark-end text:name="ZOTERO_ITEM CSL_CITATION {&quot;citationID&quot;:&quot;HIYFWhkM&quot;,&quot;properties&quot;:{&quot;formattedCitation&quot;:&quot;(Cameron {\\i{}et al.} 2019; Poisot {\\i{}et al.} 2021)&quot;,&quot;plainCitation&quot;:&quot;(Cameron et al. 2019; Poisot et al. 2021)&quot;,&quot;noteIndex&quot;:0},&quot;citationItems&quot;:[{&quot;id&quot;:772,&quot;uris&quot;:[&quot;http://zotero.org/users/7057764/items/V3JTF3RR&quot;],&quot;itemData&quot;:{&quot;id&quot;:772,&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S62RjTrHwm"/>. These biases collectively limit the scale of food web research and pose significant hurdles to the necessary shift in focus from species to interaction networks in conservation efforts <text:reference-mark-start text:name="ZOTERO_ITEM CSL_CITATION {&quot;citationID&quot;:&quot;hVpPEWlI&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RwaaoORSAS"/><text:span text:style-name="T138">(Harvey </text:span><text:span text:style-name="T137">et al.</text:span><text:span text:style-name="T138"> 2017)</text:span><text:reference-mark-end text:name="ZOTERO_ITEM CSL_CITATION {&quot;citationID&quot;:&quot;hVpPEWlI&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RwaaoORSAS"/>.</text:p>
      <text:p text:style-name="P5"/>
      <text:p text:style-name="P10"><text:span text:style-name="T172">To </text:span><text:span text:style-name="T182">address</text:span><text:span text:style-name="T172"> these gaps, models </text:span><text:span text:style-name="T182">have been developed </text:span><text:span text:style-name="T172">to predict trophic interactions based on food web theory </text:span><text:reference-mark-start text:name="ZOTERO_ITEM CSL_CITATION {&quot;citationID&quot;:&quot;dSnryhhK&quot;,&quot;properties&quot;:{&quot;formattedCitation&quot;:&quot;(Strydom {\\i{}et al.} 2021)&quot;,&quot;plainCitation&quot;:&quot;(Strydom et al. 2021)&quot;,&quot;noteIndex&quot;:0},&quot;citationItems&quot;:[{&quot;id&quot;:488,&quot;uris&quot;:[&quot;http://zotero.org/users/7057764/items/GT4L3H43&quot;],&quot;itemData&quot;:{&quot;id&quot;:488,&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M32IJwAv0i"/><text:span text:style-name="T138">(Strydom </text:span><text:span text:style-name="T137">et al.</text:span><text:span text:style-name="T138"> 2021)</text:span><text:reference-mark-end text:name="ZOTERO_ITEM CSL_CITATION {&quot;citationID&quot;:&quot;dSnryhhK&quot;,&quot;properties&quot;:{&quot;formattedCitation&quot;:&quot;(Strydom {\\i{}et al.} 2021)&quot;,&quot;plainCitation&quot;:&quot;(Strydom et al. 2021)&quot;,&quot;noteIndex&quot;:0},&quot;citationItems&quot;:[{&quot;id&quot;:488,&quot;uris&quot;:[&quot;http://zotero.org/users/7057764/items/GT4L3H43&quot;],&quot;itemData&quot;:{&quot;id&quot;:488,&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M32IJwAv0i"/><text:span text:style-name="T172">. </text:span><text:span text:style-name="T182">Both n</text:span><text:span text:style-name="T172">eutral and niche processes determine which two species </text:span><text:soft-page-break/><text:span text:style-name="T172">will interact </text:span><text:reference-mark-start text:name="ZOTERO_ITEM CSL_CITATION {&quot;citationID&quot;:&quot;h1mdAp1e&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2nk4BYbWq"/><text:span text:style-name="T138">(Morales-Castilla </text:span><text:span text:style-name="T137">et al.</text:span><text:span text:style-name="T138"> 2015)</text:span><text:reference-mark-end text:name="ZOTERO_ITEM CSL_CITATION {&quot;citationID&quot;:&quot;h1mdAp1e&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2nk4BYbWq"/><text:span text:style-name="T172">. Neutral models of species interactions predict that feasible interactions are only dependent on species presences and abundances </text:span><text:reference-mark-start text:name="ZOTERO_ITEM CSL_CITATION {&quot;citationID&quot;:&quot;VJbL44Sx&quot;,&quot;properties&quot;:{&quot;formattedCitation&quot;:&quot;(Canard {\\i{}et al.} 2012)&quot;,&quot;plainCitation&quot;:&quot;(Canard et al. 2012)&quot;,&quot;noteIndex&quot;:0},&quot;citationItems&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yxfLNmaXCq"/><text:span text:style-name="T138">(Canard </text:span><text:span text:style-name="T137">et al.</text:span><text:span text:style-name="T138"> 2012)</text:span><text:reference-mark-end text:name="ZOTERO_ITEM CSL_CITATION {&quot;citationID&quot;:&quot;VJbL44Sx&quot;,&quot;properties&quot;:{&quot;formattedCitation&quot;:&quot;(Canard {\\i{}et al.} 2012)&quot;,&quot;plainCitation&quot;:&quot;(Canard et al. 2012)&quot;,&quot;noteIndex&quot;:0},&quot;citationItems&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yxfLNmaXCq"/><text:span text:style-name="T65">. </text:span><text:span text:style-name="T172">The interaction</text:span><text:span text:style-name="T182">s that do not occur under</text:span><text:span text:style-name="T172"> this constraint are termed neutrally forbidden interactions </text:span><text:reference-mark-start text:name="ZOTERO_ITEM CSL_CITATION {&quot;citationID&quot;:&quot;1M0bEWzb&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yYa77iARv4"/><text:span text:style-name="T138">(Morales-Castilla </text:span><text:span text:style-name="T137">et al.</text:span><text:span text:style-name="T138"> 2015)</text:span><text:reference-mark-end text:name="ZOTERO_ITEM CSL_CITATION {&quot;citationID&quot;:&quot;1M0bEWzb&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yYa77iARv4"/><text:span text:style-name="T65">. </text:span>Although neutral models can predict a significant amount of variation in interaction strengths<text:span text:style-name="T65"> </text:span><text:reference-mark-start text:name="ZOTERO_ITEM CSL_CITATION {&quot;citationID&quot;:&quot;hfF4V9aP&quot;,&quot;properties&quot;:{&quot;formattedCitation&quot;:&quot;(Canard {\\i{}et al.} 2014)&quot;,&quot;plainCitation&quot;:&quot;(Canard et al. 2014)&quot;,&quot;noteIndex&quot;:0},&quot;citationItems&quot;:[{&quot;id&quot;:3079,&quot;uris&quot;:[&quot;http://zotero.org/users/7057764/items/WKPWHUZ6&quot;],&quot;itemData&quot;:{&quot;id&quot;:3079,&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Ts9aMcLBAf"/><text:span text:style-name="T138">(Canard </text:span><text:span text:style-name="T137">et al.</text:span><text:span text:style-name="T138"> 2014)</text:span><text:reference-mark-end text:name="ZOTERO_ITEM CSL_CITATION {&quot;citationID&quot;:&quot;hfF4V9aP&quot;,&quot;properties&quot;:{&quot;formattedCitation&quot;:&quot;(Canard {\\i{}et al.} 2014)&quot;,&quot;plainCitation&quot;:&quot;(Canard et al. 2014)&quot;,&quot;noteIndex&quot;:0},&quot;citationItems&quot;:[{&quot;id&quot;:3079,&quot;uris&quot;:[&quot;http://zotero.org/users/7057764/items/WKPWHUZ6&quot;],&quot;itemData&quot;:{&quot;id&quot;:3079,&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Ts9aMcLBAf"/><text:span text:style-name="T65">, </text:span>recent research has highlighted that co-occurrences do not always imply interaction<text:span text:style-name="T65"> </text:span><text:reference-mark-start text:name="ZOTERO_ITEM CSL_CITATION {&quot;citationID&quot;:&quot;JKHy5RKl&quot;,&quot;properties&quot;:{&quot;formattedCitation&quot;:&quot;(Blanchet {\\i{}et al.} 2020; Thurman {\\i{}et al.} 2019)&quot;,&quot;plainCitation&quot;:&quot;(Blanchet et al. 2020; Thurman et al. 2019)&quot;,&quot;noteIndex&quot;:0},&quot;citationItems&quot;:[{&quot;id&quot;:3618,&quot;uris&quot;:[&quot;http://zotero.org/users/7057764/items/Y4FUY5UP&quot;],&quot;itemData&quot;:{&quot;id&quot;:3618,&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755,&quot;uris&quot;:[&quot;http://zotero.org/users/7057764/items/ZE2HSPLL&quot;],&quot;itemData&quot;:{&quot;id&quot;:755,&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lNptC07YRx"/><text:span text:style-name="T138">(Blanchet </text:span><text:span text:style-name="T137">et al.</text:span><text:span text:style-name="T138"> 2020; Thurman </text:span><text:span text:style-name="T137">et al.</text:span><text:span text:style-name="T138"> 2019)</text:span><text:reference-mark-end text:name="ZOTERO_ITEM CSL_CITATION {&quot;citationID&quot;:&quot;JKHy5RKl&quot;,&quot;properties&quot;:{&quot;formattedCitation&quot;:&quot;(Blanchet {\\i{}et al.} 2020; Thurman {\\i{}et al.} 2019)&quot;,&quot;plainCitation&quot;:&quot;(Blanchet et al. 2020; Thurman et al. 2019)&quot;,&quot;noteIndex&quot;:0},&quot;citationItems&quot;:[{&quot;id&quot;:3618,&quot;uris&quot;:[&quot;http://zotero.org/users/7057764/items/Y4FUY5UP&quot;],&quot;itemData&quot;:{&quot;id&quot;:3618,&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755,&quot;uris&quot;:[&quot;http://zotero.org/users/7057764/items/ZE2HSPLL&quot;],&quot;itemData&quot;:{&quot;id&quot;:755,&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lNptC07YRx"/><text:span text:style-name="T65">. </text:span><text:span text:style-name="T173">In contrast to the neutral model, niche-based models </text:span>predict that interactions between two species depend on their respective traits<text:span text:style-name="T173"> </text:span><text:reference-mark-start text:name="ZOTERO_ITEM CSL_CITATION {&quot;citationID&quot;:&quot;VHX6VakG&quot;,&quot;properties&quot;:{&quot;formattedCitation&quot;:&quot;(Rossberg {\\i{}et al.} 2010)&quot;,&quot;plainCitation&quot;:&quot;(Rossberg et al. 2010)&quot;,&quot;noteIndex&quot;:0},&quot;citationItems&quot;:[{&quot;id&quot;:255,&quot;uris&quot;:[&quot;http://zotero.org/users/7057764/items/EKWXB5X3&quot;],&quot;itemData&quot;:{&quot;id&quot;:255,&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YtehweHFvP"/><text:span text:style-name="T138">(Rossberg </text:span><text:span text:style-name="T137">et al.</text:span><text:span text:style-name="T138"> 2010)</text:span><text:reference-mark-end text:name="ZOTERO_ITEM CSL_CITATION {&quot;citationID&quot;:&quot;VHX6VakG&quot;,&quot;properties&quot;:{&quot;formattedCitation&quot;:&quot;(Rossberg {\\i{}et al.} 2010)&quot;,&quot;plainCitation&quot;:&quot;(Rossberg et al. 2010)&quot;,&quot;noteIndex&quot;:0},&quot;citationItems&quot;:[{&quot;id&quot;:255,&quot;uris&quot;:[&quot;http://zotero.org/users/7057764/items/EKWXB5X3&quot;],&quot;itemData&quot;:{&quot;id&quot;:255,&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YtehweHFvP"/>. <text:span text:style-name="T173">N</text:span><text:span text:style-name="T157">on-interactions driven by niche-based process</text:span><text:span text:style-name="T189">es</text:span><text:span text:style-name="T157"> are termed functionally forbidden interactions </text:span><text:reference-mark-start text:name="ZOTERO_ITEM CSL_CITATION {&quot;citationID&quot;:&quot;lNy6T4Dj&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vEoJ6WQ5"/><text:span text:style-name="T138">(Morales-Castilla </text:span><text:span text:style-name="T137">et al.</text:span><text:span text:style-name="T138"> 2015)</text:span><text:reference-mark-end text:name="ZOTERO_ITEM CSL_CITATION {&quot;citationID&quot;:&quot;lNy6T4Dj&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vEoJ6WQ5"/><text:span text:style-name="T157">, and can be </text:span><text:span text:style-name="T173">predicted</text:span><text:span text:style-name="T157"> by </text:span><text:span text:style-name="T173">trait-based</text:span><text:span text:style-name="T157"> model</text:span><text:span text:style-name="T173">s</text:span><text:span text:style-name="T157"> of interactions </text:span><text:reference-mark-start text:name="ZOTERO_ITEM CSL_CITATION {&quot;citationID&quot;:&quot;f4Le2Q6E&quot;,&quot;properties&quot;:{&quot;formattedCitation&quot;:&quot;(Bartomeus {\\i{}et al.} 2016)&quot;,&quot;plainCitation&quot;:&quot;(Bartomeus et al. 2016)&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c2HttekN6N"/><text:span text:style-name="T138">(Bartomeus </text:span><text:span text:style-name="T137">et al.</text:span><text:span text:style-name="T138"> 2016)</text:span><text:reference-mark-end text:name="ZOTERO_ITEM CSL_CITATION {&quot;citationID&quot;:&quot;f4Le2Q6E&quot;,&quot;properties&quot;:{&quot;formattedCitation&quot;:&quot;(Bartomeus {\\i{}et al.} 2016)&quot;,&quot;plainCitation&quot;:&quot;(Bartomeus et al. 2016)&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c2HttekN6N"/><text:span text:style-name="T157">. </text:span>Phylogenetic relationships <text:span text:style-name="T182">also provide valuable</text:span> informati<text:span text:style-name="T182">on, serving as proxies for trait relationships, and </text:span>because interactions and species' roles (i.e. species' positions in the food web) tend to be evolutionarily conserved <text:reference-mark-start text:name="ZOTERO_ITEM CSL_CITATION {&quot;citationID&quot;:&quot;kEaFc0f5&quot;,&quot;properties&quot;:{&quot;formattedCitation&quot;:&quot;(G\\uc0\\u243{}mez {\\i{}et al.} 2010; Stouffer {\\i{}et al.} 2012)&quot;,&quot;plainCitation&quot;:&quot;(Gómez et al. 2010; Stouffer et al. 2012)&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dD9gV4RUm1"/><text:span text:style-name="T138">(Gómez </text:span><text:span text:style-name="T137">et al.</text:span><text:span text:style-name="T138"> 2010; Stouffer </text:span><text:span text:style-name="T137">et al.</text:span><text:span text:style-name="T138"> 2012)</text:span><text:reference-mark-end text:name="ZOTERO_ITEM CSL_CITATION {&quot;citationID&quot;:&quot;kEaFc0f5&quot;,&quot;properties&quot;:{&quot;formattedCitation&quot;:&quot;(G\\uc0\\u243{}mez {\\i{}et al.} 2010; Stouffer {\\i{}et al.} 2012)&quot;,&quot;plainCitation&quot;:&quot;(Gómez et al. 2010; Stouffer et al. 2012)&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dD9gV4RUm1"/>. </text:p>
      <text:p text:style-name="P11"/>
      <text:p text:style-name="P12"><text:span text:style-name="T174">At the network level, </text:span>factors beyond those acting at the interaction level <text:span text:style-name="T158">(neutral and niche processes) </text:span><text:span text:style-name="T183">also constrain food webs</text:span><text:span text:style-name="T158">. </text:span>Firstly, local interactions are drawn from the pool of interactions at the regional scale, thus local food webs are constrained by the regional web of interactions, often referred to as the metaweb.<text:span text:style-name="T175"> Recently,</text:span><text:span text:style-name="T158"> </text:span><text:reference-mark-start text:name="ZOTERO_ITEM CSL_CITATION {&quot;citationID&quot;:&quot;MC06xrUb&quot;,&quot;properties&quot;:{&quot;formattedCitation&quot;:&quot;(Saravia et al. 2022)&quot;,&quot;plainCitation&quot;:&quot;(Saravia et al. 2022)&quot;,&quot;dontUpdate&quot;:true,&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gnQ6BUSka"/><text:span text:style-name="T141">Saravia et al. (2022)</text:span><text:reference-mark-end text:name="ZOTERO_ITEM CSL_CITATION {&quot;citationID&quot;:&quot;MC06xrUb&quot;,&quot;properties&quot;:{&quot;formattedCitation&quot;:&quot;(Saravia et al. 2022)&quot;,&quot;plainCitation&quot;:&quot;(Saravia et al. 2022)&quot;,&quot;dontUpdate&quot;:true,&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gnQ6BUSka"/><text:span text:style-name="T175"> </text:span><text:span text:style-name="T159">showed that </text:span><text:span text:style-name="T175">properties of</text:span><text:span text:style-name="T159"> food web</text:span><text:span text:style-name="T177">s</text:span><text:span text:style-name="T159"> emerge from the </text:span><text:span text:style-name="T177">metaweb</text:span><text:span text:style-name="T159">, suggesting that </text:span><text:span text:style-name="T177">the regional</text:span> food web structure is <text:span text:style-name="T183">primarily</text:span><text:span text:style-name="T177"> constrain</text:span><text:span text:style-name="T183">s </text:span><text:span text:style-name="T177">local food web structure</text:span><text:span text:style-name="T159">. </text:span><text:span text:style-name="T177">Second</text:span><text:span text:style-name="T183">ly</text:span><text:span text:style-name="T175">, there are evidence that</text:span><text:span text:style-name="T159"> </text:span><text:span text:style-name="T175">the </text:span><text:span text:style-name="T159">environment influence</text:span><text:span text:style-name="T183">s</text:span><text:span text:style-name="T159"> the local realization of food web</text:span><text:span text:style-name="T183">s</text:span><text:span text:style-name="T159">. For example, </text:span><text:span text:style-name="T175">primary</text:span><text:span text:style-name="T159"> productivity should </text:span><text:span text:style-name="T175">determine</text:span><text:span text:style-name="T159"> the number of trophic level</text:span><text:span text:style-name="T183">s</text:span><text:span text:style-name="T159"> </text:span><text:span text:style-name="T175">and number of species at each trophic level </text:span><text:span text:style-name="T159">an ecosystem can sustain </text:span><text:reference-mark-start text:name="ZOTERO_ITEM CSL_CITATION {&quot;citationID&quot;:&quot;YFXho3Fm&quot;,&quot;properties&quot;:{&quot;formattedCitation&quot;:&quot;(Thompson &amp; Townsend 2005)&quot;,&quot;plainCitation&quot;:&quot;(Thompson &amp; Townsend 2005)&quot;,&quot;noteIndex&quot;:0},&quot;citationItems&quot;:[{&quot;id&quot;:3841,&quot;uris&quot;:[&quot;http://zotero.org/users/7057764/items/GSZC833K&quot;],&quot;itemData&quot;:{&quot;id&quot;:3841,&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0xrUUO6CwM"/><text:span text:style-name="T159">(Thompson &amp; Townsend 2005)</text:span><text:reference-mark-end text:name="ZOTERO_ITEM CSL_CITATION {&quot;citationID&quot;:&quot;YFXho3Fm&quot;,&quot;properties&quot;:{&quot;formattedCitation&quot;:&quot;(Thompson &amp; Townsend 2005)&quot;,&quot;plainCitation&quot;:&quot;(Thompson &amp; Townsend 2005)&quot;,&quot;noteIndex&quot;:0},&quot;citationItems&quot;:[{&quot;id&quot;:3841,&quot;uris&quot;:[&quot;http://zotero.org/users/7057764/items/GSZC833K&quot;],&quot;itemData&quot;:{&quot;id&quot;:3841,&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0xrUUO6CwM"/><text:span text:style-name="T159">. </text:span><text:span text:style-name="T183">Additionally, a</text:span><text:span text:style-name="T159">rea have also been showed to influence the shape of the food webs </text:span><text:reference-mark-start text:name="ZOTERO_ITEM CSL_CITATION {&quot;citationID&quot;:&quot;BRYNDhT7&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N7BpkjglDb"/><text:span text:style-name="T138">(Galiana </text:span><text:span text:style-name="T137">et al.</text:span><text:span text:style-name="T138"> 2018)</text:span><text:reference-mark-end text:name="ZOTERO_ITEM CSL_CITATION {&quot;citationID&quot;:&quot;BRYNDhT7&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N7BpkjglDb"/><text:span text:style-name="T159">. </text:span><text:span text:style-name="T175">S</text:span><text:span text:style-name="T159">patial (e.g., habitat diversity) and temporal (e.g., seasonality) </text:span><text:span text:style-name="T183">factors are also</text:span><text:span text:style-name="T159"> believed to shape modules within network </text:span><text:reference-mark-start text:name="ZOTERO_ITEM CSL_CITATION {&quot;citationID&quot;:&quot;pbHlBYL3&quot;,&quot;properties&quot;:{&quot;formattedCitation&quot;:&quot;(McMeans {\\i{}et al.} 2015; Rooney {\\i{}et al.} 2008)&quot;,&quot;plainCitation&quot;:&quot;(McMeans et al. 2015; Rooney et al. 2008)&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3843,&quot;uris&quot;:[&quot;http://zotero.org/users/7057764/items/XUEUI5XE&quot;],&quot;itemData&quot;:{&quot;id&quot;:3843,&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yGqk3433EB"/><text:span text:style-name="T138">(McMeans </text:span><text:soft-page-break/><text:span text:style-name="T137">et al.</text:span><text:span text:style-name="T138"> 2015; Rooney </text:span><text:span text:style-name="T137">et al.</text:span><text:span text:style-name="T138"> 2008)</text:span><text:reference-mark-end text:name="ZOTERO_ITEM CSL_CITATION {&quot;citationID&quot;:&quot;pbHlBYL3&quot;,&quot;properties&quot;:{&quot;formattedCitation&quot;:&quot;(McMeans {\\i{}et al.} 2015; Rooney {\\i{}et al.} 2008)&quot;,&quot;plainCitation&quot;:&quot;(McMeans et al. 2015; Rooney et al. 2008)&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3843,&quot;uris&quot;:[&quot;http://zotero.org/users/7057764/items/XUEUI5XE&quot;],&quot;itemData&quot;:{&quot;id&quot;:3843,&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yGqk3433EB"/><text:span text:style-name="T159">. For example, species occurring in the same habitat type or season will form highly connected module relative to species not present at the same time or space. </text:span><text:span text:style-name="T177">Finally</text:span><text:span text:style-name="T176">, </text:span><text:span text:style-name="T177">there are dynamic constraints on the local realization of food webs </text:span><text:reference-mark-start text:name="ZOTERO_ITEM CSL_CITATION {&quot;citationID&quot;:&quot;rWur1jGF&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mhafPPBSht"/><text:span text:style-name="T138">(Grilli </text:span><text:span text:style-name="T137">et al.</text:span><text:span text:style-name="T138"> 2017)</text:span><text:reference-mark-end text:name="ZOTERO_ITEM CSL_CITATION {&quot;citationID&quot;:&quot;rWur1jGF&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mhafPPBSht"/><text:span text:style-name="T177">. Theory predicts that for a food web to persist, it needs to lead to a feasible and stable equilibrium</text:span><text:span text:style-name="T159">. </text:span><text:span text:style-name="T177">In </text:span><text:span text:style-name="T183">short</text:span><text:span text:style-name="T177">, </text:span>food webs are a product of neutral and niche constraints acting at the level of interactions, as well as neutral, environmental, and dynamic constraints at the network level.</text:p>
      <text:p text:style-name="P5"/>
      <text:p text:style-name="P41">Trophic interactions and the food webs they form are central themes of my thesis, particularly in Chapters 1 and 2. In these chapters, I investigate the generality of trait relationships between terrestrial vertebrate prey and predators. Additionally, in Chapter 2, I explore whether trait-based models of interactions predict food web properties, examining the importance of higher-level constraints (e.g., environmental and dynamic constraints) in structuring food webs. In Chapters 3 and 4, trophic interactions play a more indirect role. Here, I test how bird diet influences their movement within climatic and geographic spaces, as well as their species trends.</text:p>
      <text:p text:style-name="P5"/>
      <text:h text:style-name="P23" text:outline-level="2"><text:span text:style-name="T192">Seasonal b</text:span>ird <text:span text:style-name="T192">movements</text:span><text:span text:style-name="T178"> and threats</text:span></text:h>
      <text:p text:style-name="P6">From the beginning, Hutchinson <text:span text:style-name="T194">highlighted</text:span> the importance of seasonality <text:span text:style-name="T194">(</text:span>i.e., the annual cycle of environmental <text:span text:style-name="T194">variables) </text:span>in understanding species niches and coexistence <text:reference-mark-start text:name="ZOTERO_ITEM CSL_CITATION {&quot;citationID&quot;:&quot;caDirxLB&quot;,&quot;properties&quot;:{&quot;formattedCitation&quot;:&quot;(Hutchinson 1957, 1961)&quot;,&quot;plainCitation&quot;:&quot;(Hutchinson 1957, 1961)&quot;,&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id&quot;:427,&quot;uris&quot;:[&quot;http://zotero.org/users/7057764/items/T5AQNHB6&quot;],&quot;itemData&quot;:{&quot;id&quot;:427,&quot;type&quot;:&quot;article-journal&quot;,&quot;container-title&quot;:&quot;The American Naturalist&quot;,&quot;DOI&quot;:&quot;10.1086/282171&quot;,&quot;ISSN&quot;:&quot;0003-0147&quot;,&quot;issue&quot;:&quot;882&quot;,&quot;note&quot;:&quot;publisher: The University of Chicago Press&quot;,&quot;page&quot;:&quot;137-145&quot;,&quot;source&quot;:&quot;journals.uchicago.edu (Atypon)&quot;,&quot;title&quot;:&quot;The Paradox of the Plankton&quot;,&quot;volume&quot;:&quot;95&quot;,&quot;author&quot;:[{&quot;family&quot;:&quot;Hutchinson&quot;,&quot;given&quot;:&quot;G. E.&quot;}],&quot;issued&quot;:{&quot;date-parts&quot;:[[&quot;1961&quot;,5,1]]}}}],&quot;schema&quot;:&quot;https://github.com/citation-style-language/schema/raw/master/csl-citation.json&quot;} RND98MfwYTWrh"/>(Hutchinson 1957, 1961)<text:reference-mark-end text:name="ZOTERO_ITEM CSL_CITATION {&quot;citationID&quot;:&quot;caDirxLB&quot;,&quot;properties&quot;:{&quot;formattedCitation&quot;:&quot;(Hutchinson 1957, 1961)&quot;,&quot;plainCitation&quot;:&quot;(Hutchinson 1957, 1961)&quot;,&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id&quot;:427,&quot;uris&quot;:[&quot;http://zotero.org/users/7057764/items/T5AQNHB6&quot;],&quot;itemData&quot;:{&quot;id&quot;:427,&quot;type&quot;:&quot;article-journal&quot;,&quot;container-title&quot;:&quot;The American Naturalist&quot;,&quot;DOI&quot;:&quot;10.1086/282171&quot;,&quot;ISSN&quot;:&quot;0003-0147&quot;,&quot;issue&quot;:&quot;882&quot;,&quot;note&quot;:&quot;publisher: The University of Chicago Press&quot;,&quot;page&quot;:&quot;137-145&quot;,&quot;source&quot;:&quot;journals.uchicago.edu (Atypon)&quot;,&quot;title&quot;:&quot;The Paradox of the Plankton&quot;,&quot;volume&quot;:&quot;95&quot;,&quot;author&quot;:[{&quot;family&quot;:&quot;Hutchinson&quot;,&quot;given&quot;:&quot;G. E.&quot;}],&quot;issued&quot;:{&quot;date-parts&quot;:[[&quot;1961&quot;,5,1]]}}}],&quot;schema&quot;:&quot;https://github.com/citation-style-language/schema/raw/master/csl-citation.json&quot;} RND98MfwYTWrh"/>. Despite the critical role of temporal variations, seasonality is often poorly integrated into most niche models <text:reference-mark-start text:name="ZOTERO_ITEM CSL_CITATION {&quot;citationID&quot;:&quot;oopPZzrn&quot;,&quot;properties&quot;:{&quot;formattedCitation&quot;:&quot;(Ponti &amp; Sannolo 2023)&quot;,&quot;plainCitation&quot;:&quot;(Ponti &amp; Sannolo 2023)&quot;,&quot;noteIndex&quot;:0},&quot;citationItems&quot;:[{&quot;id&quot;:4122,&quot;uris&quot;:[&quot;http://zotero.org/users/7057764/items/QQ7PTME6&quot;],&quot;itemData&quot;:{&quot;id&quot;:4122,&quot;type&quot;:&quot;article-journal&quot;,&quot;abstract&quot;:&quot;Species distribution models have grown in complexity by incorporating fine-scale variables, including data on microclimate, physiology and species interactions. Recent studies have acknowledged the importance of the spatial scale by including higher resolution maps and more complex climatic variables. However, models rarely consider the consequences of including data related to time. Indeed, species phenology – and potential shifts in phenology due, for example, to climate change – is potentially one of the most neglected aspects of ecological modelling. We present a literature review of relevant phenological aspects at different temporal scales and across several taxa. Such elements should be considered to define better the environmental niche and project present, future and past distribution models. We considered the available studies on plants, insects, reptiles, birds and mammals to evaluate how they dealt with the phenology of the investigated species, as well as the phenology of other resources and interacting species, to infer present, past and future projections. Here we focus on four main phenological aspects that, if not considered, may easily bias any projection, namely: 1) phenology can be accompanied by a shift in distribution within the year (e.g. migratory species); 2) activity may be restricted to a portion of the year (e.g. most ectotherms from temperate climates); 3) survival and reproduction success may depend on the synchrony with other species phenology (e.g. plants–pollinators interactions); 4) changes in climatic conditions can lead to shifts in phenology (e.g. anticipated or delayed blooms or changes in migration timing). In this review, we show how neglecting such factors may quickly lead to project a biased distribution. Finally, we provide a guide on evaluating whether the case study may be affected by such factors and what actions may improve the models.&quot;,&quot;container-title&quot;:&quot;Ecography&quot;,&quot;DOI&quot;:&quot;10.1111/ecog.06143&quot;,&quot;ISSN&quot;:&quot;1600-0587&quot;,&quot;issue&quot;:&quot;4&quot;,&quot;language&quot;:&quot;en&quot;,&quot;license&quot;:&quot;© 2022 The Authors. Ecography published by John Wiley &amp; Sons Ltd on behalf of Nordic Society Oikos&quot;,&quot;note&quot;:&quot;_eprint: https://onlinelibrary.wiley.com/doi/pdf/10.1111/ecog.06143&quot;,&quot;page&quot;:&quot;e06143&quot;,&quot;source&quot;:&quot;Wiley Online Library&quot;,&quot;title&quot;:&quot;The importance of including phenology when modelling species ecological niche&quot;,&quot;volume&quot;:&quot;2023&quot;,&quot;author&quot;:[{&quot;family&quot;:&quot;Ponti&quot;,&quot;given&quot;:&quot;Raquel&quot;},{&quot;family&quot;:&quot;Sannolo&quot;,&quot;given&quot;:&quot;Marco&quot;}],&quot;issued&quot;:{&quot;date-parts&quot;:[[&quot;2023&quot;]]}}}],&quot;schema&quot;:&quot;https://github.com/citation-style-language/schema/raw/master/csl-citation.json&quot;} RNDgcHNDgD0zy"/>(Ponti &amp; Sannolo 2023)<text:reference-mark-end text:name="ZOTERO_ITEM CSL_CITATION {&quot;citationID&quot;:&quot;oopPZzrn&quot;,&quot;properties&quot;:{&quot;formattedCitation&quot;:&quot;(Ponti &amp; Sannolo 2023)&quot;,&quot;plainCitation&quot;:&quot;(Ponti &amp; Sannolo 2023)&quot;,&quot;noteIndex&quot;:0},&quot;citationItems&quot;:[{&quot;id&quot;:4122,&quot;uris&quot;:[&quot;http://zotero.org/users/7057764/items/QQ7PTME6&quot;],&quot;itemData&quot;:{&quot;id&quot;:4122,&quot;type&quot;:&quot;article-journal&quot;,&quot;abstract&quot;:&quot;Species distribution models have grown in complexity by incorporating fine-scale variables, including data on microclimate, physiology and species interactions. Recent studies have acknowledged the importance of the spatial scale by including higher resolution maps and more complex climatic variables. However, models rarely consider the consequences of including data related to time. Indeed, species phenology – and potential shifts in phenology due, for example, to climate change – is potentially one of the most neglected aspects of ecological modelling. We present a literature review of relevant phenological aspects at different temporal scales and across several taxa. Such elements should be considered to define better the environmental niche and project present, future and past distribution models. We considered the available studies on plants, insects, reptiles, birds and mammals to evaluate how they dealt with the phenology of the investigated species, as well as the phenology of other resources and interacting species, to infer present, past and future projections. Here we focus on four main phenological aspects that, if not considered, may easily bias any projection, namely: 1) phenology can be accompanied by a shift in distribution within the year (e.g. migratory species); 2) activity may be restricted to a portion of the year (e.g. most ectotherms from temperate climates); 3) survival and reproduction success may depend on the synchrony with other species phenology (e.g. plants–pollinators interactions); 4) changes in climatic conditions can lead to shifts in phenology (e.g. anticipated or delayed blooms or changes in migration timing). In this review, we show how neglecting such factors may quickly lead to project a biased distribution. Finally, we provide a guide on evaluating whether the case study may be affected by such factors and what actions may improve the models.&quot;,&quot;container-title&quot;:&quot;Ecography&quot;,&quot;DOI&quot;:&quot;10.1111/ecog.06143&quot;,&quot;ISSN&quot;:&quot;1600-0587&quot;,&quot;issue&quot;:&quot;4&quot;,&quot;language&quot;:&quot;en&quot;,&quot;license&quot;:&quot;© 2022 The Authors. Ecography published by John Wiley &amp; Sons Ltd on behalf of Nordic Society Oikos&quot;,&quot;note&quot;:&quot;_eprint: https://onlinelibrary.wiley.com/doi/pdf/10.1111/ecog.06143&quot;,&quot;page&quot;:&quot;e06143&quot;,&quot;source&quot;:&quot;Wiley Online Library&quot;,&quot;title&quot;:&quot;The importance of including phenology when modelling species ecological niche&quot;,&quot;volume&quot;:&quot;2023&quot;,&quot;author&quot;:[{&quot;family&quot;:&quot;Ponti&quot;,&quot;given&quot;:&quot;Raquel&quot;},{&quot;family&quot;:&quot;Sannolo&quot;,&quot;given&quot;:&quot;Marco&quot;}],&quot;issued&quot;:{&quot;date-parts&quot;:[[&quot;2023&quot;]]}}}],&quot;schema&quot;:&quot;https://github.com/citation-style-language/schema/raw/master/csl-citation.json&quot;} RNDgcHNDgD0zy"/>. This is partly due to the inherent complexity of reconciling the niche concept when both the environment and species' responses to it fluctuate over time. Adding to this complexity, migrating species <text:span text:style-name="T194">are moving</text:span> both <text:span text:style-name="T194">within climatic</text:span> and geographic space, dynamically altering their <text:span text:style-name="T194">niches</text:span>. </text:p>
      <text:p text:style-name="P42"/>
      <text:p text:style-name="P13"><text:soft-page-break/><text:span text:style-name="T112">M</text:span><text:span text:style-name="T111">igration </text:span><text:span text:style-name="T112">is though to </text:span><text:span text:style-name="T111">have evolved in response</text:span><text:span text:style-name="T68"> to seasonality, </text:span><text:span text:style-name="T112">allowing species</text:span><text:span text:style-name="T68"> to</text:span><text:span text:style-name="T67"> maintain fidelity to </text:span><text:span text:style-name="T112">favorable </text:span><text:span text:style-name="T67">breeding grounds while escaping harsh conditions </text:span><text:reference-mark-start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apQuZzxYDH"/><text:span text:style-name="T155">(Winger </text:span><text:span text:style-name="T137">et al.</text:span><text:span text:style-name="T138"> 2019)</text:span><text:reference-mark-end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apQuZzxYDH"/><text:span text:style-name="T67">. </text:span><text:span text:style-name="T69">Unlike other adaptation </text:span><text:span text:style-name="T112">to seasonality</text:span><text:span text:style-name="T69"> such as hibernation or freeze tolerance, migration </text:span><text:span text:style-name="T112">allows species to maintain consistent</text:span><text:span text:style-name="T69"> thermal conditions throughout the year</text:span><text:span text:style-name="T112"> but comes </text:span><text:span text:style-name="T69">with movement costs</text:span><text:span text:style-name="T67"> </text:span><text:reference-mark-start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fzh4B0dIgF"/><text:span text:style-name="T155">(G</text:span><text:span text:style-name="T138">ómez </text:span><text:span text:style-name="T137">et al.</text:span><text:span text:style-name="T138"> 2016; Nakazawa </text:span><text:span text:style-name="T137">et al.</text:span><text:span text:style-name="T138"> 2004)</text:span><text:reference-mark-end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fzh4B0dIgF"/><text:span text:style-name="T67">. Indeed, </text:span><text:reference-mark-start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3knUydN4EP"/><text:span text:style-name="T67">Somveille et al. (2015, 2019)</text:span><text:reference-mark-end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3knUydN4EP"/><text:span text:style-name="T67"> </text:span><text:span text:style-name="T112">showed</text:span><text:span text:style-name="T67"> that breeding and w</text:span><text:span text:style-name="T72">intering destinations </text:span><text:span text:style-name="T73">of migratory birds are optimized </text:span><text:span text:style-name="T72">to </text:span><text:span text:style-name="T74">avoid unfavorable climatic conditions</text:span><text:span text:style-name="T72">,</text:span><text:span text:style-name="T67"> competition, and minimize </text:span><text:span text:style-name="T112">travel distance</text:span><text:span text:style-name="T67">. </text:span><text:span text:style-name="T76">Therefore, </text:span><text:span text:style-name="T70">evidence suggests there is</text:span><text:span text:style-name="T67"> a fundamental trade-off between the movement within geographic and</text:span><text:span text:style-name="T75"> </text:span><text:span text:style-name="T77">climat</text:span><text:span text:style-name="T78">ic</text:span><text:span text:style-name="T77"> </text:span><text:span text:style-name="T67">niche space</text:span><text:span text:style-name="T112">s</text:span><text:span text:style-name="T67"> </text:span><text:span text:style-name="T142">(Gómez et al., 2016; Nakazawa et al., 2004), but it is poorly understood how the differences between species </text:span><text:span text:style-name="T143">alter</text:span><text:span text:style-name="T142"> the </text:span><text:span text:style-name="T144">balance</text:span><text:span text:style-name="T142"> of this trade-off. </text:span></text:p>
      <text:p text:style-name="P1"/>
      <text:p text:style-name="P13"><text:span text:style-name="T145">Species' strategies for minimizing movement within their climatic niche space versus enduring variation in climatic conditions are </text:span><text:span text:style-name="T148">influenced</text:span><text:span text:style-name="T145"> by geographic, morphological, life history, predatory, and feeding habits </text:span><text:reference-mark-start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r5jOZ8yxRd"/><text:span text:style-name="T145">(Cohen &amp; Jetz 2022; McKinnon </text:span><text:span text:style-name="T137">et al.</text:span><text:span text:style-name="T138"> 2010; Zurell </text:span><text:span text:style-name="T137">et al.</text:span><text:span text:style-name="T138"> 2018)</text:span><text:reference-mark-end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r5jOZ8yxRd"/><text:span text:style-name="T79">. For example, </text:span><text:span text:style-name="T85">larger species should be more likely to minimize travel distance has they usually need more energy to migrate</text:span><text:span text:style-name="T82"> </text:span><text:reference-mark-start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R84ybseArK"/><text:span text:style-name="T82">(Watanabe 2016)</text:span><text:reference-mark-end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R84ybseArK"/><text:span text:style-name="T82"> </text:span><text:span text:style-name="T85">and </text:span><text:span text:style-name="T81">can </text:span><text:span text:style-name="T83">tolerate</text:span><text:span text:style-name="T85"> </text:span><text:span text:style-name="T71">colder</text:span><text:span text:style-name="T85"> temperature</text:span><text:span text:style-name="T84">s</text:span><text:span text:style-name="T85"> </text:span><text:reference-mark-start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ehZzrwkoFO"/><text:span text:style-name="T146">(Blackburn </text:span><text:span text:style-name="T150">et al.</text:span><text:span text:style-name="T146"> 1999)</text:span><text:reference-mark-end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ehZzrwkoFO"/><text:span text:style-name="T85">. Similarly, species with a flexible diet, like the Northern cardinal (</text:span><text:span text:style-name="T92">Cardinalis cardinalis)</text:span><text:span text:style-name="T93">, wh</text:span><text:span text:style-name="T95">ich</text:span><text:span text:style-name="T93"> switch</text:span><text:span text:style-name="T95">es</text:span><text:span text:style-name="T93"> from feeding on insect</text:span><text:span text:style-name="T95">s</text:span><text:span text:style-name="T93"> and berries in summer to a mainly granivor</text:span><text:span text:style-name="T95">ous</text:span><text:span text:style-name="T93"> diet in winter </text:span><text:reference-mark-start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W0VLPL8vtY"/><text:span text:style-name="T94">(Gill 2007)</text:span><text:reference-mark-end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W0VLPL8vtY"/><text:span text:style-name="T93">, are less likely to migrate to track resources.</text:span><text:span text:style-name="T79"> </text:span><text:span text:style-name="T161">While </text:span><text:span text:style-name="T160">these examples </text:span><text:span text:style-name="T165">illustrate</text:span><text:span text:style-name="T160"> </text:span><text:span text:style-name="T162">how certain traits explain why some birds</text:span><text:span text:style-name="T160"> </text:span><text:span text:style-name="T162">favour movement </text:span><text:span text:style-name="T164">within climatic space over movement in geographic space</text:span><text:span text:style-name="T160">, we are </text:span><text:span text:style-name="T164">still </text:span><text:span text:style-name="T160">lacking evidence </text:span><text:span text:style-name="T162">for </text:span><text:span text:style-name="T163">the influence of </text:span><text:span text:style-name="T162">other </text:span><text:span text:style-name="T160">traits. </text:span></text:p>
      <text:p text:style-name="P2"/>
      <text:p text:style-name="P36"><text:span text:style-name="T91">Understanding how migratory species interact within their niches is crucial as m</text:span><text:span text:style-name="T80">igratory species are facing significant declines worldwide</text:span><text:span text:style-name="T88"> </text:span><text:reference-mark-start text:name="ZOTERO_ITEM CSL_CITATION {&quot;citationID&quot;:&quot;yGePam3l&quot;,&quot;properties&quot;:{&quot;formattedCitation&quot;:&quot;(Bairlein 2016; Studds {\\i{}et al.} 2017; Wilcove &amp; Wikelski 2008)&quot;,&quot;plainCitation&quot;:&quot;(Bairlein 2016; Studds et al. 2017; Wilcove &amp; Wikelski 2008)&quot;,&quot;noteIndex&quot;:0},&quot;citationItems&quot;:[{&quot;id&quot;:3852,&quot;uris&quot;:[&quot;http://zotero.org/users/7057764/items/66UACYSV&quot;],&quot;itemData&quot;:{&quot;id&quot;:3852,&quot;type&quot;:&quot;article-journal&quot;,&quot;container-title&quot;:&quot;Science&quot;,&quot;DOI&quot;:&quot;10.1126/science.aah6647&quot;,&quot;issue&quot;:&quot;6312&quot;,&quot;note&quot;:&quot;publisher: American Association for the Advancement of Science&quot;,&quot;page&quot;:&quot;547-548&quot;,&quot;source&quot;:&quot;science.org (Atypon)&quot;,&quot;title&quot;:&quot;Migratory birds under threat&quot;,&quot;volume&quot;:&quot;354&quot;,&quot;author&quot;:[{&quot;family&quot;:&quot;Bairlein&quot;,&quot;given&quot;:&quot;Franz&quot;}],&quot;issued&quot;:{&quot;date-parts&quot;:[[&quot;2016&quot;,11,4]]}}},{&quot;id&quot;:3848,&quot;uris&quot;:[&quot;http://zotero.org/users/7057764/items/86QFT3IP&quot;],&quot;itemData&quot;:{&quot;id&quot;:3848,&quot;type&quot;:&quot;article-journal&quot;,&quot;abstract&quot;:&quot;Migratory animals are threatened by human-induced global change. However, little is known about how stopover habitat, essential for refuelling during migration, affects the population dynamics of migratory species. Using 20 years of continent-wide citizen science data, we assess population trends of ten shorebird taxa that refuel on Yellow Sea tidal mudflats, a threatened ecosystem that has shrunk by &gt;65% in recent decades. Seven of the taxa declined at rates of up to 8% per year. Taxa with the greatest reliance on the Yellow Sea as a stopover site showed the greatest declines, whereas those that stop primarily in other regions had slowly declining or stable populations. Decline rate was unaffected by shared evolutionary history among taxa and was not predicted by migration distance, breeding range size, non-breeding location, generation time or body size. These results suggest that changes in stopover habitat can severely limit migratory populations.&quot;,&quot;container-title&quot;:&quot;Nature Communications&quot;,&quot;DOI&quot;:&quot;10.1038/ncomms14895&quot;,&quot;ISSN&quot;:&quot;2041-1723&quot;,&quot;issue&quot;:&quot;1&quot;,&quot;journalAbbreviation&quot;:&quot;Nat Commun&quot;,&quot;language&quot;:&quot;en&quot;,&quot;license&quot;:&quot;2017 The Author(s)&quot;,&quot;note&quot;:&quot;publisher: Nature Publishing Group&quot;,&quot;page&quot;:&quot;14895&quot;,&quot;source&quot;:&quot;www.nature.com&quot;,&quot;title&quot;:&quot;Rapid population decline in migratory shorebirds relying on Yellow Sea tidal mudflats as stopover sites&quot;,&quot;volume&quot;:&quot;8&quot;,&quot;author&quot;:[{&quot;family&quot;:&quot;Studds&quot;,&quot;given&quot;:&quot;Colin E.&quot;},{&quot;family&quot;:&quot;Kendall&quot;,&quot;given&quot;:&quot;Bruce E.&quot;},{&quot;family&quot;:&quot;Murray&quot;,&quot;given&quot;:&quot;Nicholas J.&quot;},{&quot;family&quot;:&quot;Wilson&quot;,&quot;given&quot;:&quot;Howard B.&quot;},{&quot;family&quot;:&quot;Rogers&quot;,&quot;given&quot;:&quot;Danny I.&quot;},{&quot;family&quot;:&quot;Clemens&quot;,&quot;given&quot;:&quot;Robert S.&quot;},{&quot;family&quot;:&quot;Gosbell&quot;,&quot;given&quot;:&quot;Ken&quot;},{&quot;family&quot;:&quot;Hassell&quot;,&quot;given&quot;:&quot;Chris J.&quot;},{&quot;family&quot;:&quot;Jessop&quot;,&quot;given&quot;:&quot;Rosalind&quot;},{&quot;family&quot;:&quot;Melville&quot;,&quot;given&quot;:&quot;David S.&quot;},{&quot;family&quot;:&quot;Milton&quot;,&quot;given&quot;:&quot;David A.&quot;},{&quot;family&quot;:&quot;Minton&quot;,&quot;given&quot;:&quot;Clive D. T.&quot;},{&quot;family&quot;:&quot;Possingham&quot;,&quot;given&quot;:&quot;Hugh P.&quot;},{&quot;family&quot;:&quot;Riegen&quot;,&quot;given&quot;:&quot;Adrian C.&quot;},{&quot;family&quot;:&quot;Straw&quot;,&quot;given&quot;:&quot;Phil&quot;},{&quot;family&quot;:&quot;Woehler&quot;,&quot;given&quot;:&quot;Eric J.&quot;},{&quot;family&quot;:&quot;Fuller&quot;,&quot;given&quot;:&quot;Richard A.&quot;}],&quot;issued&quot;:{&quot;date-parts&quot;:[[&quot;2017&quot;,4,13]]}}},{&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uRgj7o5ElQ"/><text:span text:style-name="T147">(Bairlein 2016; Studds </text:span><text:span text:style-name="T151">et al.</text:span><text:span text:style-name="T147"> 2017; Wilcove &amp; Wikelski 2008)</text:span><text:reference-mark-end text:name="ZOTERO_ITEM CSL_CITATION {&quot;citationID&quot;:&quot;yGePam3l&quot;,&quot;properties&quot;:{&quot;formattedCitation&quot;:&quot;(Bairlein 2016; Studds {\\i{}et al.} 2017; Wilcove &amp; Wikelski 2008)&quot;,&quot;plainCitation&quot;:&quot;(Bairlein 2016; Studds et al. 2017; Wilcove &amp; Wikelski 2008)&quot;,&quot;noteIndex&quot;:0},&quot;citationItems&quot;:[{&quot;id&quot;:3852,&quot;uris&quot;:[&quot;http://zotero.org/users/7057764/items/66UACYSV&quot;],&quot;itemData&quot;:{&quot;id&quot;:3852,&quot;type&quot;:&quot;article-journal&quot;,&quot;container-title&quot;:&quot;Science&quot;,&quot;DOI&quot;:&quot;10.1126/science.aah6647&quot;,&quot;issue&quot;:&quot;6312&quot;,&quot;note&quot;:&quot;publisher: American Association for the Advancement of Science&quot;,&quot;page&quot;:&quot;547-548&quot;,&quot;source&quot;:&quot;science.org (Atypon)&quot;,&quot;title&quot;:&quot;Migratory birds under threat&quot;,&quot;volume&quot;:&quot;354&quot;,&quot;author&quot;:[{&quot;family&quot;:&quot;Bairlein&quot;,&quot;given&quot;:&quot;Franz&quot;}],&quot;issued&quot;:{&quot;date-parts&quot;:[[&quot;2016&quot;,11,4]]}}},{&quot;id&quot;:3848,&quot;uris&quot;:[&quot;http://zotero.org/users/7057764/items/86QFT3IP&quot;],&quot;itemData&quot;:{&quot;id&quot;:3848,&quot;type&quot;:&quot;article-journal&quot;,&quot;abstract&quot;:&quot;Migratory animals are threatened by human-induced global change. However, little is known about how stopover habitat, essential for refuelling during migration, affects the population dynamics of migratory species. Using 20 years of continent-wide citizen science data, we assess population trends of ten shorebird taxa that refuel on Yellow Sea tidal mudflats, a threatened ecosystem that has shrunk by &gt;65% in recent decades. Seven of the taxa declined at rates of up to 8% per year. Taxa with the greatest reliance on the Yellow Sea as a stopover site showed the greatest declines, whereas those that stop primarily in other regions had slowly declining or stable populations. Decline rate was unaffected by shared evolutionary history among taxa and was not predicted by migration distance, breeding range size, non-breeding location, generation time or body size. These results suggest that changes in stopover habitat can severely limit migratory populations.&quot;,&quot;container-title&quot;:&quot;Nature Communications&quot;,&quot;DOI&quot;:&quot;10.1038/ncomms14895&quot;,&quot;ISSN&quot;:&quot;2041-1723&quot;,&quot;issue&quot;:&quot;1&quot;,&quot;journalAbbreviation&quot;:&quot;Nat Commun&quot;,&quot;language&quot;:&quot;en&quot;,&quot;license&quot;:&quot;2017 The Author(s)&quot;,&quot;note&quot;:&quot;publisher: Nature Publishing Group&quot;,&quot;page&quot;:&quot;14895&quot;,&quot;source&quot;:&quot;www.nature.com&quot;,&quot;title&quot;:&quot;Rapid population decline in migratory shorebirds relying on Yellow Sea tidal mudflats as stopover sites&quot;,&quot;volume&quot;:&quot;8&quot;,&quot;author&quot;:[{&quot;family&quot;:&quot;Studds&quot;,&quot;given&quot;:&quot;Colin E.&quot;},{&quot;family&quot;:&quot;Kendall&quot;,&quot;given&quot;:&quot;Bruce E.&quot;},{&quot;family&quot;:&quot;Murray&quot;,&quot;given&quot;:&quot;Nicholas J.&quot;},{&quot;family&quot;:&quot;Wilson&quot;,&quot;given&quot;:&quot;Howard B.&quot;},{&quot;family&quot;:&quot;Rogers&quot;,&quot;given&quot;:&quot;Danny I.&quot;},{&quot;family&quot;:&quot;Clemens&quot;,&quot;given&quot;:&quot;Robert S.&quot;},{&quot;family&quot;:&quot;Gosbell&quot;,&quot;given&quot;:&quot;Ken&quot;},{&quot;family&quot;:&quot;Hassell&quot;,&quot;given&quot;:&quot;Chris J.&quot;},{&quot;family&quot;:&quot;Jessop&quot;,&quot;given&quot;:&quot;Rosalind&quot;},{&quot;family&quot;:&quot;Melville&quot;,&quot;given&quot;:&quot;David S.&quot;},{&quot;family&quot;:&quot;Milton&quot;,&quot;given&quot;:&quot;David A.&quot;},{&quot;family&quot;:&quot;Minton&quot;,&quot;given&quot;:&quot;Clive D. T.&quot;},{&quot;family&quot;:&quot;Possingham&quot;,&quot;given&quot;:&quot;Hugh P.&quot;},{&quot;family&quot;:&quot;Riegen&quot;,&quot;given&quot;:&quot;Adrian C.&quot;},{&quot;family&quot;:&quot;Straw&quot;,&quot;given&quot;:&quot;Phil&quot;},{&quot;family&quot;:&quot;Woehler&quot;,&quot;given&quot;:&quot;Eric J.&quot;},{&quot;family&quot;:&quot;Fuller&quot;,&quot;given&quot;:&quot;Richard A.&quot;}],&quot;issued&quot;:{&quot;date-parts&quot;:[[&quot;2017&quot;,4,13]]}}},{&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uRgj7o5ElQ"/><text:span text:style-name="T88">. </text:span><text:span text:style-name="T89">For example, </text:span><text:span text:style-name="T88">Rosenberg et al. </text:span><text:reference-mark-start text:name="ZOTERO_ITEM CSL_CITATION {&quot;citationID&quot;:&quot;KbfhLyFL&quot;,&quot;properties&quot;:{&quot;formattedCitation&quot;:&quot;(Rosenberg et al. 2019)&quot;,&quot;plainCitation&quot;:&quot;(Rosenberg et al. 2019)&quot;,&quot;dontUpdate&quot;:true,&quot;noteIndex&quot;:0},&quot;citationItems&quot;:[{&quot;id&quot;:2946,&quot;uris&quot;:[&quot;http://zotero.org/groups/2735399/items/WFI4AVFJ&quot;],&quot;itemData&quot;:{&quot;id&quot;:2946,&quot;type&quot;:&quot;article-journal&quot;,&quot;abstract&quot;:&quot;Species extinctions have defined the global biodiversity crisis, but extinction begins with loss in abundance of individuals that can result in compositional and functional changes of ecosystems. Using multiple and independent monitoring networks, we report population losses across much of the North American avifauna over 48 years, including once-common species and from most biomes. Integration of range-wide population trajectories and size estimates indicates a net loss approaching 3 billion birds, or 29% of 1970 abundance. A continent-wide weather radar network also reveals a similarly steep decline in biomass passage of migrating birds over a recent 10-year period. This loss of bird abundance signals an urgent need to address threats to avert future avifaunal collapse and associated loss of ecosystem integrity, function, and services.&quot;,&quot;container-title&quot;:&quot;Science&quot;,&quot;DOI&quot;:&quot;10.1126/science.aaw1313&quot;,&quot;ISSN&quot;:&quot;0036-8075, 1095-9203&quot;,&quot;issue&quot;:&quot;6461&quot;,&quot;journalAbbreviation&quot;:&quot;Science&quot;,&quot;language&quot;:&quot;en&quot;,&quot;page&quot;:&quot;120-124&quot;,&quot;source&quot;:&quot;DOI.org (Crossref)&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family&quot;:&quot;Marra&quot;,&quot;given&quot;:&quot;Peter P.&quot;}],&quot;issued&quot;:{&quot;date-parts&quot;:[[&quot;2019&quot;,10,4]]}}}],&quot;schema&quot;:&quot;https://github.com/citation-style-language/schema/raw/master/csl-citation.json&quot;} RNDsGi9zkH1VW"/><text:span text:style-name="T149">(2019)</text:span><text:reference-mark-end text:name="ZOTERO_ITEM CSL_CITATION {&quot;citationID&quot;:&quot;KbfhLyFL&quot;,&quot;properties&quot;:{&quot;formattedCitation&quot;:&quot;(Rosenberg et al. 2019)&quot;,&quot;plainCitation&quot;:&quot;(Rosenberg et al. 2019)&quot;,&quot;dontUpdate&quot;:true,&quot;noteIndex&quot;:0},&quot;citationItems&quot;:[{&quot;id&quot;:2946,&quot;uris&quot;:[&quot;http://zotero.org/groups/2735399/items/WFI4AVFJ&quot;],&quot;itemData&quot;:{&quot;id&quot;:2946,&quot;type&quot;:&quot;article-journal&quot;,&quot;abstract&quot;:&quot;Species extinctions have defined the global biodiversity crisis, but extinction begins with loss in abundance of individuals that can result in compositional and functional changes of ecosystems. Using multiple and independent monitoring networks, we report population losses across much of the North American avifauna over 48 years, including once-common species and from most biomes. Integration of range-wide population trajectories and size estimates indicates a net loss approaching 3 billion birds, or 29% of 1970 abundance. A continent-wide weather radar network also reveals a similarly steep decline in biomass passage of migrating birds over a recent 10-year period. This loss of bird abundance signals an urgent need to address threats to avert future avifaunal collapse and associated loss of ecosystem integrity, function, and services.&quot;,&quot;container-title&quot;:&quot;Science&quot;,&quot;DOI&quot;:&quot;10.1126/science.aaw1313&quot;,&quot;ISSN&quot;:&quot;0036-8075, 1095-9203&quot;,&quot;issue&quot;:&quot;6461&quot;,&quot;journalAbbreviation&quot;:&quot;Science&quot;,&quot;language&quot;:&quot;en&quot;,&quot;page&quot;:&quot;120-124&quot;,&quot;source&quot;:&quot;DOI.org (Crossref)&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family&quot;:&quot;Marra&quot;,&quot;given&quot;:&quot;Peter P.&quot;}],&quot;issued&quot;:{&quot;date-parts&quot;:[[&quot;2019&quot;,10,4]]}}}],&quot;schema&quot;:&quot;https://github.com/citation-style-language/schema/raw/master/csl-citation.json&quot;} RNDsGi9zkH1VW"/><text:span text:style-name="T88"> estimated </text:span><text:span text:style-name="T89">a 29% decrease in North American bird </text:span><text:soft-page-break/><text:span text:style-name="T88">abundance between 1970 and 2019</text:span><text:span text:style-name="T90">. </text:span><text:span text:style-name="T88">To </text:span><text:span text:style-name="T89">mitigate</text:span><text:span text:style-name="T88"> this decline, we need a </text:span><text:span text:style-name="T85">comprehensive understanding of </text:span><text:span text:style-name="T86">bird ecology and stressors </text:span><text:span text:style-name="T88">over </text:span><text:span text:style-name="T85">the</text:span><text:span text:style-name="T86">ir</text:span><text:span text:style-name="T88"> full annual cycle and protect the</text:span><text:span text:style-name="T85">ir</text:span><text:span text:style-name="T88"> entire migratory network </text:span><text:reference-mark-start text:name="ZOTERO_ITEM CSL_CITATION {&quot;citationID&quot;:&quot;E61NqdVd&quot;,&quot;properties&quot;:{&quot;formattedCitation&quot;:&quot;(Marra {\\i{}et al.} 2015; Xu {\\i{}et al.} 2020)&quot;,&quot;plainCitation&quot;:&quot;(Marra et al. 2015; Xu et al. 2020)&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schema&quot;:&quot;https://github.com/citation-style-language/schema/raw/master/csl-citation.json&quot;} RNDwVfyQhTo18"/><text:span text:style-name="T147">(Marra </text:span><text:span text:style-name="T151">et al.</text:span><text:span text:style-name="T147"> 2015; Xu </text:span><text:span text:style-name="T151">et al.</text:span><text:span text:style-name="T147"> 2020)</text:span><text:reference-mark-end text:name="ZOTERO_ITEM CSL_CITATION {&quot;citationID&quot;:&quot;E61NqdVd&quot;,&quot;properties&quot;:{&quot;formattedCitation&quot;:&quot;(Marra {\\i{}et al.} 2015; Xu {\\i{}et al.} 2020)&quot;,&quot;plainCitation&quot;:&quot;(Marra et al. 2015; Xu et al. 2020)&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schema&quot;:&quot;https://github.com/citation-style-language/schema/raw/master/csl-citation.json&quot;} RNDwVfyQhTo18"/><text:span text:style-name="T88">. </text:span><text:span text:style-name="T85">S</text:span><text:span text:style-name="T88">tressors</text:span><text:span text:style-name="T96"> </text:span><text:span text:style-name="T97">impacting</text:span><text:span text:style-name="T96"> </text:span><text:span text:style-name="T98">individuals in one season can</text:span><text:span text:style-name="T96"> carry-over to affect </text:span><text:span text:style-name="T99">the survival and reproductive success</text:span><text:span text:style-name="T96"> at other seasons </text:span><text:reference-mark-start text:name="ZOTERO_ITEM CSL_CITATION {&quot;citationID&quot;:&quot;cosEQW04&quot;,&quot;properties&quot;:{&quot;formattedCitation&quot;:&quot;(Norris {\\i{}et al.} 2004; Reudink {\\i{}et al.} 2009)&quot;,&quot;plainCitation&quot;:&quot;(Norris et al. 2004; Reudink et al. 2009)&quot;,&quot;noteIndex&quot;:0},&quot;citationItems&quot;:[{&quot;id&quot;:3854,&quot;uris&quot;:[&quot;http://zotero.org/users/7057764/items/WPPEY2NV&quot;],&quot;itemData&quot;:{&quot;id&quot;:3854,&quot;type&quot;:&quot;article-journal&quot;,&quot;abstract&quot;:&quot;Identifying the factors that control population dynamics in migratory animals has been constrained by our inability to track individuals throughout the annual cycle. Using stable carbon isotopes, we show that the reproductive success of a long‐distance migratory bird is influenced by the quality of habitat located thousands of kilometres away on tropical wintering grounds. For male American redstarts (Setophaga ruticilla), winter habitat quality influenced arrival date on the breeding grounds, which in turn affected key variables associated with reproduction, including the number of young fledged. Based on a winter‐habitat model, females occupying high‐quality winter habitat were predicted to produce more than two additional young and to fledge offspring up to a month earlier compared with females wintering in poor‐quality habitat. Differences of this magnitude are highly important considering redstarts are single brooded, lay clutches of only three to five eggs and spend only two‐and‐a‐half months on the breeding grounds. Results from this study indicate the importance of understanding how periods of the annual cycle interact for migratory animals. Continued loss of tropical wintering habitat could have negative effects on migratory populations in the following breeding season, minimizing density‐dependent effects on the breeding grounds and leading to further population declines. If conservation efforts are to be successful, strategies must incorporate measures to protect all the habitats used during the entire annual cycle of migratory animals.&quot;,&quot;container-title&quot;:&quot;Proceedings of the Royal Society of London. Series B: Biological Sciences&quot;,&quot;DOI&quot;:&quot;10.1098/rspb.2003.2569&quot;,&quot;issue&quot;:&quot;1534&quot;,&quot;note&quot;:&quot;publisher: Royal Society&quot;,&quot;page&quot;:&quot;59-64&quot;,&quot;source&quot;:&quot;royalsocietypublishing.org (Atypon)&quot;,&quot;title&quot;:&quot;Tropical winter habitat limits reproductive success on the temperate breeding grounds in a migratory bird&quot;,&quot;volume&quot;:&quot;271&quot;,&quot;author&quot;:[{&quot;family&quot;:&quot;Norris&quot;,&quot;given&quot;:&quot;D. Ryan&quot;},{&quot;family&quot;:&quot;Marra&quot;,&quot;given&quot;:&quot;Peter P.&quot;},{&quot;family&quot;:&quot;Kyser&quot;,&quot;given&quot;:&quot;T. Kurt&quot;},{&quot;family&quot;:&quot;Sherry&quot;,&quot;given&quot;:&quot;Thomas W.&quot;},{&quot;family&quot;:&quot;Ratcliffe&quot;,&quot;given&quot;:&quot;Laurene M.&quot;}],&quot;issued&quot;:{&quot;date-parts&quot;:[[&quot;2004&quot;,1,7]]}}},{&quot;id&quot;:3856,&quot;uris&quot;:[&quot;http://zotero.org/users/7057764/items/5GY7Q8JK&quot;],&quot;itemData&quot;:{&quot;id&quot;:3856,&quot;type&quot;:&quot;article-journal&quot;,&quot;abstract&quot;:&quot;The study of sexual selection has traditionally focused on events and behaviours immediately surrounding copulation. In this study, we examine whether carry-over effects from the non-breeding season can influence the process of sexual selection in a long-distance migratory bird, the American redstart (Setophaga ruticilla). Previous work on American redstarts demonstrated that overwintering in a high-quality habitat influences spring departure dates from the wintering grounds, advances arrival dates on the breeding grounds and increases apparent reproductive success. We show that the mixed-mating strategy of American redstarts compounds the benefits of overwintering in high-quality winter habitats. Males arriving to breed in Canada from high-quality winter habitats arrive earlier than males from poor-quality habitats, resulting in a lower probability of paternity loss, a higher probability of achieving polygyny and ultimately higher realized reproductive success. Such results suggest that the process of sexual selection may be influenced by events interacting throughout the annual cycle.&quot;,&quot;container-title&quot;:&quot;Proceedings of the Royal Society B: Biological Sciences&quot;,&quot;DOI&quot;:&quot;10.1098/rspb.2008.1452&quot;,&quot;issue&quot;:&quot;1662&quot;,&quot;note&quot;:&quot;publisher: Royal Society&quot;,&quot;page&quot;:&quot;1619-1626&quot;,&quot;source&quot;:&quot;royalsocietypublishing.org (Atypon)&quot;,&quot;title&quot;:&quot;Non-breeding season events influence sexual selection in a long-distance migratory bird&quot;,&quot;volume&quot;:&quot;276&quot;,&quot;author&quot;:[{&quot;family&quot;:&quot;Reudink&quot;,&quot;given&quot;:&quot;Matthew W&quot;},{&quot;family&quot;:&quot;Marra&quot;,&quot;given&quot;:&quot;Peter P&quot;},{&quot;family&quot;:&quot;Kyser&quot;,&quot;given&quot;:&quot;T. Kurt&quot;},{&quot;family&quot;:&quot;Boag&quot;,&quot;given&quot;:&quot;Peter T&quot;},{&quot;family&quot;:&quot;Langin&quot;,&quot;given&quot;:&quot;Kathryn M&quot;},{&quot;family&quot;:&quot;Ratcliffe&quot;,&quot;given&quot;:&quot;Laurene M&quot;}],&quot;issued&quot;:{&quot;date-parts&quot;:[[&quot;2009&quot;,1,20]]}}}],&quot;schema&quot;:&quot;https://github.com/citation-style-language/schema/raw/master/csl-citation.json&quot;} RNDnQN0Y9a1QE"/><text:span text:style-name="T152">(Norris </text:span><text:span text:style-name="T151">et al.</text:span><text:span text:style-name="T147"> 2004; Reudink </text:span><text:span text:style-name="T151">et al.</text:span><text:span text:style-name="T147"> 2009)</text:span><text:reference-mark-end text:name="ZOTERO_ITEM CSL_CITATION {&quot;citationID&quot;:&quot;cosEQW04&quot;,&quot;properties&quot;:{&quot;formattedCitation&quot;:&quot;(Norris {\\i{}et al.} 2004; Reudink {\\i{}et al.} 2009)&quot;,&quot;plainCitation&quot;:&quot;(Norris et al. 2004; Reudink et al. 2009)&quot;,&quot;noteIndex&quot;:0},&quot;citationItems&quot;:[{&quot;id&quot;:3854,&quot;uris&quot;:[&quot;http://zotero.org/users/7057764/items/WPPEY2NV&quot;],&quot;itemData&quot;:{&quot;id&quot;:3854,&quot;type&quot;:&quot;article-journal&quot;,&quot;abstract&quot;:&quot;Identifying the factors that control population dynamics in migratory animals has been constrained by our inability to track individuals throughout the annual cycle. Using stable carbon isotopes, we show that the reproductive success of a long‐distance migratory bird is influenced by the quality of habitat located thousands of kilometres away on tropical wintering grounds. For male American redstarts (Setophaga ruticilla), winter habitat quality influenced arrival date on the breeding grounds, which in turn affected key variables associated with reproduction, including the number of young fledged. Based on a winter‐habitat model, females occupying high‐quality winter habitat were predicted to produce more than two additional young and to fledge offspring up to a month earlier compared with females wintering in poor‐quality habitat. Differences of this magnitude are highly important considering redstarts are single brooded, lay clutches of only three to five eggs and spend only two‐and‐a‐half months on the breeding grounds. Results from this study indicate the importance of understanding how periods of the annual cycle interact for migratory animals. Continued loss of tropical wintering habitat could have negative effects on migratory populations in the following breeding season, minimizing density‐dependent effects on the breeding grounds and leading to further population declines. If conservation efforts are to be successful, strategies must incorporate measures to protect all the habitats used during the entire annual cycle of migratory animals.&quot;,&quot;container-title&quot;:&quot;Proceedings of the Royal Society of London. Series B: Biological Sciences&quot;,&quot;DOI&quot;:&quot;10.1098/rspb.2003.2569&quot;,&quot;issue&quot;:&quot;1534&quot;,&quot;note&quot;:&quot;publisher: Royal Society&quot;,&quot;page&quot;:&quot;59-64&quot;,&quot;source&quot;:&quot;royalsocietypublishing.org (Atypon)&quot;,&quot;title&quot;:&quot;Tropical winter habitat limits reproductive success on the temperate breeding grounds in a migratory bird&quot;,&quot;volume&quot;:&quot;271&quot;,&quot;author&quot;:[{&quot;family&quot;:&quot;Norris&quot;,&quot;given&quot;:&quot;D. Ryan&quot;},{&quot;family&quot;:&quot;Marra&quot;,&quot;given&quot;:&quot;Peter P.&quot;},{&quot;family&quot;:&quot;Kyser&quot;,&quot;given&quot;:&quot;T. Kurt&quot;},{&quot;family&quot;:&quot;Sherry&quot;,&quot;given&quot;:&quot;Thomas W.&quot;},{&quot;family&quot;:&quot;Ratcliffe&quot;,&quot;given&quot;:&quot;Laurene M.&quot;}],&quot;issued&quot;:{&quot;date-parts&quot;:[[&quot;2004&quot;,1,7]]}}},{&quot;id&quot;:3856,&quot;uris&quot;:[&quot;http://zotero.org/users/7057764/items/5GY7Q8JK&quot;],&quot;itemData&quot;:{&quot;id&quot;:3856,&quot;type&quot;:&quot;article-journal&quot;,&quot;abstract&quot;:&quot;The study of sexual selection has traditionally focused on events and behaviours immediately surrounding copulation. In this study, we examine whether carry-over effects from the non-breeding season can influence the process of sexual selection in a long-distance migratory bird, the American redstart (Setophaga ruticilla). Previous work on American redstarts demonstrated that overwintering in a high-quality habitat influences spring departure dates from the wintering grounds, advances arrival dates on the breeding grounds and increases apparent reproductive success. We show that the mixed-mating strategy of American redstarts compounds the benefits of overwintering in high-quality winter habitats. Males arriving to breed in Canada from high-quality winter habitats arrive earlier than males from poor-quality habitats, resulting in a lower probability of paternity loss, a higher probability of achieving polygyny and ultimately higher realized reproductive success. Such results suggest that the process of sexual selection may be influenced by events interacting throughout the annual cycle.&quot;,&quot;container-title&quot;:&quot;Proceedings of the Royal Society B: Biological Sciences&quot;,&quot;DOI&quot;:&quot;10.1098/rspb.2008.1452&quot;,&quot;issue&quot;:&quot;1662&quot;,&quot;note&quot;:&quot;publisher: Royal Society&quot;,&quot;page&quot;:&quot;1619-1626&quot;,&quot;source&quot;:&quot;royalsocietypublishing.org (Atypon)&quot;,&quot;title&quot;:&quot;Non-breeding season events influence sexual selection in a long-distance migratory bird&quot;,&quot;volume&quot;:&quot;276&quot;,&quot;author&quot;:[{&quot;family&quot;:&quot;Reudink&quot;,&quot;given&quot;:&quot;Matthew W&quot;},{&quot;family&quot;:&quot;Marra&quot;,&quot;given&quot;:&quot;Peter P&quot;},{&quot;family&quot;:&quot;Kyser&quot;,&quot;given&quot;:&quot;T. Kurt&quot;},{&quot;family&quot;:&quot;Boag&quot;,&quot;given&quot;:&quot;Peter T&quot;},{&quot;family&quot;:&quot;Langin&quot;,&quot;given&quot;:&quot;Kathryn M&quot;},{&quot;family&quot;:&quot;Ratcliffe&quot;,&quot;given&quot;:&quot;Laurene M&quot;}],&quot;issued&quot;:{&quot;date-parts&quot;:[[&quot;2009&quot;,1,20]]}}}],&quot;schema&quot;:&quot;https://github.com/citation-style-language/schema/raw/master/csl-citation.json&quot;} RNDnQN0Y9a1QE"/><text:span text:style-name="T96">. </text:span><text:span text:style-name="T98">Despite the importance of a year-around understanding</text:span><text:span text:style-name="T90">, most studies </text:span><text:span text:style-name="T88">historically </text:span><text:span text:style-name="T90">focus</text:span><text:span text:style-name="T88">ed</text:span><text:span text:style-name="T90"> on </text:span><text:span text:style-name="T88">a single</text:span><text:span text:style-name="T90"> season, usually the growing season </text:span><text:reference-mark-start text:name="ZOTERO_ITEM CSL_CITATION {&quot;citationID&quot;:&quot;9qDsy3Tl&quot;,&quot;properties&quot;:{&quot;formattedCitation&quot;:&quot;(Marra {\\i{}et al.} 2015)&quot;,&quot;plainCitation&quot;:&quot;(Marra et al. 2015)&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schema&quot;:&quot;https://github.com/citation-style-language/schema/raw/master/csl-citation.json&quot;} RNDHYe72MIrx0"/><text:span text:style-name="T147">(Marra </text:span><text:span text:style-name="T151">et al.</text:span><text:span text:style-name="T147"> 2015)</text:span><text:reference-mark-end text:name="ZOTERO_ITEM CSL_CITATION {&quot;citationID&quot;:&quot;9qDsy3Tl&quot;,&quot;properties&quot;:{&quot;formattedCitation&quot;:&quot;(Marra {\\i{}et al.} 2015)&quot;,&quot;plainCitation&quot;:&quot;(Marra et al. 2015)&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schema&quot;:&quot;https://github.com/citation-style-language/schema/raw/master/csl-citation.json&quot;} RNDHYe72MIrx0"/><text:span text:style-name="T90">. </text:span><text:span text:style-name="T80">For effective conservation efforts, </text:span><text:span text:style-name="T86">it is</text:span><text:span text:style-name="T80"> imperative to gain a deeper understanding of bird distribution, threats, environmental responses, and interactions throughout the entire year.</text:span></text:p>
      <text:p text:style-name="P43"/>
      <text:p text:style-name="P6"><text:span text:style-name="T85">As migratory birds change their ranges between seasons, so are the level of protection and the threats they </text:span><text:span text:style-name="T86">experience</text:span><text:span text:style-name="T85">. Runge et al. (2015) showed that globally, </text:span><text:span text:style-name="T184">only</text:span> 9% of 1451 migratory birds are adequately covered by protected areas across all stages of their annual cycle, <text:span text:style-name="T185">compared </text:span>with 45% <text:span text:style-name="T185">for</text:span> nonmigratory birds. <text:span text:style-name="T85">Most Important Bird and Biodiversity Areas, which serve as </text:span><text:span text:style-name="T87">the</text:span><text:span text:style-name="T85"> basis for bird site-based protection worldwide, are identified in the bird’s breeding distributions. </text:span><text:span text:style-name="T87">Therefore, it is not surprising that </text:span><text:span text:style-name="T85">protection of migrating routes are </text:span><text:span text:style-name="T87">often</text:span><text:span text:style-name="T85"> incompletely protected. Yet, the importance of adequate protection of the entire migratory network has been demonstrated and proposed as key </text:span><text:span text:style-name="T87">in</text:span><text:span text:style-name="T85"> slow</text:span><text:span text:style-name="T87">ing</text:span><text:span text:style-name="T85"> down the decline of migratory species </text:span><text:reference-mark-start text:name="ZOTERO_ITEM CSL_CITATION {&quot;citationID&quot;:&quot;HSlwxxON&quot;,&quot;properties&quot;:{&quot;formattedCitation&quot;:&quot;(Marra {\\i{}et al.} 2015; Runge {\\i{}et al.} 2015; Wilcove &amp; Wikelski 2008; Xu {\\i{}et al.} 2020; Zhang {\\i{}et al.} 2023)&quot;,&quot;plainCitation&quot;:&quot;(Marra et al. 2015; Runge et al. 2015; Wilcove &amp; Wikelski 2008; Xu et al. 2020; Zhang et al. 2023)&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vsn692vRhF"/><text:span text:style-name="T146">(Marra </text:span><text:span text:style-name="T137">et al.</text:span><text:span text:style-name="T138"> 2015; Runge </text:span><text:span text:style-name="T137">et al.</text:span><text:span text:style-name="T138"> 2015; Wilcove &amp; Wikelski 2008; Xu </text:span><text:span text:style-name="T137">et al.</text:span><text:span text:style-name="T138"> 2020; Zhang </text:span><text:span text:style-name="T137">et al.</text:span><text:span text:style-name="T138"> 2023)</text:span><text:reference-mark-end text:name="ZOTERO_ITEM CSL_CITATION {&quot;citationID&quot;:&quot;HSlwxxON&quot;,&quot;properties&quot;:{&quot;formattedCitation&quot;:&quot;(Marra {\\i{}et al.} 2015; Runge {\\i{}et al.} 2015; Wilcove &amp; Wikelski 2008; Xu {\\i{}et al.} 2020; Zhang {\\i{}et al.} 2023)&quot;,&quot;plainCitation&quot;:&quot;(Marra et al. 2015; Runge et al. 2015; Wilcove &amp; Wikelski 2008; Xu et al. 2020; Zhang et al. 2023)&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vsn692vRhF"/><text:span text:style-name="T85">. Birds also experience different level of stress throughout their annual cycle. For example, </text:span><text:reference-mark-start text:name="ZOTERO_ITEM CSL_CITATION {&quot;citationID&quot;:&quot;kvhEn6M9&quot;,&quot;properties&quot;:{&quot;formattedCitation&quot;:&quot;(La Sorte et al. 2022)&quot;,&quot;plainCitation&quot;:&quot;(La Sorte et al. 2022)&quot;,&quot;dontUpdate&quot;:true,&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WlnHwGYQt8"/><text:span text:style-name="T146">La Sorte et al. (2022)</text:span><text:reference-mark-end text:name="ZOTERO_ITEM CSL_CITATION {&quot;citationID&quot;:&quot;kvhEn6M9&quot;,&quot;properties&quot;:{&quot;formattedCitation&quot;:&quot;(La Sorte et al. 2022)&quot;,&quot;plainCitation&quot;:&quot;(La Sorte et al. 2022)&quot;,&quot;dontUpdate&quot;:true,&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WlnHwGYQt8"/><text:span text:style-name="T178"> recently showed that exposure to </text:span>air pollution <text:span text:style-name="T178">differ between seasons for world’s nocturnally migrating birds, and that this exposure will also change differently among seasons in the future. For effective conservation efforts, it </text:span><text:span text:style-name="T185">is</text:span><text:span text:style-name="T178"> imperative to gain a deeper understanding of the level of protection and threats among bird species and how they are associated with the observed trends in abundances.</text:span></text:p>
      <text:p text:style-name="P6"/>
      <text:p text:style-name="P44"><text:soft-page-break/>In my thesis, seasonality is a central concept in Chapters 3 and 4. In Chapter 3, I ask how traits influence the seasonal movements of birds in both geographic and niche spaces. I also explore the seasonal variation in two biogeographic patterns among North American birds: the latitudinal diversity gradient and temperature-body mass relationship. In Chapter 4, I investigate the impact of human activities and the level of protection during different seasons on species trends. By examining these <text:span text:style-name="T195">temporal</text:span> dynamics, I aim to provide a deeper understanding of how <text:span text:style-name="T195">seasonality influence species niches migratory species and highlight the importance of considering the full annual cycle of species in maintaining diversity</text:span>.</text:p>
      <text:h text:style-name="P27" text:outline-level="2"/>
      <text:h text:style-name="P24" text:outline-level="2">Objectives</text:h>
      <text:p text:style-name="P19">Paragraph on main aims of thesis, overarching hypotheses and hypotheses for each chapter and how that links to what is introduced about (the main points about ‘why’ should be much more clear in the introduction and structured this way </text:p>
      <text:h text:style-name="P25" text:outline-level="2">Litterature cited</text:h>
      <text:section text:style-name="Sect1" text:name="ZOTERO_BIBL {&quot;uncited&quot;:[],&quot;omitted&quot;:[],&quot;custom&quot;:[]} CSL_BIBLIOGRAPHY RNDsPh1IwyLQ0">
        <text:p text:style-name="Bibliography_20_1">Allesina, S. &amp; Tang, S. (2015). The stability–complexity relationship at age 40: a random matrix perspective. <text:span text:style-name="T179">Population Ecology</text:span>, 57, 63–75.</text:p>
        <text:p text:style-name="Bibliography_20_1">Araújo, M.B. &amp; Guisan, A. (2006). Five (or so) challenges for species distribution modelling. <text:span text:style-name="T179">J Biogeography</text:span>, 33, 1677–1688.</text:p>
        <text:p text:style-name="Bibliography_20_1">Araújo, M.B. &amp; Rozenfeld, A. (2014). The geographic scaling of biotic interactions. <text:span text:style-name="T179">Ecography</text:span>, 37, 406–415.</text:p>
        <text:p text:style-name="Bibliography_20_1">Bairlein, F. (2016). Migratory birds under threat. <text:span text:style-name="T179">Science</text:span>, 354, 547–548.</text:p>
        <text:p text:style-name="Bibliography_20_1">Baiser, B., Gotelli, N.J., Buckley, H.L., Miller, T.E. &amp; Ellison, A.M. (2012). Geographic variation in network structure of a nearctic aquatic food web: Network structure in an aquatic food web. <text:span text:style-name="T179">Global Ecology and Biogeography</text:span>, 21, 579–591.</text:p>
        <text:p text:style-name="Bibliography_20_1">Baiser, B., Gravel, D., Cirtwill, A.R., Dunne, J.A., Fahimipour, A.K., Gilarranz, L.J., <text:span text:style-name="T179">et al.</text:span> (2019). Ecogeographical rules and the macroecology of food webs. <text:span text:style-name="T179">Global Ecology and Biogeography</text:span>, 28, 1204–1218.</text:p>
        <text:p text:style-name="Bibliography_20_1">Bartomeus, I., Gravel, D., Tylianakis, J.M., Aizen, M.A., Dickie, I.A. &amp; Bernard‐Verdier, M. (2016). A common framework for identifying linkage rules across different types of interactions. <text:span text:style-name="T179">Functional Ecology</text:span>, 30, 1894–1903.</text:p>
        <text:p text:style-name="Bibliography_20_1">Bell, G. &amp; Schluter, A.E.D. (2000). The Distribution of Abundance in Neutral Communities. <text:span text:style-name="T179">The American Naturalist</text:span>, 155, 606–617.</text:p>
        <text:p text:style-name="Bibliography_20_1">Belmaker, J., Zarnetske, P., Tuanmu, M.-N., Zonneveld, S., Record, S., Strecker, A., <text:span text:style-name="T179">et al.</text:span> (2015). Empirical evidence for the scale dependence of biotic interactions. <text:span text:style-name="T179">Global Ecology and Biogeography</text:span>, 24, 750–761.</text:p>
        <text:p text:style-name="Bibliography_20_1">Bergmann, C. (1848). <text:span text:style-name="T179">Über die Verhältnisse der Wärmeökonomie der Thiere zu ihrer Grösse</text:span>. Vandenhoeck und Ruprecht.</text:p>
        <text:p text:style-name="Bibliography_20_1">Blackburn, T.M., Gaston, K.J. &amp; Loder, N. (1999). Geographic gradients in body size: a clarification of Bergmann’s rule. <text:span text:style-name="T179">Diversity and Distributions</text:span>, 5, 165–174.</text:p>
        <text:p text:style-name="Bibliography_20_1">Blanchet, F.G., Cazelles, K. &amp; Gravel, D. (2020). Co-occurrence is not evidence of ecological interactions. <text:span text:style-name="T179">Ecology Letters</text:span>, 23, 1050–1063.</text:p>
        <text:p text:style-name="Bibliography_20_1">Booth, T.H., Nix, H.A., Hutchinson, M.F. &amp; Jovanic, T. (1988). Niche analysis and tree species introduction. <text:span text:style-name="T179">Forest Ecology and Management</text:span>, 23, 47–59.</text:p>
        <text:p text:style-name="Bibliography_20_1">Brousseau, P.-M., Gravel, D. &amp; Handa, I.T. (2018). Trait matching and phylogeny as predictors of predator–prey interactions involving ground beetles. <text:span text:style-name="T179">Functional Ecology</text:span>, 32, 192–202.</text:p>
        <text:p text:style-name="Bibliography_20_1">Cameron, E.K., Sundqvist, M.K., Keith, S.A., CaraDonna, P.J., Mousing, E.A., Nilsson, K.A., <text:span text:style-name="T179">et al.</text:span> (2019). Uneven global distribution of food web studies under climate change. <text:span text:style-name="T179">Ecosphere</text:span>, 10, e02645.</text:p>
        <text:p text:style-name="Bibliography_20_1">Canard, E., Mouquet, N., Marescot, L., Gaston, K.J., Gravel, D. &amp; Mouillot, D. (2012). Emergence of Structural Patterns in Neutral Trophic Networks. <text:span text:style-name="T179">PLOS ONE</text:span>, 7, e38295.</text:p>
        <text:p text:style-name="Bibliography_20_1">Canard, E.F., Mouquet, N., Mouillot, D., Stanko, M., Miklisova, D. &amp; Gravel, D. (2014). Empirical Evaluation of Neutral Interactions in Host-Parasite Networks. <text:span text:style-name="T179">The American Naturalist</text:span>, 183, 468–479.</text:p>
        <text:p text:style-name="Bibliography_20_1">Chacoff, N.P., Vázquez, D.P., Lomáscolo, S.B., Stevani, E.L., Dorado, J. &amp; Padrón, B. (2012). Evaluating sampling completeness in a desert plant–pollinator network. <text:span text:style-name="T179">Journal of Animal Ecology</text:span>, 81, 190–200.</text:p>
        <text:p text:style-name="Bibliography_20_1">Chase, J.M. &amp; Leibold, M.A. (2003). <text:span text:style-name="T179">Ecological Niches: Linking Classical and Contemporary Approaches</text:span>. University of Chicago Press.</text:p>
        <text:p text:style-name="Bibliography_20_1">Chesson, P. (2000). Mechanisms of Maintenance of Species Diversity. <text:span text:style-name="T179">Annual Review of Ecology and Systematics</text:span>, 31, 343–366.</text:p>
        <text:p text:style-name="Bibliography_20_1"><text:soft-page-break/>Cirtwill, A.R., Dalla Riva, G.V., Gaiarsa, M.P., Bimler, M.D., Cagua, E.F., Coux, C., <text:span text:style-name="T179">et al.</text:span> (2018). A review of species role concepts in food webs. <text:span text:style-name="T179">Food Webs</text:span>, 16, e00093.</text:p>
        <text:p text:style-name="Bibliography_20_1">Cohen, J. &amp; Jetz, W. (2022). <text:span text:style-name="T179">Diverse strategies for tracking seasonal environmental niches at hemispheric scale</text:span> (preprint). Ecology.</text:p>
        <text:p text:style-name="Bibliography_20_1">Delmas, E., Besson, M., Brice, M.-H., Burkle, L.A., Riva, G.V.D., Fortin, M.-J., <text:span text:style-name="T179">et al.</text:span> (2019). Analysing ecological networks of species interactions. <text:span text:style-name="T179">Biological Reviews</text:span>, 94, 16–36.</text:p>
        <text:p text:style-name="Bibliography_20_1">Eklöf, A. &amp; Ebenman, B. (2006). Species loss and secondary extinctions in simple and complex model communities. <text:span text:style-name="T179">Journal of Animal Ecology</text:span>, 75, 239–246.</text:p>
        <text:p text:style-name="Bibliography_20_1">Elith, J. &amp; Leathwick, J.R. (2009). Species Distribution Models: Ecological Explanation and Prediction Across Space and Time. <text:span text:style-name="T179">Annual Review of Ecology, Evolution, and Systematics</text:span>, 40, 677–697.</text:p>
        <text:p text:style-name="Bibliography_20_1">Elton, C.S. (1927). <text:span text:style-name="T179">Animal ecology</text:span>. Macmillan Co., New York.</text:p>
        <text:p text:style-name="Bibliography_20_1">Engler, R. &amp; Guisan, A. (2009). MigClim: Predicting plant distribution and dispersal in a changing climate. <text:span text:style-name="T179">Diversity and Distributions</text:span>, 15, 590–601.</text:p>
        <text:p text:style-name="Bibliography_20_1">Funk, J.L., Larson, J.E., Ames, G.M., Butterfield, B.J., Cavender-Bares, J., Firn, J., <text:span text:style-name="T179">et al.</text:span> (2017). Revisiting the Holy Grail: using plant functional traits to understand ecological processes. <text:span text:style-name="T179">Biological Reviews</text:span>, 92, 1156–1173.</text:p>
        <text:p text:style-name="Bibliography_20_1">Galiana, N., Barros, C., Braga, J., Ficetola, G.F., Maiorano, L., Thuiller, W., <text:span text:style-name="T179">et al.</text:span> (2021). The spatial scaling of food web structure across European biogeographical regions. <text:span text:style-name="T179">Ecography</text:span>, 44, 653–664.</text:p>
        <text:p text:style-name="Bibliography_20_1">Galiana, N., Lurgi, M., Claramunt-López, B., Fortin, M.-J., Leroux, S., Cazelles, K., <text:span text:style-name="T179">et al.</text:span> (2018). The spatial scaling of species interaction networks. <text:span text:style-name="T179">Nat Ecol Evol</text:span>, 2, 782–790.</text:p>
        <text:p text:style-name="Bibliography_20_1">Gause, G.F. (1934). Experimental Analysis of Vito Volterra’s Mathematical Theory of the Struggle for Existence. <text:span text:style-name="T179">Science</text:span>, 79, 16–17.</text:p>
        <text:p text:style-name="Bibliography_20_1">Gill, F.B. (2007). <text:span text:style-name="T179">Ornithology</text:span>. 3rd ed. W.H. Freeman, New York.</text:p>
        <text:p text:style-name="Bibliography_20_1">Godsoe, W., Jankowski, J., Holt, R.D. &amp; Gravel, D. (2017). Integrating Biogeography with Contemporary Niche Theory. <text:span text:style-name="T179">Trends in Ecology &amp; Evolution</text:span>, 32, 488–499.</text:p>
        <text:p text:style-name="Bibliography_20_1">Gómez, C., Tenorio, E.A., Montoya, P. &amp; Cadena, C.D. (2016). Niche-tracking migrants and niche-switching residents: evolution of climatic niches in New World warblers (Parulidae). <text:span text:style-name="T179">Proceedings of the Royal Society B: Biological Sciences</text:span>, 283, 20152458.</text:p>
        <text:p text:style-name="Bibliography_20_1">Gómez, J.M., Verdú, M. &amp; Perfectti, F. (2010). Ecological interactions are evolutionarily conserved across the entire tree of life. <text:span text:style-name="T179">Nature</text:span>, 465, 918–921.</text:p>
        <text:p text:style-name="Bibliography_20_1">Gounand, I., Harvey, E., Little, C.J. &amp; Altermatt, F. (2018). Meta-Ecosystems 2.0: Rooting the Theory into the Field. <text:span text:style-name="T179">Trends in Ecology &amp; Evolution</text:span>, 33, 36–46.</text:p>
        <text:p text:style-name="Bibliography_20_1">Gravel, D., Baiser, B., Dunne, J.A., Kopelke, J.-P., Martinez, N.D., Nyman, T., <text:span text:style-name="T179">et al.</text:span> (2019). Bringing Elton and Grinnell together: a quantitative framework to represent the biogeography of ecological interaction networks. <text:span text:style-name="T179">Ecography</text:span>, 42, 401–415.</text:p>
        <text:p text:style-name="Bibliography_20_1">Gravel, D., Canham, C.D., Beaudet, M. &amp; Messier, C. (2006). Reconciling niche and neutrality: the continuum hypothesis. <text:span text:style-name="T179">Ecology Letters</text:span>, 9, 399–409.</text:p>
        <text:p text:style-name="Bibliography_20_1">Gravel, D., Massol, F., Canard, E., Mouillot, D. &amp; Mouquet, N. (2011). Trophic theory of island biogeography. <text:span text:style-name="T179">Ecology Letters</text:span>, 14, 1010–1016.</text:p>
        <text:p text:style-name="Bibliography_20_1">Gravel, D., Poisot, T., Albouy, C., Velez, L. &amp; Mouillot, D. (2013). Inferring food web structure from predator-prey body size relationships. <text:span text:style-name="T179">Methods Ecol Evol</text:span>, 4, 1083–1090.</text:p>
        <text:p text:style-name="Bibliography_20_1">Griffin-Nolan, R.J., Bushey, J.A., Carroll, C.J.W., Challis, A., Chieppa, J., Garbowski, M., <text:span text:style-name="T179">et al.</text:span> (2018). Trait selection and community weighting are key to understanding ecosystem responses to changing precipitation regimes. <text:span text:style-name="T179">Functional Ecology</text:span>, 32, 1746–1756.</text:p>
        <text:p text:style-name="Bibliography_20_1">Grilli, J., Adorisio, M., Suweis, S., Barabás, G., Banavar, J.R., Allesina, S., <text:span text:style-name="T179">et al.</text:span> (2017). Feasibility and coexistence of large ecological communities. <text:span text:style-name="T179">Nat Commun</text:span>, 8, 14389.</text:p>
        <text:p text:style-name="Bibliography_20_1">Grinnell, J. (1917). The Niche-Relationships of the California Thrasher. <text:span text:style-name="T179">The Auk</text:span>, 34, 427–433.</text:p>
        <text:p text:style-name="Bibliography_20_1"><text:soft-page-break/>Guisan, A., Tingley, R., Baumgartner, J.B., Naujokaitis-Lewis, I., Sutcliffe, P.R., Tulloch, A.I.T., <text:span text:style-name="T179">et al.</text:span> (2013). Predicting species distributions for conservation decisions. <text:span text:style-name="T179">Ecology Letters</text:span>, 16, 1424–1435.</text:p>
        <text:p text:style-name="Bibliography_20_1">Guisan, A. &amp; Zimmermann, N.E. (2000). Predictive habitat distribution models in ecology. <text:span text:style-name="T179">Ecological Modelling</text:span>, 135, 147–186.</text:p>
        <text:p text:style-name="Bibliography_20_1">Harvey, E., Gounand, I., Ward, C.L. &amp; Altermatt, F. (2017). Bridging ecology and conservation: from ecological networks to ecosystem function. <text:span text:style-name="T179">Journal of Applied Ecology</text:span>, 54, 371–379.</text:p>
        <text:p text:style-name="Bibliography_20_1">Hillebrand, H. (2004). On the Generality of the Latitudinal Diversity Gradient. <text:span text:style-name="T179">The American Naturalist</text:span>, 163, 192–211.</text:p>
        <text:p text:style-name="Bibliography_20_1">Holt, B.G., Lessard, J.-P., Borregaard, M.K., Fritz, S.A., Araújo, M.B., Dimitrov, D., <text:span text:style-name="T179">et al.</text:span> (2013). An Update of Wallace’s Zoogeographic Regions of the World. <text:span text:style-name="T179">Science</text:span>, 339, 74–78.</text:p>
        <text:p text:style-name="Bibliography_20_1">Holt, R.D. (2009). Bringing the Hutchinsonian niche into the 21st century: Ecological and evolutionary perspectives. <text:span text:style-name="T179">PNAS</text:span>, 106, 19659–19665.</text:p>
        <text:p text:style-name="Bibliography_20_1">Hortal, J., de Bello, F., Diniz-Filho, J.A.F., Lewinsohn, T.M., Lobo, J.M. &amp; Ladle, R.J. (2015). Seven Shortfalls that Beset Large-Scale Knowledge of Biodiversity. <text:span text:style-name="T179">Annu. Rev. Ecol. Evol. Syst.</text:span>, 46, 523–549.</text:p>
        <text:p text:style-name="Bibliography_20_1">Houlahan, J.E., McKinney, S.T., Anderson, T.M. &amp; McGill, B.J. (2017). The priority of prediction in ecological understanding. <text:span text:style-name="T179">Oikos</text:span>, 126, 1–7.</text:p>
        <text:p text:style-name="Bibliography_20_1">Hubbell, S.P. (2001). <text:span text:style-name="T179">The unified neutral theory of biodiversity and biogeography</text:span>. Monographs in population biology. Princeton University Press, Princeton.</text:p>
        <text:p text:style-name="Bibliography_20_1">Humboldt, A. von, Bonpland, A., Jackson, S.T. &amp; Romanowski, S. (2008). <text:span text:style-name="T179">Essay on the geography of plants</text:span>. University of Chicago Press, Chicago.</text:p>
        <text:p text:style-name="Bibliography_20_1">Hutchinson, G.E. (1957). Concluding Remarks. <text:span text:style-name="T179">Cold Spring Harbor Symposia on Quantitative Biology</text:span>, 22, 415–427.</text:p>
        <text:p text:style-name="Bibliography_20_1">Hutchinson, G.E. (1961). The Paradox of the Plankton. <text:span text:style-name="T179">The American Naturalist</text:span>, 95, 137–145.</text:p>
        <text:p text:style-name="Bibliography_20_1">Jordano, P. (2016). Sampling networks of ecological interactions. <text:span text:style-name="T179">Functional Ecology</text:span>, 30, 1883–1893.</text:p>
        <text:p text:style-name="Bibliography_20_1">Kearney, M., Simpson, S.J., Raubenheimer, D. &amp; Helmuth, B. (2010). Modelling the ecological niche from functional traits. <text:span text:style-name="T179">Philosophical Transactions of the Royal Society B: Biological Sciences</text:span>, 365, 3469–3483.</text:p>
        <text:p text:style-name="Bibliography_20_1">Keddy, P.A. (1992). Assembly and response rules: two goals for predictive community ecology. <text:span text:style-name="T179">Journal of Vegetation Science</text:span>, 3, 157–164.</text:p>
        <text:p text:style-name="Bibliography_20_1">La Sorte, F.A., Horton, K.G., Johnston, A., Fink, D. &amp; Auer, T. (2022). Seasonal associations with light pollution trends for nocturnally migrating bird populations. <text:span text:style-name="T179">Ecosphere</text:span>, 13.</text:p>
        <text:p text:style-name="Bibliography_20_1">Laigle, I., Aubin, I., Digel, C., Brose, U., Boulangeat, I. &amp; Gravel, D. (2018). Species traits as drivers of food web structure. <text:span text:style-name="T179">Oikos</text:span>, 127, 316–326.</text:p>
        <text:p text:style-name="Bibliography_20_1">Lamanna, C., Blonder, B., Violle, C., Kraft, N.J.B., Sandel, B., Šímová, I., <text:span text:style-name="T179">et al.</text:span> (2014). Functional trait space and the latitudinal diversity gradient. <text:span text:style-name="T179">Proceedings of the National Academy of Sciences</text:span>, 111, 13745–13750.</text:p>
        <text:p text:style-name="Bibliography_20_1">Letten, A.D., Ke, P.-J. &amp; Fukami, T. (2017). Linking modern coexistence theory and contemporary niche theory. <text:span text:style-name="T179">Ecological Monographs</text:span>, 87, 161–177.</text:p>
        <text:p text:style-name="Bibliography_20_1">Lindeman, R.L. (1942). The Trophic-Dynamic Aspect of Ecology. <text:span text:style-name="T179">Ecology</text:span>, 23, 399–417.</text:p>
        <text:p text:style-name="Bibliography_20_1">Lundgren, E.J., Bergman, J., Trepel, J., le Roux, E., Monsarrat, S., Kristensen, J.A., <text:span text:style-name="T179">et al.</text:span> (2024). Functional traits—not nativeness—shape the effects of large mammalian herbivores on plant communities. <text:span text:style-name="T179">Science</text:span>, 383, 531–537.</text:p>
        <text:p text:style-name="Bibliography_20_1">MacArthur, R. (1972). <text:span text:style-name="T179">Geographical Ecology: Patterns in the Distribution of Species</text:span>. Princeton University Press, Princeton.</text:p>
        <text:p text:style-name="Bibliography_20_1"><text:soft-page-break/>MacArthur, R.H. &amp; Wilson, E.O. (2001). <text:span text:style-name="T179">The theory of island biogeography</text:span>. Princeton landmarks in biology. 13th printing and first Princeton landmarks in biology ed. Princeton university press, Princeton Oxford.</text:p>
        <text:p text:style-name="Bibliography_20_1">Marra, P.P., Cohen, E.B., Loss, S.R., Rutter, J.E. &amp; Tonra, C.M. (2015). A call for full annual cycle research in animal ecology. <text:span text:style-name="T179">Biology Letters</text:span>, 11, 20150552.</text:p>
        <text:p text:style-name="Bibliography_20_1">Matthews, T.J. &amp; Whittaker, R.J. (2015). REVIEW: On the species abundance distribution in applied ecology and biodiversity management. <text:span text:style-name="T179">Journal of Applied Ecology</text:span>, 52, 443–454.</text:p>
        <text:p text:style-name="Bibliography_20_1">May, R.M. (1972). Will a Large Complex System be Stable? <text:span text:style-name="T179">Nature</text:span>, 238, 413–414.</text:p>
        <text:p text:style-name="Bibliography_20_1">Mayr, E. (1956). Geographical character gradients and climatic adaptation. <text:span text:style-name="T179">Evolution</text:span>, 10, 105–108.</text:p>
        <text:p text:style-name="Bibliography_20_1">McDonald-Madden, E., Sabbadin, R., Game, E.T., Baxter, P.W.J., Chadès, I. &amp; Possingham, H.P. (2016). Using food-web theory to conserve ecosystems. <text:span text:style-name="T179">Nat Commun</text:span>, 7, 1–8.</text:p>
        <text:p text:style-name="Bibliography_20_1">McGill, B.J. (2019). The what, how and why of doing macroecology. <text:span text:style-name="T179">Global Ecology and Biogeography</text:span>, 28, 6–17.</text:p>
        <text:p text:style-name="Bibliography_20_1">McGill, B.J., Enquist, B.J., Weiher, E. &amp; Westoby, M. (2006). Rebuilding community ecology from functional traits. <text:span text:style-name="T179">Trends in Ecology &amp; Evolution</text:span>, 21, 178–185.</text:p>
        <text:p text:style-name="Bibliography_20_1">McInerny, G.J. &amp; Etienne, R.S. (2012). Ditch the niche – is the niche a useful concept in ecology or species distribution modelling? <text:span text:style-name="T179">Journal of Biogeography</text:span>, 39, 2096–2102.</text:p>
        <text:p text:style-name="Bibliography_20_1">McKinnon, L., Smith, P.A., Nol, E., Martin, J.L., Doyle, F.I., Abraham, K.F., <text:span text:style-name="T179">et al.</text:span> (2010). Lower Predation Risk for Migratory Birds at High Latitudes. <text:span text:style-name="T179">Science</text:span>, 327, 326–327.</text:p>
        <text:p text:style-name="Bibliography_20_1">McMeans, B.C., McCann, K.S., Humphries, M., Rooney, N. &amp; Fisk, A.T. (2015). Food Web Structure in Temporally-Forced Ecosystems. <text:span text:style-name="T179">Trends in Ecology &amp; Evolution</text:span>, 30, 662–672.</text:p>
        <text:p text:style-name="Bibliography_20_1">Mittelbach, G.G., Schemske, D.W., Cornell, H.V., Allen, A.P., Brown, J.M., Bush, M.B., <text:span text:style-name="T179">et al.</text:span> (2007). Evolution and the latitudinal diversity gradient: speciation, extinction and biogeography. <text:span text:style-name="T179">Ecology Letters</text:span>, 10, 315–331.</text:p>
        <text:p text:style-name="Bibliography_20_1">Morales-Castilla, I., Matias, M.G., Gravel, D. &amp; Araújo, M.B. (2015). Inferring biotic interactions from proxies. <text:span text:style-name="T179">Trends in Ecology &amp; Evolution</text:span>, 30, 347–356.</text:p>
        <text:p text:style-name="Bibliography_20_1">Nakazawa, Y., Peterson, A.T., Martínez-Meyer, E. &amp; Navarro-Sigüenza, A.G. (2004). SEASONAL NICHES OF NEARCTIC-NEOTROPICAL MIGRATORY BIRDS: IMPLICATIONS FOR THE EVOLUTION OF MIGRATION. <text:span text:style-name="T179">Auk</text:span>, 121, 610.</text:p>
        <text:p text:style-name="Bibliography_20_1">Norris, D.R., Marra, P.P., Kyser, T.K., Sherry, T.W. &amp; Ratcliffe, L.M. (2004). Tropical winter habitat limits reproductive success on the temperate breeding grounds in a migratory bird. <text:span text:style-name="T179">Proceedings of the Royal Society of London. Series B: Biological Sciences</text:span>, 271, 59–64.</text:p>
        <text:p text:style-name="Bibliography_20_1">O’Connor, L.M.J., Pollock, L.J., Braga, J., Ficetola, G.F., Maiorano, L., Martinez-Almoyna, C., <text:span text:style-name="T179">et al.</text:span> (2020). Unveiling the food webs of tetrapods across Europe through the prism of the Eltonian niche. <text:span text:style-name="T179">Journal of Biogeography</text:span>, 47, 181–192.</text:p>
        <text:p text:style-name="Bibliography_20_1">Pacifici, M., Visconti, P., Butchart, S.H.M., Watson, J.E.M., Cassola, F.M. &amp; Rondinini, C. (2017). Species’ traits influenced their response to recent climate change. <text:span text:style-name="T179">Nature Clim Change</text:span>, 7, 205–208.</text:p>
        <text:p text:style-name="Bibliography_20_1">Pellissier, L., Albouy, C., Bascompte, J., Farwig, N., Graham, C., Loreau, M., <text:span text:style-name="T179">et al.</text:span> (2018). Comparing species interaction networks along environmental gradients. <text:span text:style-name="T179">Biological Reviews</text:span>, 93, 785–800.</text:p>
        <text:p text:style-name="Bibliography_20_1">Pianka, E.R. (1966). Latitudinal Gradients in Species Diversity: A Review of Concepts. <text:span text:style-name="T179">The American Naturalist</text:span>, 100, 33–46.</text:p>
        <text:p text:style-name="Bibliography_20_1">Pichler, M., Boreux, V., Klein, A.-M., Schleuning, M. &amp; Hartig, F. (2020). Machine learning algorithms to infer trait-matching and predict species interactions in ecological networks. <text:span text:style-name="T179">Methods in Ecology and Evolution</text:span>, 11, 281–293.</text:p>
        <text:p text:style-name="Bibliography_20_1"><text:soft-page-break/>Pimm, S.L., Lawton, J.H. &amp; Cohen, J.E. (1991). Food web patterns and their consequences. <text:span text:style-name="T179">Nature</text:span>, 350, 669–674.</text:p>
        <text:p text:style-name="Bibliography_20_1">Poisot, T., Bergeron, G., Cazelles, K., Dallas, T., Gravel, D., MacDonald, A., <text:span text:style-name="T179">et al.</text:span> (2021). Global knowledge gaps in species interaction networks data. <text:span text:style-name="T179">J Biogeogr</text:span>, jbi.14127.</text:p>
        <text:p text:style-name="Bibliography_20_1">Poisot, T., Canard, E., Mouillot, D., Mouquet, N. &amp; Gravel, D. (2012). The dissimilarity of species interaction networks. <text:span text:style-name="T179">Ecology Letters</text:span>, 15, 1353–1361.</text:p>
        <text:p text:style-name="Bibliography_20_1">Poisot, T., Mouquet, N. &amp; Gravel, D. (2013). Trophic complementarity drives the biodiversity–ecosystem functioning relationship in food webs. <text:span text:style-name="T179">Ecology Letters</text:span>, 16, 853–861.</text:p>
        <text:p text:style-name="Bibliography_20_1">Poisot, T., Stouffer, D.B. &amp; Gravel, D. (2015). Beyond species: why ecological interaction networks vary through space and time. <text:span text:style-name="T179">Oikos</text:span>, 124, 243–251.</text:p>
        <text:p text:style-name="Bibliography_20_1">Pollock, L.J., Morris, W.K. &amp; Vesk, P.A. (2012). The role of functional traits in species distributions revealed through a hierarchical model. <text:span text:style-name="T179">Ecography</text:span>, 35, 716–725.</text:p>
        <text:p text:style-name="Bibliography_20_1">Pollock, L.J., O’Connor, L.M.J., Mokany, K., Rosauer, D.F., Talluto, M.V. &amp; Thuiller, W. (2020). Protecting Biodiversity (in All Its Complexity): New Models and Methods. <text:span text:style-name="T179">Trends in Ecology &amp; Evolution</text:span>, 35, 1119–1128.</text:p>
        <text:p text:style-name="Bibliography_20_1">Pollock, L.J., Tingley, R., Morris, W.K., Golding, N., O’Hara, R.B., Parris, K.M., <text:span text:style-name="T179">et al.</text:span> (2014). Understanding co-occurrence by modelling species simultaneously with a Joint Species Distribution Model (JSDM). <text:span text:style-name="T179">Methods in Ecology and Evolution</text:span>, 5, 397–406.</text:p>
        <text:p text:style-name="Bibliography_20_1">Pomeranz, J.P.F., Thompson, R.M., Poisot, T. &amp; Harding, J.S. (2019). Inferring predator–prey interactions in food webs. <text:span text:style-name="T179">Methods in Ecology and Evolution</text:span>, 10, 356–367.</text:p>
        <text:p text:style-name="Bibliography_20_1">Pontarp, M., Bunnefeld, L., Cabral, J.S., Etienne, R.S., Fritz, S.A., Gillespie, R., <text:span text:style-name="T179">et al.</text:span> (2019). The Latitudinal Diversity Gradient: Novel Understanding through Mechanistic Eco-evolutionary Models. <text:span text:style-name="T179">Trends in Ecology &amp; Evolution</text:span>, 34, 211–223.</text:p>
        <text:p text:style-name="Bibliography_20_1">Ponti, R. &amp; Sannolo, M. (2023). The importance of including phenology when modelling species ecological niche. <text:span text:style-name="T179">Ecography</text:span>, 2023, e06143.</text:p>
        <text:p text:style-name="Bibliography_20_1">Preston, F.W. (1960). Time and Space and the Variation of Species. <text:span text:style-name="T179">Ecology</text:span>, 41, 612–627.</text:p>
        <text:p text:style-name="Bibliography_20_1">Pringle, R.M. &amp; Hutchinson, M.C. (2020). Resolving Food-Web Structure. <text:span text:style-name="T179">Annual Review of Ecology, Evolution and Systematics</text:span>, 51, 55–80.</text:p>
        <text:p text:style-name="Bibliography_20_1">Pulliam, H. r. (2000). On the relationship between niche and distribution. <text:span text:style-name="T179">Ecology Letters</text:span>, 3, 349–361.</text:p>
        <text:p text:style-name="Bibliography_20_1">Reich, P.B., Wright, I.J., Cavender‐Bares, J., Craine, J.M., Oleksyn, J., Westoby, M., <text:span text:style-name="T179">et al.</text:span> (2003). The Evolution of Plant Functional Variation: Traits, Spectra, and Strategies. <text:span text:style-name="T179">International Journal of Plant Sciences</text:span>, 164, S143–S164.</text:p>
        <text:p text:style-name="Bibliography_20_1">Reudink, M.W., Marra, P.P., Kyser, T.K., Boag, P.T., Langin, K.M. &amp; Ratcliffe, L.M. (2009). Non-breeding season events influence sexual selection in a long-distance migratory bird. <text:span text:style-name="T179">Proceedings of the Royal Society B: Biological Sciences</text:span>, 276, 1619–1626.</text:p>
        <text:p text:style-name="Bibliography_20_1">Rooney, N., McCann, K.S. &amp; Moore, J.C. (2008). A landscape theory for food web architecture. <text:span text:style-name="T179">Ecology Letters</text:span>, 11, 867–881.</text:p>
        <text:p text:style-name="Bibliography_20_1">Rosenberg, K.V., Dokter, A.M., Blancher, P.J., Sauer, J.R., Smith, A.C., Smith, P.A., <text:span text:style-name="T179">et al.</text:span> (2019). Decline of the North American avifauna. <text:span text:style-name="T179">Science</text:span>, 366, 120–124.</text:p>
        <text:p text:style-name="Bibliography_20_1">Rossberg, A.G., Brännström, Å. &amp; Dieckmann, U. (2010). How trophic interaction strength depends on traits. <text:span text:style-name="T179">Theor Ecol</text:span>, 3, 13–24.</text:p>
        <text:p text:style-name="Bibliography_20_1">Runge, C.A., Watson, J.E.M., Butchart, S.H.M., Hanson, J.O., Possingham, H.P. &amp; Fuller, R.A. (2015). Protected areas and global conservation of migratory birds. <text:span text:style-name="T179">Science</text:span>, 350, 1255–1258.</text:p>
        <text:p text:style-name="Bibliography_20_1">Saravia, L.A., Marina, T.I., Kristensen, N.P., De Troch, M. &amp; Momo, F.R. (2022). Ecological network assembly: How the regional metaweb influences local food webs. <text:span text:style-name="T179">Journal of Animal Ecology</text:span>, 1365-2656.13652.</text:p>
        <text:p text:style-name="Bibliography_20_1"><text:soft-page-break/>Shipley, B.R., Bach, R., Do, Y., Strathearn, H., McGuire, J.L. &amp; Dilkina, B. (2022). megaSDM: integrating dispersal and time-step analyses into species distribution models. <text:span text:style-name="T179">Ecography</text:span>, 2022.</text:p>
        <text:p text:style-name="Bibliography_20_1">Soberón, J. (2007). Grinnellian and Eltonian niches and geographic distributions of species. <text:span text:style-name="T179">Ecology Letters</text:span>, 10, 1115–1123.</text:p>
        <text:p text:style-name="Bibliography_20_1">Somveille, M., Manica, A. &amp; Rodrigues, A.S.L. (2019). Where the wild birds go: explaining the differences in migratory destinations across terrestrial bird species. <text:span text:style-name="T179">Ecography</text:span>, 42, 225–236.</text:p>
        <text:p text:style-name="Bibliography_20_1">Somveille, M., Rodrigues, A.S.L. &amp; Manica, A. (2015). Why do birds migrate? A macroecological perspective. <text:span text:style-name="T179">Global Ecology and Biogeography</text:span>, 24, 664–674.</text:p>
        <text:p text:style-name="Bibliography_20_1">Staniczenko, P.P.A., Sivasubramaniam, P., Suttle, K.B. &amp; Pearson, R.G. (2017). Linking macroecology and community ecology: refining predictions of species distributions using biotic interaction networks. <text:span text:style-name="T179">Ecology Letters</text:span>, 20, 693–707.</text:p>
        <text:p text:style-name="Bibliography_20_1">Stouffer, D.B., Sales-Pardo, M., Sirer, M.I. &amp; Bascompte, J. (2012). Evolutionary Conservation of Species’ Roles in Food Webs. <text:span text:style-name="T179">Science</text:span>, 335, 1489–1492.</text:p>
        <text:p text:style-name="Bibliography_20_1">Strydom, T., Catchen, M.D., Banville, F., Caron, D., Dansereau, G., Desjardins-Proulx, P., <text:span text:style-name="T179">et al.</text:span> (2021). A roadmap towards predicting species interaction networks (across space and time). <text:span text:style-name="T179">Philos Trans R Soc Lond B Biol Sci</text:span>, 376, 20210063.</text:p>
        <text:p text:style-name="Bibliography_20_1">Studds, C.E., Kendall, B.E., Murray, N.J., Wilson, H.B., Rogers, D.I., Clemens, R.S., <text:span text:style-name="T179">et al.</text:span> (2017). Rapid population decline in migratory shorebirds relying on Yellow Sea tidal mudflats as stopover sites. <text:span text:style-name="T179">Nat Commun</text:span>, 8, 14895.</text:p>
        <text:p text:style-name="Bibliography_20_1">Thompson, R.M., Brose, U., Dunne, J.A., Hall, R.O., Hladyz, S., Kitching, R.L., <text:span text:style-name="T179">et al.</text:span> (2012). Food webs: reconciling the structure and function of biodiversity. <text:span text:style-name="T179">Trends in Ecology &amp; Evolution</text:span>, 27, 689–697.</text:p>
        <text:p text:style-name="Bibliography_20_1">Thompson, R.M. &amp; Townsend, C.R. (2005). Energy Availability, Spatial Heterogeneity and Ecosystem Size Predict Food-Web Structure in Streams. <text:span text:style-name="T179">Oikos</text:span>, 108, 137–148.</text:p>
        <text:p text:style-name="Bibliography_20_1">Thuiller, W., Münkemüller, T., Lavergne, S., Mouillot, D., Mouquet, N., Schiffers, K., <text:span text:style-name="T179">et al.</text:span> (2013). A road map for integrating eco-evolutionary processes into biodiversity models. <text:span text:style-name="T179">Ecology Letters</text:span>, 16, 94–105.</text:p>
        <text:p text:style-name="Bibliography_20_1">Thurman, L.L., Barner, A.K., Garcia, T.S. &amp; Chestnut, T. (2019). Testing the link between species interactions and species co-occurrence in a trophic network. <text:span text:style-name="T179">Ecography</text:span>, 42, 1658–1670.</text:p>
        <text:p text:style-name="Bibliography_20_1">Tingley, M.W., Monahan, W.B., Beissinger, S.R. &amp; Moritz, C. (2009). Birds track their Grinnellian niche through a century of climate change. <text:span text:style-name="T179">Proceedings of the National Academy of Sciences</text:span>, 106, 19637–19643.</text:p>
        <text:p text:style-name="Bibliography_20_1">Tylianakis, J.M. &amp; Morris, R.J. (2017). Ecological Networks Across Environmental Gradients. <text:span text:style-name="T179">Annu. Rev. Ecol. Evol. Syst.</text:span>, 48, 25–48.</text:p>
        <text:p text:style-name="Bibliography_20_1">Urban, M.C., Bocedi, G., Hendry, A.P., Mihoub, J.-B., Peer, G., Singer, A., <text:span text:style-name="T179">et al.</text:span> (2016). Improving the forecast for biodiversity under climate change. <text:span text:style-name="T179">Science</text:span>, 353, aad8466–aad8466.</text:p>
        <text:p text:style-name="Bibliography_20_1">Vandewalle, M., de Bello, F., Berg, M.P., Bolger, T., Dolédec, S., Dubs, F., <text:span text:style-name="T179">et al.</text:span> (2010). Functional traits as indicators of biodiversity response to land use changes across ecosystems and organisms. <text:span text:style-name="T179">Biodivers Conserv</text:span>, 19, 2921–2947.</text:p>
        <text:p text:style-name="Bibliography_20_1">Vellend, M. (2010). Conceptual Synthesis in Community Ecology. <text:span text:style-name="T179">The Quarterly Review of Biology</text:span>, 85, 183–206.</text:p>
        <text:p text:style-name="Bibliography_20_1">Vesk, P.A., Morris, W.K., Neal, W.C., Mokany, K. &amp; Pollock, L.J. (2021). Transferability of trait-based species distribution models. <text:span text:style-name="T179">Ecography</text:span>, 44, 134–147.</text:p>
        <text:p text:style-name="Bibliography_20_1">Violle, C., Navas, M.-L., Vile, D., Kazakou, E., Fortunel, C., Hummel, I., <text:span text:style-name="T179">et al.</text:span> (2007). Let the concept of trait be functional! <text:span text:style-name="T179">Oikos</text:span>, 116, 882–892.</text:p>
        <text:p text:style-name="Bibliography_20_1"><text:soft-page-break/>Volterra, V. (1928). Variations and Fluctuations of the Number of Individuals in Animal Species living together. <text:span text:style-name="T179">ICES Journal of Marine Science</text:span>, 3, 3–51.</text:p>
        <text:p text:style-name="Bibliography_20_1">Wallace, A.R. (2011). <text:span text:style-name="T179">The Geographical Distribution of Animals: With a Study of the Relations of Living and Extinct Faunas as Elucidating the Past Changes of the Earth’s Surface</text:span>. 1st edn. Cambridge University Press.</text:p>
        <text:p text:style-name="Bibliography_20_1">Watanabe, Y.Y. (2016). Flight mode affects allometry of migration range in birds. <text:span text:style-name="T179">Ecology Letters</text:span>, 19, 907–914.</text:p>
        <text:p text:style-name="Bibliography_20_1">Whittaker, R.J., Willis, K.J. &amp; Field, R. (2001). Scale and species richness: towards a general, hierarchical theory of species diversity. <text:span text:style-name="T179">Journal of Biogeography</text:span>, 28, 453–470.</text:p>
        <text:p text:style-name="Bibliography_20_1">Wiens, J.J. (2011). The niche, biogeography and species interactions. <text:span text:style-name="T179">Philosophical Transactions of the Royal Society B: Biological Sciences</text:span>, 366, 2336–2350.</text:p>
        <text:p text:style-name="Bibliography_20_1">Wilcove, D.S. &amp; Wikelski, M. (2008). Going, Going, Gone: Is Animal Migration Disappearing. <text:span text:style-name="T179">PLOS Biology</text:span>, 6, e188.</text:p>
        <text:p text:style-name="Bibliography_20_1">Williams, R.J. &amp; Purves, D.W. (2011). The probabilistic niche model reveals substantial variation in the niche structure of empirical food webs. <text:span text:style-name="T179">Ecology</text:span>, 92, 1849–1857.</text:p>
        <text:p text:style-name="Bibliography_20_1">Windsor, F.M., van den Hoogen, J., Crowther, T.W. &amp; Evans, D.M. (2023). Using ecological networks to answer questions in global biogeography and ecology. <text:span text:style-name="T179">Journal of Biogeography</text:span>, 50, 57–69.</text:p>
        <text:p text:style-name="Bibliography_20_1">Winger, B.M., Auteri, G.G., Pegan, T.M. &amp; Weeks, B.C. (2019). A long winter for the Red Queen: rethinking the evolution of seasonal migration. <text:span text:style-name="T179">Biological Reviews</text:span>, 94, 737–752.</text:p>
        <text:p text:style-name="Bibliography_20_1">Wisz, M.S., Pottier, J., Kissling, W.D., Pellissier, L., Lenoir, J., Damgaard, C.F., <text:span text:style-name="T179">et al.</text:span> (2013). The role of biotic interactions in shaping distributions and realised assemblages of species: implications for species distribution modelling. <text:span text:style-name="T179">Biological Reviews</text:span>, 88, 15–30.</text:p>
        <text:p text:style-name="Bibliography_20_1">Xu, Y., Si, Y., Takekawa, J., Liu, Q., Prins, H.H.T., Yin, S., <text:span text:style-name="T179">et al.</text:span> (2020). A network approach to prioritize conservation efforts for migratory birds. <text:span text:style-name="T179">Conservation Biology</text:span>, 34, 416–426.</text:p>
        <text:p text:style-name="Bibliography_20_1">Zakharova, L., Meyer, K.M. &amp; Seifan, M. (2019). Trait-based modelling in ecology: A review of two decades of research. <text:span text:style-name="T179">Ecological Modelling</text:span>, 407, 108703.</text:p>
        <text:p text:style-name="Bibliography_20_1">Zhang, W., Wei, J. &amp; Xu, Y. (2023). Prioritizing global conservation of migratory birds over their migration network. <text:span text:style-name="T179">One Earth</text:span>, 6, 1340–1349.</text:p>
        <text:p text:style-name="Bibliography_20_1">Zurell, D., Gallien, L., Graham, C.H. &amp; Zimmermann, N.E. (2018). Do long-distance migratory birds track their niche through seasons? <text:span text:style-name="T179">Journal of Biogeography</text:span>, 45, 1459–1468.</text:p>
        <text:p text:style-name="Bibliography_20_1">Zurell, D., Jeltsch, F., Dormann, C.F. &amp; Schröder, B. (2009). Static species distribution models in dynamically changing systems: how good can predictions really be? <text:span text:style-name="T179">Ecography</text:span>, 32, 733–744.</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line-height="150%"/>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line-height="150%"/>
      <style:text-properties fo:font-size="12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4:20.805569642</meta:creation-date>
    <meta:generator>LibreOffice/24.2.3.2$Linux_X86_64 LibreOffice_project/420$Build-2</meta:generator>
    <dc:date>2024-05-27T12:27:03.995051276</dc:date>
    <dc:creator>Dominique Caron</dc:creator>
    <meta:editing-duration>P1DT21M39S</meta:editing-duration>
    <meta:editing-cycles>92</meta:editing-cycles>
    <meta:document-statistic meta:table-count="0" meta:image-count="0" meta:object-count="0" meta:page-count="22" meta:paragraph-count="176" meta:word-count="7845" meta:character-count="53215" meta:non-whitespace-character-count="45655"/>
    <meta:user-defined meta:name="ZOTERO_PREF_1">&lt;data data-version="3" zotero-version="6.0.35"&gt;&lt;session id="jv96P4Je"/&gt;&lt;style id="http://www.zotero.org/styles/ecology-letters" hasBibliography="1" bibliographyStyleHasBeenSet="1"/&gt;&lt;prefs&gt;&lt;pref name="fieldType" value="ReferenceMark"/&gt;&lt;/prefs&gt;&lt;/data&gt;</meta:user-defined>
  </office:meta>
</office:document-meta>
</file>